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roman"/>
    <style:font-face style:name="FreeSans" svg:font-family="FreeSans" style:font-family-generic="roman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Baskerville Old Face" svg:font-family="Baskerville Old Face" style:font-family-generic="roman" style:font-pitch="variable" svg:panose-1="2 2 6 2 8 5 5 2 3 3"/>
    <style:font-face style:name="Calibri" svg:font-family="Calibri" style:font-family-generic="swiss" style:font-pitch="variable" svg:panose-1="2 15 5 2 2 2 4 3 2 4"/>
    <style:font-face style:name="Open Baskerville 0.0.75" svg:font-family="Open Baskerville 0.0.75" style:font-family-generic="system" style:font-pitch="variable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Heading2" style:master-page-name="MP0" style:family="paragraph">
      <style:paragraph-properties fo:break-before="page"/>
      <style:text-properties style:font-name="Open Baskerville 0.0.75"/>
    </style:style>
    <style:style style:name="P2" style:parent-style-name="Standard" style:family="paragraph">
      <style:text-properties style:font-name="Open Baskerville 0.0.75"/>
    </style:style>
    <style:style style:name="P3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4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5" style:parent-style-name="Standard" style:family="paragraph">
      <style:text-properties style:font-name="Open Baskerville 0.0.75"/>
    </style:style>
    <style:style style:name="P6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7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8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9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0" style:parent-style-name="Standard" style:family="paragraph">
      <style:text-properties style:font-name="Open Baskerville 0.0.75"/>
    </style:style>
    <style:style style:name="P11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2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3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4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5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6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7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8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19" style:parent-style-name="Standard" style:family="paragraph">
      <style:text-properties style:font-name="Open Baskerville 0.0.75"/>
    </style:style>
    <style:style style:name="P20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1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2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3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4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5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6" style:parent-style-name="Standard" style:family="paragraph">
      <style:text-properties style:font-name="Open Baskerville 0.0.75"/>
    </style:style>
    <style:style style:name="P27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8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29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0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1" style:parent-style-name="Standard" style:family="paragraph">
      <style:text-properties style:font-name="Open Baskerville 0.0.75"/>
    </style:style>
    <style:style style:name="P32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3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4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5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6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7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8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39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40" style:parent-style-name="Standard" style:family="paragraph">
      <style:text-properties style:font-name="Open Baskerville 0.0.75"/>
    </style:style>
    <style:style style:name="P41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42" style:parent-style-name="Standard" style:family="paragraph">
      <style:paragraph-properties fo:margin-left="0.25in">
        <style:tab-stops/>
      </style:paragraph-properties>
      <style:text-properties style:font-name="Open Baskerville 0.0.75"/>
    </style:style>
    <style:style style:name="P43" style:parent-style-name="Standard" style:family="paragraph">
      <style:text-properties style:font-name="Open Baskerville 0.0.75"/>
    </style:style>
    <style:style style:name="P44" style:parent-style-name="Standard" style:family="paragraph">
      <style:text-properties style:font-name="Open Baskerville 0.0.75"/>
    </style:style>
    <style:style style:name="P45" style:parent-style-name="Standard" style:family="paragraph">
      <style:text-properties style:font-name="Open Baskerville 0.0.75"/>
    </style:style>
    <style:style style:name="P46" style:parent-style-name="Standard" style:family="paragraph">
      <style:text-properties style:font-name="Open Baskerville 0.0.75"/>
    </style:style>
    <style:style style:name="P47" style:parent-style-name="Standard" style:family="paragraph">
      <style:text-properties style:font-name="Open Baskerville 0.0.75"/>
    </style:style>
    <style:style style:name="P48" style:parent-style-name="Heading2" style:family="paragraph">
      <style:paragraph-properties fo:break-before="page"/>
      <style:text-properties style:font-name="Open Baskerville 0.0.75"/>
    </style:style>
    <style:style style:name="TableColumn50" style:family="table-column">
      <style:table-column-properties style:column-width="0.9555in" style:use-optimal-column-width="false"/>
    </style:style>
    <style:style style:name="TableColumn51" style:family="table-column">
      <style:table-column-properties style:column-width="0.9562in" style:use-optimal-column-width="false"/>
    </style:style>
    <style:style style:name="TableColumn52" style:family="table-column">
      <style:table-column-properties style:column-width="0.9562in" style:use-optimal-column-width="false"/>
    </style:style>
    <style:style style:name="TableColumn53" style:family="table-column">
      <style:table-column-properties style:column-width="0.9562in" style:use-optimal-column-width="false"/>
    </style:style>
    <style:style style:name="TableColumn54" style:family="table-column">
      <style:table-column-properties style:column-width="0.9562in" style:use-optimal-column-width="false"/>
    </style:style>
    <style:style style:name="TableColumn55" style:family="table-column">
      <style:table-column-properties style:column-width="0.9562in" style:use-optimal-column-width="false"/>
    </style:style>
    <style:style style:name="TableColumn56" style:family="table-column">
      <style:table-column-properties style:column-width="0.9562in" style:use-optimal-column-width="false"/>
    </style:style>
    <style:style style:name="Table49" style:family="table">
      <style:table-properties style:width="6.693in" fo:margin-left="0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Open Baskerville 0.0.75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Open Baskerville 0.0.75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Open Baskerville 0.0.75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Open Baskerville 0.0.75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Open Baskerville 0.0.75"/>
    </style:style>
    <style:style style:name="TableCell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Open Baskerville 0.0.75"/>
    </style:style>
    <style:style style:name="TableCell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Open Baskerville 0.0.75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Open Baskerville 0.0.75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Open Baskerville 0.0.75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Open Baskerville 0.0.75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Open Baskerville 0.0.75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Open Baskerville 0.0.75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Open Baskerville 0.0.75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Open Baskerville 0.0.75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Open Baskerville 0.0.75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Open Baskerville 0.0.75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Open Baskerville 0.0.75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Open Baskerville 0.0.75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Open Baskerville 0.0.75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Open Baskerville 0.0.75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Open Baskerville 0.0.75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Open Baskerville 0.0.75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Open Baskerville 0.0.75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Open Baskerville 0.0.75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Open Baskerville 0.0.75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Open Baskerville 0.0.75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Open Baskerville 0.0.75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Open Baskerville 0.0.75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Open Baskerville 0.0.75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Open Baskerville 0.0.75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Open Baskerville 0.0.75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Open Baskerville 0.0.75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Open Baskerville 0.0.75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Open Baskerville 0.0.75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Open Baskerville 0.0.75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Open Baskerville 0.0.75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Open Baskerville 0.0.75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Open Baskerville 0.0.75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Open Baskerville 0.0.75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Open Baskerville 0.0.75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Open Baskerville 0.0.75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Open Baskerville 0.0.75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Open Baskerville 0.0.75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Open Baskerville 0.0.75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Open Baskerville 0.0.75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Open Baskerville 0.0.75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Open Baskerville 0.0.75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Open Baskerville 0.0.75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Open Baskerville 0.0.75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Open Baskerville 0.0.75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Open Baskerville 0.0.75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Open Baskerville 0.0.75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Open Baskerville 0.0.75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Open Baskerville 0.0.75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Open Baskerville 0.0.75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Open Baskerville 0.0.75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Open Baskerville 0.0.75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Open Baskerville 0.0.75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Open Baskerville 0.0.75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Open Baskerville 0.0.75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Open Baskerville 0.0.75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Open Baskerville 0.0.75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Open Baskerville 0.0.75"/>
    </style:style>
    <style:style style:name="P192" style:parent-style-name="Standard" style:family="paragraph">
      <style:text-properties style:font-name="Open Baskerville 0.0.75"/>
    </style:style>
    <style:style style:name="P193" style:parent-style-name="Textbody" style:family="paragraph">
      <style:text-properties style:font-name="Open Baskerville 0.0.75" fo:font-weight="bold" style:font-weight-asian="bold" fo:font-size="14pt" style:font-size-asian="14pt"/>
    </style:style>
    <style:style style:name="TableColumn195" style:family="table-column">
      <style:table-column-properties style:column-width="2.2284in"/>
    </style:style>
    <style:style style:name="TableColumn196" style:family="table-column">
      <style:table-column-properties style:column-width="2.2284in"/>
    </style:style>
    <style:style style:name="TableColumn197" style:family="table-column">
      <style:table-column-properties style:column-width="2.2291in"/>
    </style:style>
    <style:style style:name="Table194" style:family="table">
      <style:table-properties style:width="6.6861in" fo:margin-left="0in" table:align="left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text-properties style:font-name="Open Baskerville 0.0.75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text-properties style:font-name="Open Baskerville 0.0.75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text-properties style:font-name="Open Baskerville 0.0.75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text-properties style:font-name="Open Baskerville 0.0.75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text-properties style:font-name="Open Baskerville 0.0.75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text-properties style:font-name="Open Baskerville 0.0.75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text-properties style:font-name="Open Baskerville 0.0.75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text-properties style:font-name="Open Baskerville 0.0.75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text-properties style:font-name="Open Baskerville 0.0.75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text-properties style:font-name="Open Baskerville 0.0.75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text-properties style:font-name="Open Baskerville 0.0.75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text-properties style:font-name="Open Baskerville 0.0.75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text-properties style:font-name="Open Baskerville 0.0.75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text-properties style:font-name="Open Baskerville 0.0.75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text-properties style:font-name="Open Baskerville 0.0.75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text-properties style:font-name="Open Baskerville 0.0.75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text-properties style:font-name="Open Baskerville 0.0.75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text-properties style:font-name="Open Baskerville 0.0.75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text-properties style:font-name="Open Baskerville 0.0.75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text-properties style:font-name="Open Baskerville 0.0.75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text-properties style:font-name="Open Baskerville 0.0.75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text-properties style:font-name="Open Baskerville 0.0.75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text-properties style:font-name="Open Baskerville 0.0.75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text-properties style:font-name="Open Baskerville 0.0.75"/>
    </style:style>
    <style:style style:name="P254" style:parent-style-name="Standard" style:family="paragraph">
      <style:text-properties style:font-name="Open Baskerville 0.0.75"/>
    </style:style>
    <style:style style:name="P255" style:parent-style-name="Standard" style:family="paragraph">
      <style:text-properties style:font-name="Open Baskerville 0.0.75"/>
    </style:style>
    <style:style style:name="P256" style:parent-style-name="Heading2" style:family="paragraph">
      <style:paragraph-properties fo:break-before="page"/>
      <style:text-properties style:font-name="Open Baskerville 0.0.75"/>
    </style:style>
    <style:style style:name="P257" style:parent-style-name="Textbody" style:family="paragraph">
      <style:text-properties style:font-name="Open Baskerville 0.0.75"/>
    </style:style>
    <style:style style:name="TableColumn259" style:family="table-column">
      <style:table-column-properties style:column-width="0.9555in" style:use-optimal-column-width="false"/>
    </style:style>
    <style:style style:name="TableColumn260" style:family="table-column">
      <style:table-column-properties style:column-width="0.9562in" style:use-optimal-column-width="false"/>
    </style:style>
    <style:style style:name="TableColumn261" style:family="table-column">
      <style:table-column-properties style:column-width="0.9562in" style:use-optimal-column-width="false"/>
    </style:style>
    <style:style style:name="TableColumn262" style:family="table-column">
      <style:table-column-properties style:column-width="0.9562in" style:use-optimal-column-width="false"/>
    </style:style>
    <style:style style:name="TableColumn263" style:family="table-column">
      <style:table-column-properties style:column-width="0.9562in" style:use-optimal-column-width="false"/>
    </style:style>
    <style:style style:name="TableColumn264" style:family="table-column">
      <style:table-column-properties style:column-width="0.9562in" style:use-optimal-column-width="false"/>
    </style:style>
    <style:style style:name="TableColumn265" style:family="table-column">
      <style:table-column-properties style:column-width="0.9562in" style:use-optimal-column-width="false"/>
    </style:style>
    <style:style style:name="Table258" style:family="table">
      <style:table-properties style:width="6.693in" fo:margin-left="0in" table:align="lef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="Open Baskerville 0.0.75"/>
    </style:style>
    <style:style style:name="TableCell2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Open Baskerville 0.0.75"/>
    </style:style>
    <style:style style:name="TableCell2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Open Baskerville 0.0.75"/>
    </style:style>
    <style:style style:name="TableCell2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Open Baskerville 0.0.75"/>
    </style:style>
    <style:style style:name="TableCell2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Open Baskerville 0.0.75"/>
    </style:style>
    <style:style style:name="TableCell2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Open Baskerville 0.0.75"/>
    </style:style>
    <style:style style:name="TableCell2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Open Baskerville 0.0.75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Open Baskerville 0.0.75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Open Baskerville 0.0.75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Open Baskerville 0.0.75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Open Baskerville 0.0.75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Open Baskerville 0.0.75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Open Baskerville 0.0.75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Open Baskerville 0.0.75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Open Baskerville 0.0.75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0" style:parent-style-name="Standaardalinea-lettertype" style:family="text">
      <style:text-properties style:font-name="Open Baskerville 0.0.75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Open Baskerville 0.0.75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Open Baskerville 0.0.75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Open Baskerville 0.0.75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Open Baskerville 0.0.75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10" style:parent-style-name="Standaardalinea-lettertype" style:family="text">
      <style:text-properties style:font-name="Open Baskerville 0.0.75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Open Baskerville 0.0.75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5" style:parent-style-name="Standaardalinea-lettertype" style:family="text">
      <style:text-properties style:font-name="Open Baskerville 0.0.75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Open Baskerville 0.0.75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Open Baskerville 0.0.75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Open Baskerville 0.0.75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Open Baskerville 0.0.75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25" style:parent-style-name="Standaardalinea-lettertype" style:family="text">
      <style:text-properties style:font-name="Open Baskerville 0.0.75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Open Baskerville 0.0.75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30" style:parent-style-name="Standaardalinea-lettertype" style:family="text">
      <style:text-properties style:font-name="Open Baskerville 0.0.75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Open Baskerville 0.0.75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Open Baskerville 0.0.75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Open Baskerville 0.0.75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Open Baskerville 0.0.75"/>
    </style:style>
    <style:style style:name="TableCell3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0" style:parent-style-name="Standaardalinea-lettertype" style:family="text">
      <style:text-properties style:font-name="Open Baskerville 0.0.75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Open Baskerville 0.0.75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Open Baskerville 0.0.75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Open Baskerville 0.0.75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Open Baskerville 0.0.75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Open Baskerville 0.0.75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="Open Baskerville 0.0.75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55" style:parent-style-name="Standaardalinea-lettertype" style:family="text">
      <style:text-properties style:font-name="Open Baskerville 0.0.75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Open Baskerville 0.0.75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Open Baskerville 0.0.75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Open Baskerville 0.0.75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Open Baskerville 0.0.75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Open Baskerville 0.0.75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Open Baskerville 0.0.75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Open Baskerville 0.0.75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Open Baskerville 0.0.75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Open Baskerville 0.0.75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Open Baskerville 0.0.75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Open Baskerville 0.0.75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Open Baskerville 0.0.75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Open Baskerville 0.0.75"/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style:font-name="Open Baskerville 0.0.75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Open Baskerville 0.0.75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Open Baskerville 0.0.75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Open Baskerville 0.0.75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Open Baskerville 0.0.75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Open Baskerville 0.0.75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Open Baskerville 0.0.75"/>
    </style:style>
    <style:style style:name="TableCell3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Open Baskerville 0.0.75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Open Baskerville 0.0.75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Open Baskerville 0.0.75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Open Baskerville 0.0.75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Open Baskerville 0.0.75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Open Baskerville 0.0.75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Open Baskerville 0.0.75"/>
    </style:style>
    <style:style style:name="TableCell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Open Baskerville 0.0.75"/>
    </style:style>
    <style:style style:name="P416" style:parent-style-name="Standard" style:family="paragraph">
      <style:text-properties style:font-name="Open Baskerville 0.0.75"/>
    </style:style>
    <style:style style:name="P417" style:parent-style-name="Textbody" style:family="paragraph">
      <style:text-properties style:font-name="Open Baskerville 0.0.75"/>
    </style:style>
    <style:style style:name="TableColumn419" style:family="table-column">
      <style:table-column-properties style:column-width="0.9555in" style:use-optimal-column-width="false"/>
    </style:style>
    <style:style style:name="TableColumn420" style:family="table-column">
      <style:table-column-properties style:column-width="0.9562in" style:use-optimal-column-width="false"/>
    </style:style>
    <style:style style:name="TableColumn421" style:family="table-column">
      <style:table-column-properties style:column-width="0.9562in" style:use-optimal-column-width="false"/>
    </style:style>
    <style:style style:name="TableColumn422" style:family="table-column">
      <style:table-column-properties style:column-width="0.9562in" style:use-optimal-column-width="false"/>
    </style:style>
    <style:style style:name="TableColumn423" style:family="table-column">
      <style:table-column-properties style:column-width="0.9562in" style:use-optimal-column-width="false"/>
    </style:style>
    <style:style style:name="TableColumn424" style:family="table-column">
      <style:table-column-properties style:column-width="0.9562in" style:use-optimal-column-width="false"/>
    </style:style>
    <style:style style:name="TableColumn425" style:family="table-column">
      <style:table-column-properties style:column-width="0.9562in" style:use-optimal-column-width="false"/>
    </style:style>
    <style:style style:name="Table418" style:family="table">
      <style:table-properties style:width="6.693in" fo:margin-left="0in" table:align="lef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Open Baskerville 0.0.75"/>
    </style:style>
    <style:style style:name="TableCell4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Open Baskerville 0.0.75"/>
    </style:style>
    <style:style style:name="TableCell4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style:font-name="Open Baskerville 0.0.75"/>
    </style:style>
    <style:style style:name="TableCell4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="Open Baskerville 0.0.75"/>
    </style:style>
    <style:style style:name="TableCell4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Open Baskerville 0.0.75"/>
    </style:style>
    <style:style style:name="TableCell4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Open Baskerville 0.0.75"/>
    </style:style>
    <style:style style:name="TableCell4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style:font-name="Open Baskerville 0.0.75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Open Baskerville 0.0.75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style:font-name="Open Baskerville 0.0.75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style:font-name="Open Baskerville 0.0.75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Open Baskerville 0.0.75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Open Baskerville 0.0.75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="Open Baskerville 0.0.75"/>
    </style:style>
    <style:style style:name="TableCell4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style:font-name="Open Baskerville 0.0.75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Open Baskerville 0.0.75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style:font-name="Open Baskerville 0.0.75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text-properties style:font-name="Open Baskerville 0.0.75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style:font-name="Open Baskerville 0.0.75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Open Baskerville 0.0.75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Open Baskerville 0.0.75"/>
    </style:style>
    <style:style style:name="TableCell4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style:font-name="Open Baskerville 0.0.75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Open Baskerville 0.0.75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Open Baskerville 0.0.75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Open Baskerville 0.0.75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Open Baskerville 0.0.75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Open Baskerville 0.0.75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style:font-name="Open Baskerville 0.0.75"/>
    </style:style>
    <style:style style:name="TableCell4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Open Baskerville 0.0.75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style:font-name="Open Baskerville 0.0.75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Open Baskerville 0.0.75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="Open Baskerville 0.0.75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style:font-name="Open Baskerville 0.0.75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style:font-name="Open Baskerville 0.0.75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Open Baskerville 0.0.75"/>
    </style:style>
    <style:style style:name="TableCell4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Open Baskerville 0.0.75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style:font-name="Open Baskerville 0.0.75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style:font-name="Open Baskerville 0.0.75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style:font-name="Open Baskerville 0.0.75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text-properties style:font-name="Open Baskerville 0.0.75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text-properties style:font-name="Open Baskerville 0.0.75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style:font-name="Open Baskerville 0.0.75"/>
    </style:style>
    <style:style style:name="TableCell5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="Open Baskerville 0.0.75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Open Baskerville 0.0.75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Open Baskerville 0.0.75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Open Baskerville 0.0.75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Open Baskerville 0.0.75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Open Baskerville 0.0.75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="Open Baskerville 0.0.75"/>
    </style:style>
    <style:style style:name="TableCell5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style:font-name="Open Baskerville 0.0.75"/>
    </style:style>
    <style:style style:name="P531" style:parent-style-name="Standard" style:family="paragraph">
      <style:text-properties style:font-name="Open Baskerville 0.0.75"/>
    </style:style>
    <style:style style:name="P532" style:parent-style-name="Textbody" style:family="paragraph">
      <style:text-properties style:font-name="Open Baskerville 0.0.75"/>
    </style:style>
    <style:style style:name="TableColumn534" style:family="table-column">
      <style:table-column-properties style:column-width="0.9555in" style:use-optimal-column-width="false"/>
    </style:style>
    <style:style style:name="TableColumn535" style:family="table-column">
      <style:table-column-properties style:column-width="0.9562in" style:use-optimal-column-width="false"/>
    </style:style>
    <style:style style:name="TableColumn536" style:family="table-column">
      <style:table-column-properties style:column-width="0.9562in" style:use-optimal-column-width="false"/>
    </style:style>
    <style:style style:name="TableColumn537" style:family="table-column">
      <style:table-column-properties style:column-width="0.9562in" style:use-optimal-column-width="false"/>
    </style:style>
    <style:style style:name="TableColumn538" style:family="table-column">
      <style:table-column-properties style:column-width="0.9562in" style:use-optimal-column-width="false"/>
    </style:style>
    <style:style style:name="TableColumn539" style:family="table-column">
      <style:table-column-properties style:column-width="0.9562in" style:use-optimal-column-width="false"/>
    </style:style>
    <style:style style:name="TableColumn540" style:family="table-column">
      <style:table-column-properties style:column-width="0.9562in" style:use-optimal-column-width="false"/>
    </style:style>
    <style:style style:name="Table533" style:family="table">
      <style:table-properties style:width="6.693in" fo:margin-left="0in" table:align="lef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Open Baskerville 0.0.75"/>
    </style:style>
    <style:style style:name="TableCell5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style:font-name="Open Baskerville 0.0.75"/>
    </style:style>
    <style:style style:name="TableCell5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text-properties style:font-name="Open Baskerville 0.0.75"/>
    </style:style>
    <style:style style:name="TableCell5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style:font-name="Open Baskerville 0.0.75"/>
    </style:style>
    <style:style style:name="TableCell5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Open Baskerville 0.0.75"/>
    </style:style>
    <style:style style:name="TableCell5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style:font-name="Open Baskerville 0.0.75"/>
    </style:style>
    <style:style style:name="TableCell5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style:font-name="Open Baskerville 0.0.75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Open Baskerville 0.0.75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0" style:parent-style-name="TableContents" style:family="paragraph">
      <style:text-properties style:font-name="Open Baskerville 0.0.75"/>
    </style:style>
    <style:style style:name="TableCell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text-properties style:font-name="Open Baskerville 0.0.75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text-properties style:font-name="Open Baskerville 0.0.75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Open Baskerville 0.0.75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Open Baskerville 0.0.75"/>
    </style:style>
    <style:style style:name="TableCell5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Open Baskerville 0.0.75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Open Baskerville 0.0.75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style:font-name="Open Baskerville 0.0.75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text-properties style:font-name="Open Baskerville 0.0.75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Open Baskerville 0.0.75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Open Baskerville 0.0.75"/>
    </style:style>
    <style:style style:name="TableCell5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3" style:parent-style-name="TableContents" style:family="paragraph">
      <style:text-properties style:font-name="Open Baskerville 0.0.75"/>
    </style:style>
    <style:style style:name="TableCell5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5" style:parent-style-name="TableContents" style:family="paragraph">
      <style:text-properties style:font-name="Open Baskerville 0.0.75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Open Baskerville 0.0.75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style:font-name="Open Baskerville 0.0.75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Open Baskerville 0.0.75"/>
    </style:style>
    <style:style style:name="TableCell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style:font-name="Open Baskerville 0.0.75"/>
    </style:style>
    <style:style style:name="TableCell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style:font-name="Open Baskerville 0.0.75"/>
    </style:style>
    <style:style style:name="TableCell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style:font-name="Open Baskerville 0.0.75"/>
    </style:style>
    <style:style style:name="TableCell5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Open Baskerville 0.0.75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style:font-name="Open Baskerville 0.0.75"/>
    </style:style>
    <style:style style:name="TableCell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text-properties style:font-name="Open Baskerville 0.0.75"/>
    </style:style>
    <style:style style:name="TableCell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7" style:parent-style-name="TableContents" style:family="paragraph">
      <style:text-properties style:font-name="Open Baskerville 0.0.75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style:font-name="Open Baskerville 0.0.75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Open Baskerville 0.0.75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Open Baskerville 0.0.75"/>
    </style:style>
    <style:style style:name="TableCell6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Open Baskerville 0.0.75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Open Baskerville 0.0.75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Open Baskerville 0.0.75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2" style:parent-style-name="TableContents" style:family="paragraph">
      <style:text-properties style:font-name="Open Baskerville 0.0.75"/>
    </style:style>
    <style:style style:name="TableCell6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4" style:parent-style-name="TableContents" style:family="paragraph">
      <style:text-properties style:font-name="Open Baskerville 0.0.75"/>
    </style:style>
    <style:style style:name="TableCell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style:font-name="Open Baskerville 0.0.75"/>
    </style:style>
    <style:style style:name="TableCell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text-properties style:font-name="Open Baskerville 0.0.75"/>
    </style:style>
    <style:style style:name="TableCell6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0" style:parent-style-name="TableContents" style:family="paragraph">
      <style:text-properties style:font-name="Open Baskerville 0.0.75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style:font-name="Open Baskerville 0.0.75"/>
    </style:style>
    <style:style style:name="TableCell6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5" style:parent-style-name="TableContents" style:family="paragraph">
      <style:text-properties style:font-name="Open Baskerville 0.0.75"/>
    </style:style>
    <style:style style:name="TableCell6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7" style:parent-style-name="TableContents" style:family="paragraph">
      <style:text-properties style:font-name="Open Baskerville 0.0.75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9" style:parent-style-name="TableContents" style:family="paragraph">
      <style:text-properties style:font-name="Open Baskerville 0.0.75"/>
    </style:style>
    <style:style style:name="TableCell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Open Baskerville 0.0.75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Open Baskerville 0.0.75"/>
    </style:style>
    <style:style style:name="TableCell6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Open Baskerville 0.0.75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Open Baskerville 0.0.75"/>
    </style:style>
    <style:style style:name="TableCell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Open Baskerville 0.0.75"/>
    </style:style>
    <style:style style:name="TableCell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text-properties style:font-name="Open Baskerville 0.0.75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style:font-name="Open Baskerville 0.0.75"/>
    </style:style>
    <style:style style:name="TableCell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Open Baskerville 0.0.75"/>
    </style:style>
    <style:style style:name="TableCell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style:font-name="Open Baskerville 0.0.75"/>
    </style:style>
    <style:style style:name="TableCell6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Open Baskerville 0.0.75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style:font-name="Open Baskerville 0.0.75"/>
    </style:style>
    <style:style style:name="TableCell6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5" style:parent-style-name="TableContents" style:family="paragraph">
      <style:text-properties style:font-name="Open Baskerville 0.0.75"/>
    </style:style>
    <style:style style:name="TableCell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style:font-name="Open Baskerville 0.0.75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style:font-name="Open Baskerville 0.0.75"/>
    </style:style>
    <style:style style:name="TableCell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1" style:parent-style-name="TableContents" style:family="paragraph">
      <style:text-properties style:font-name="Open Baskerville 0.0.75"/>
    </style:style>
    <style:style style:name="TableCell6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3" style:parent-style-name="TableContents" style:family="paragraph">
      <style:text-properties style:font-name="Open Baskerville 0.0.75"/>
    </style:style>
    <style:style style:name="TableCell6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5" style:parent-style-name="TableContents" style:family="paragraph">
      <style:text-properties style:font-name="Open Baskerville 0.0.75"/>
    </style:style>
    <style:style style:name="P676" style:parent-style-name="Heading2" style:family="paragraph">
      <style:paragraph-properties fo:break-before="page"/>
      <style:text-properties style:font-name="Open Baskerville 0.0.75"/>
    </style:style>
    <style:style style:name="P677" style:parent-style-name="Textbody" style:family="paragraph">
      <style:text-properties style:font-name="Open Baskerville 0.0.75"/>
    </style:style>
    <style:style style:name="TableColumn679" style:family="table-column">
      <style:table-column-properties style:column-width="0.9555in" style:use-optimal-column-width="false"/>
    </style:style>
    <style:style style:name="TableColumn680" style:family="table-column">
      <style:table-column-properties style:column-width="0.9562in" style:use-optimal-column-width="false"/>
    </style:style>
    <style:style style:name="TableColumn681" style:family="table-column">
      <style:table-column-properties style:column-width="0.9562in" style:use-optimal-column-width="false"/>
    </style:style>
    <style:style style:name="TableColumn682" style:family="table-column">
      <style:table-column-properties style:column-width="0.9562in" style:use-optimal-column-width="false"/>
    </style:style>
    <style:style style:name="TableColumn683" style:family="table-column">
      <style:table-column-properties style:column-width="0.9562in" style:use-optimal-column-width="false"/>
    </style:style>
    <style:style style:name="TableColumn684" style:family="table-column">
      <style:table-column-properties style:column-width="0.9562in" style:use-optimal-column-width="false"/>
    </style:style>
    <style:style style:name="TableColumn685" style:family="table-column">
      <style:table-column-properties style:column-width="0.9562in" style:use-optimal-column-width="false"/>
    </style:style>
    <style:style style:name="Table678" style:family="table">
      <style:table-properties style:width="6.693in" fo:margin-left="0in" table:align="left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8" style:parent-style-name="TableContents" style:family="paragraph">
      <style:text-properties style:font-name="Open Baskerville 0.0.75"/>
    </style:style>
    <style:style style:name="TableCell6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0" style:parent-style-name="TableContents" style:family="paragraph">
      <style:text-properties style:font-name="Open Baskerville 0.0.75"/>
    </style:style>
    <style:style style:name="TableCell6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text-properties style:font-name="Open Baskerville 0.0.75"/>
    </style:style>
    <style:style style:name="TableCell6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4" style:parent-style-name="TableContents" style:family="paragraph">
      <style:text-properties style:font-name="Open Baskerville 0.0.75"/>
    </style:style>
    <style:style style:name="TableCell6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text-properties style:font-name="Open Baskerville 0.0.75"/>
    </style:style>
    <style:style style:name="TableCell6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style:font-name="Open Baskerville 0.0.75"/>
    </style:style>
    <style:style style:name="TableCell6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style:font-name="Open Baskerville 0.0.75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3" style:parent-style-name="TableContents" style:family="paragraph">
      <style:text-properties style:font-name="Open Baskerville 0.0.75"/>
    </style:style>
    <style:style style:name="TableCell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5" style:parent-style-name="TableContents" style:family="paragraph">
      <style:text-properties style:font-name="Open Baskerville 0.0.75"/>
    </style:style>
    <style:style style:name="TableCell7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7" style:parent-style-name="TableContents" style:family="paragraph">
      <style:text-properties style:font-name="Open Baskerville 0.0.75"/>
    </style:style>
    <style:style style:name="TableCell7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9" style:parent-style-name="TableContents" style:family="paragraph">
      <style:text-properties style:font-name="Open Baskerville 0.0.75"/>
    </style:style>
    <style:style style:name="TableCell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1" style:parent-style-name="TableContents" style:family="paragraph">
      <style:text-properties style:font-name="Open Baskerville 0.0.75"/>
    </style:style>
    <style:style style:name="TableCell7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3" style:parent-style-name="TableContents" style:family="paragraph">
      <style:text-properties style:font-name="Open Baskerville 0.0.75"/>
    </style:style>
    <style:style style:name="TableCell7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5" style:parent-style-name="TableContents" style:family="paragraph">
      <style:text-properties style:font-name="Open Baskerville 0.0.75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8" style:parent-style-name="TableContents" style:family="paragraph">
      <style:text-properties style:font-name="Open Baskerville 0.0.75"/>
    </style:style>
    <style:style style:name="TableCell7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0" style:parent-style-name="TableContents" style:family="paragraph">
      <style:text-properties style:font-name="Open Baskerville 0.0.75"/>
    </style:style>
    <style:style style:name="TableCell7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text-properties style:font-name="Open Baskerville 0.0.75"/>
    </style:style>
    <style:style style:name="TableCell7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style:font-name="Open Baskerville 0.0.75"/>
    </style:style>
    <style:style style:name="TableCell7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6" style:parent-style-name="TableContents" style:family="paragraph">
      <style:text-properties style:font-name="Open Baskerville 0.0.75"/>
    </style:style>
    <style:style style:name="TableCell7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Open Baskerville 0.0.75"/>
    </style:style>
    <style:style style:name="TableCell7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0" style:parent-style-name="TableContents" style:family="paragraph">
      <style:text-properties style:font-name="Open Baskerville 0.0.75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3" style:parent-style-name="TableContents" style:family="paragraph">
      <style:text-properties style:font-name="Open Baskerville 0.0.75"/>
    </style:style>
    <style:style style:name="TableCell7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style:font-name="Open Baskerville 0.0.75"/>
    </style:style>
    <style:style style:name="TableCell7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7" style:parent-style-name="TableContents" style:family="paragraph">
      <style:text-properties style:font-name="Open Baskerville 0.0.75"/>
    </style:style>
    <style:style style:name="TableCell7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9" style:parent-style-name="TableContents" style:family="paragraph">
      <style:text-properties style:font-name="Open Baskerville 0.0.75"/>
    </style:style>
    <style:style style:name="TableCell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1" style:parent-style-name="TableContents" style:family="paragraph">
      <style:text-properties style:font-name="Open Baskerville 0.0.75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Open Baskerville 0.0.75"/>
    </style:style>
    <style:style style:name="TableCell7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Open Baskerville 0.0.75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8" style:parent-style-name="TableContents" style:family="paragraph">
      <style:text-properties style:font-name="Open Baskerville 0.0.75"/>
    </style:style>
    <style:style style:name="TableCell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0" style:parent-style-name="TableContents" style:family="paragraph">
      <style:text-properties style:font-name="Open Baskerville 0.0.75"/>
    </style:style>
    <style:style style:name="TableCell7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2" style:parent-style-name="TableContents" style:family="paragraph">
      <style:text-properties style:font-name="Open Baskerville 0.0.75"/>
    </style:style>
    <style:style style:name="TableCell7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4" style:parent-style-name="TableContents" style:family="paragraph">
      <style:text-properties style:font-name="Open Baskerville 0.0.75"/>
    </style:style>
    <style:style style:name="TableCell7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6" style:parent-style-name="TableContents" style:family="paragraph">
      <style:text-properties style:font-name="Open Baskerville 0.0.75"/>
    </style:style>
    <style:style style:name="TableCell7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8" style:parent-style-name="TableContents" style:family="paragraph">
      <style:text-properties style:font-name="Open Baskerville 0.0.75"/>
    </style:style>
    <style:style style:name="TableCell7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0" style:parent-style-name="TableContents" style:family="paragraph">
      <style:text-properties style:font-name="Open Baskerville 0.0.75"/>
    </style:style>
    <style:style style:name="TableRow761" style:family="table-row">
      <style:table-row-properties style:use-optimal-row-height="false"/>
    </style:style>
    <style:style style:name="TableCell7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3" style:parent-style-name="TableContents" style:family="paragraph">
      <style:text-properties style:font-name="Open Baskerville 0.0.75"/>
    </style:style>
    <style:style style:name="TableCell7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5" style:parent-style-name="TableContents" style:family="paragraph">
      <style:text-properties style:font-name="Open Baskerville 0.0.75"/>
    </style:style>
    <style:style style:name="TableCell7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7" style:parent-style-name="TableContents" style:family="paragraph">
      <style:text-properties style:font-name="Open Baskerville 0.0.75"/>
    </style:style>
    <style:style style:name="TableCell7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9" style:parent-style-name="TableContents" style:family="paragraph">
      <style:text-properties style:font-name="Open Baskerville 0.0.75"/>
    </style:style>
    <style:style style:name="TableCell7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1" style:parent-style-name="TableContents" style:family="paragraph">
      <style:text-properties style:font-name="Open Baskerville 0.0.75"/>
    </style:style>
    <style:style style:name="TableCell7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3" style:parent-style-name="TableContents" style:family="paragraph">
      <style:text-properties style:font-name="Open Baskerville 0.0.75"/>
    </style:style>
    <style:style style:name="TableCell7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5" style:parent-style-name="TableContents" style:family="paragraph">
      <style:text-properties style:font-name="Open Baskerville 0.0.75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8" style:parent-style-name="TableContents" style:family="paragraph">
      <style:text-properties style:font-name="Open Baskerville 0.0.75"/>
    </style:style>
    <style:style style:name="TableCell7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0" style:parent-style-name="TableContents" style:family="paragraph">
      <style:text-properties style:font-name="Open Baskerville 0.0.75"/>
    </style:style>
    <style:style style:name="TableCell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style:font-name="Open Baskerville 0.0.75"/>
    </style:style>
    <style:style style:name="TableCell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4" style:parent-style-name="TableContents" style:family="paragraph">
      <style:text-properties style:font-name="Open Baskerville 0.0.75"/>
    </style:style>
    <style:style style:name="TableCell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6" style:parent-style-name="TableContents" style:family="paragraph">
      <style:text-properties style:font-name="Open Baskerville 0.0.75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8" style:parent-style-name="TableContents" style:family="paragraph">
      <style:text-properties style:font-name="Open Baskerville 0.0.75"/>
    </style:style>
    <style:style style:name="TableCell7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0" style:parent-style-name="TableContents" style:family="paragraph">
      <style:text-properties style:font-name="Open Baskerville 0.0.75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3" style:parent-style-name="TableContents" style:family="paragraph">
      <style:text-properties style:font-name="Open Baskerville 0.0.75"/>
    </style:style>
    <style:style style:name="TableCell7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5" style:parent-style-name="TableContents" style:family="paragraph">
      <style:text-properties style:font-name="Open Baskerville 0.0.75"/>
    </style:style>
    <style:style style:name="TableCell7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7" style:parent-style-name="TableContents" style:family="paragraph">
      <style:text-properties style:font-name="Open Baskerville 0.0.75"/>
    </style:style>
    <style:style style:name="TableCell7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Open Baskerville 0.0.75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style:font-name="Open Baskerville 0.0.75"/>
    </style:style>
    <style:style style:name="TableCell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3" style:parent-style-name="TableContents" style:family="paragraph">
      <style:text-properties style:font-name="Open Baskerville 0.0.75"/>
    </style:style>
    <style:style style:name="TableCell8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5" style:parent-style-name="TableContents" style:family="paragraph">
      <style:text-properties style:font-name="Open Baskerville 0.0.75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style:font-name="Open Baskerville 0.0.75"/>
    </style:style>
    <style:style style:name="TableCell8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0" style:parent-style-name="TableContents" style:family="paragraph">
      <style:text-properties style:font-name="Open Baskerville 0.0.75"/>
    </style:style>
    <style:style style:name="TableCell8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2" style:parent-style-name="TableContents" style:family="paragraph">
      <style:text-properties style:font-name="Open Baskerville 0.0.75"/>
    </style:style>
    <style:style style:name="TableCell8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4" style:parent-style-name="TableContents" style:family="paragraph">
      <style:text-properties style:font-name="Open Baskerville 0.0.75"/>
    </style:style>
    <style:style style:name="TableCell8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6" style:parent-style-name="TableContents" style:family="paragraph">
      <style:text-properties style:font-name="Open Baskerville 0.0.75"/>
    </style:style>
    <style:style style:name="TableCell8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8" style:parent-style-name="TableContents" style:family="paragraph">
      <style:text-properties style:font-name="Open Baskerville 0.0.75"/>
    </style:style>
    <style:style style:name="TableCell8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0" style:parent-style-name="TableContents" style:family="paragraph">
      <style:text-properties style:font-name="Open Baskerville 0.0.75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3" style:parent-style-name="TableContents" style:family="paragraph">
      <style:text-properties style:font-name="Open Baskerville 0.0.75"/>
    </style:style>
    <style:style style:name="TableCell8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5" style:parent-style-name="TableContents" style:family="paragraph">
      <style:text-properties style:font-name="Open Baskerville 0.0.75"/>
    </style:style>
    <style:style style:name="TableCell8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7" style:parent-style-name="TableContents" style:family="paragraph">
      <style:text-properties style:font-name="Open Baskerville 0.0.75"/>
    </style:style>
    <style:style style:name="TableCell8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9" style:parent-style-name="TableContents" style:family="paragraph">
      <style:text-properties style:font-name="Open Baskerville 0.0.75"/>
    </style:style>
    <style:style style:name="TableCell8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1" style:parent-style-name="TableContents" style:family="paragraph">
      <style:text-properties style:font-name="Open Baskerville 0.0.75"/>
    </style:style>
    <style:style style:name="TableCell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text-properties style:font-name="Open Baskerville 0.0.75"/>
    </style:style>
    <style:style style:name="TableCell8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5" style:parent-style-name="TableContents" style:family="paragraph">
      <style:text-properties style:font-name="Open Baskerville 0.0.75"/>
    </style:style>
    <style:style style:name="P836" style:parent-style-name="Standard" style:family="paragraph">
      <style:text-properties style:font-name="Open Baskerville 0.0.75"/>
    </style:style>
    <style:style style:name="P837" style:parent-style-name="Textbody" style:family="paragraph">
      <style:text-properties style:font-name="Open Baskerville 0.0.75"/>
    </style:style>
    <style:style style:name="TableColumn839" style:family="table-column">
      <style:table-column-properties style:column-width="0.9555in" style:use-optimal-column-width="false"/>
    </style:style>
    <style:style style:name="TableColumn840" style:family="table-column">
      <style:table-column-properties style:column-width="0.9562in" style:use-optimal-column-width="false"/>
    </style:style>
    <style:style style:name="TableColumn841" style:family="table-column">
      <style:table-column-properties style:column-width="0.9562in" style:use-optimal-column-width="false"/>
    </style:style>
    <style:style style:name="TableColumn842" style:family="table-column">
      <style:table-column-properties style:column-width="0.9562in" style:use-optimal-column-width="false"/>
    </style:style>
    <style:style style:name="TableColumn843" style:family="table-column">
      <style:table-column-properties style:column-width="0.9562in" style:use-optimal-column-width="false"/>
    </style:style>
    <style:style style:name="TableColumn844" style:family="table-column">
      <style:table-column-properties style:column-width="0.9562in" style:use-optimal-column-width="false"/>
    </style:style>
    <style:style style:name="TableColumn845" style:family="table-column">
      <style:table-column-properties style:column-width="0.9562in" style:use-optimal-column-width="false"/>
    </style:style>
    <style:style style:name="Table838" style:family="table">
      <style:table-properties style:width="6.693in" fo:margin-left="0in" table:align="left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8" style:parent-style-name="TableContents" style:family="paragraph">
      <style:text-properties style:font-name="Open Baskerville 0.0.75"/>
    </style:style>
    <style:style style:name="TableCell8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0" style:parent-style-name="TableContents" style:family="paragraph">
      <style:text-properties style:font-name="Open Baskerville 0.0.75"/>
    </style:style>
    <style:style style:name="TableCell8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text-properties style:font-name="Open Baskerville 0.0.75"/>
    </style:style>
    <style:style style:name="TableCell8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4" style:parent-style-name="TableContents" style:family="paragraph">
      <style:text-properties style:font-name="Open Baskerville 0.0.75"/>
    </style:style>
    <style:style style:name="TableCell8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6" style:parent-style-name="TableContents" style:family="paragraph">
      <style:text-properties style:font-name="Open Baskerville 0.0.75"/>
    </style:style>
    <style:style style:name="TableCell8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8" style:parent-style-name="TableContents" style:family="paragraph">
      <style:text-properties style:font-name="Open Baskerville 0.0.75"/>
    </style:style>
    <style:style style:name="TableCell8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60" style:parent-style-name="TableContents" style:family="paragraph">
      <style:text-properties style:font-name="Open Baskerville 0.0.75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3" style:parent-style-name="TableContents" style:family="paragraph">
      <style:text-properties style:font-name="Open Baskerville 0.0.75"/>
    </style:style>
    <style:style style:name="TableCell8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5" style:parent-style-name="TableContents" style:family="paragraph">
      <style:text-properties style:font-name="Open Baskerville 0.0.75"/>
    </style:style>
    <style:style style:name="TableCell8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7" style:parent-style-name="TableContents" style:family="paragraph">
      <style:text-properties style:font-name="Open Baskerville 0.0.75"/>
    </style:style>
    <style:style style:name="TableCell8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9" style:parent-style-name="TableContents" style:family="paragraph">
      <style:text-properties style:font-name="Open Baskerville 0.0.75"/>
    </style:style>
    <style:style style:name="TableCell8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1" style:parent-style-name="TableContents" style:family="paragraph">
      <style:text-properties style:font-name="Open Baskerville 0.0.75"/>
    </style:style>
    <style:style style:name="TableCell8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3" style:parent-style-name="TableContents" style:family="paragraph">
      <style:text-properties style:font-name="Open Baskerville 0.0.75"/>
    </style:style>
    <style:style style:name="TableCell8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5" style:parent-style-name="TableContents" style:family="paragraph">
      <style:text-properties style:font-name="Open Baskerville 0.0.75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8" style:parent-style-name="TableContents" style:family="paragraph">
      <style:text-properties style:font-name="Open Baskerville 0.0.75"/>
    </style:style>
    <style:style style:name="TableCell8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0" style:parent-style-name="TableContents" style:family="paragraph">
      <style:text-properties style:font-name="Open Baskerville 0.0.75"/>
    </style:style>
    <style:style style:name="TableCell8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2" style:parent-style-name="TableContents" style:family="paragraph">
      <style:text-properties style:font-name="Open Baskerville 0.0.75"/>
    </style:style>
    <style:style style:name="TableCell8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4" style:parent-style-name="TableContents" style:family="paragraph">
      <style:text-properties style:font-name="Open Baskerville 0.0.75"/>
    </style:style>
    <style:style style:name="TableCell8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6" style:parent-style-name="TableContents" style:family="paragraph">
      <style:text-properties style:font-name="Open Baskerville 0.0.75"/>
    </style:style>
    <style:style style:name="TableCell8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8" style:parent-style-name="TableContents" style:family="paragraph">
      <style:text-properties style:font-name="Open Baskerville 0.0.75"/>
    </style:style>
    <style:style style:name="TableCell8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0" style:parent-style-name="TableContents" style:family="paragraph">
      <style:text-properties style:font-name="Open Baskerville 0.0.75"/>
    </style:style>
    <style:style style:name="TableRow891" style:family="table-row">
      <style:table-row-properties style:use-optimal-row-height="false"/>
    </style:style>
    <style:style style:name="TableCell8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3" style:parent-style-name="TableContents" style:family="paragraph">
      <style:text-properties style:font-name="Open Baskerville 0.0.75"/>
    </style:style>
    <style:style style:name="TableCell8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5" style:parent-style-name="TableContents" style:family="paragraph">
      <style:text-properties style:font-name="Open Baskerville 0.0.75"/>
    </style:style>
    <style:style style:name="TableCell8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7" style:parent-style-name="TableContents" style:family="paragraph">
      <style:text-properties style:font-name="Open Baskerville 0.0.75"/>
    </style:style>
    <style:style style:name="TableCell8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9" style:parent-style-name="TableContents" style:family="paragraph">
      <style:text-properties style:font-name="Open Baskerville 0.0.75"/>
    </style:style>
    <style:style style:name="TableCell9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1" style:parent-style-name="TableContents" style:family="paragraph">
      <style:text-properties style:font-name="Open Baskerville 0.0.75"/>
    </style:style>
    <style:style style:name="TableCell9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3" style:parent-style-name="TableContents" style:family="paragraph">
      <style:text-properties style:font-name="Open Baskerville 0.0.75"/>
    </style:style>
    <style:style style:name="TableCell9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5" style:parent-style-name="TableContents" style:family="paragraph">
      <style:text-properties style:font-name="Open Baskerville 0.0.75"/>
    </style:style>
    <style:style style:name="TableRow906" style:family="table-row">
      <style:table-row-properties style:use-optimal-row-height="false"/>
    </style:style>
    <style:style style:name="TableCell9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8" style:parent-style-name="TableContents" style:family="paragraph">
      <style:text-properties style:font-name="Open Baskerville 0.0.75"/>
    </style:style>
    <style:style style:name="TableCell9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0" style:parent-style-name="TableContents" style:family="paragraph">
      <style:text-properties style:font-name="Open Baskerville 0.0.75"/>
    </style:style>
    <style:style style:name="TableCell9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2" style:parent-style-name="TableContents" style:family="paragraph">
      <style:text-properties style:font-name="Open Baskerville 0.0.75"/>
    </style:style>
    <style:style style:name="TableCell9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4" style:parent-style-name="TableContents" style:family="paragraph">
      <style:text-properties style:font-name="Open Baskerville 0.0.75"/>
    </style:style>
    <style:style style:name="TableCell9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6" style:parent-style-name="TableContents" style:family="paragraph">
      <style:text-properties style:font-name="Open Baskerville 0.0.75"/>
    </style:style>
    <style:style style:name="TableCell9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8" style:parent-style-name="TableContents" style:family="paragraph">
      <style:text-properties style:font-name="Open Baskerville 0.0.75"/>
    </style:style>
    <style:style style:name="TableCell9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0" style:parent-style-name="TableContents" style:family="paragraph">
      <style:text-properties style:font-name="Open Baskerville 0.0.75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3" style:parent-style-name="TableContents" style:family="paragraph">
      <style:text-properties style:font-name="Open Baskerville 0.0.75"/>
    </style:style>
    <style:style style:name="TableCell9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5" style:parent-style-name="TableContents" style:family="paragraph">
      <style:text-properties style:font-name="Open Baskerville 0.0.75"/>
    </style:style>
    <style:style style:name="TableCell9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7" style:parent-style-name="TableContents" style:family="paragraph">
      <style:text-properties style:font-name="Open Baskerville 0.0.75"/>
    </style:style>
    <style:style style:name="TableCell9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9" style:parent-style-name="TableContents" style:family="paragraph">
      <style:text-properties style:font-name="Open Baskerville 0.0.75"/>
    </style:style>
    <style:style style:name="TableCell9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1" style:parent-style-name="TableContents" style:family="paragraph">
      <style:text-properties style:font-name="Open Baskerville 0.0.75"/>
    </style:style>
    <style:style style:name="TableCell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3" style:parent-style-name="TableContents" style:family="paragraph">
      <style:text-properties style:font-name="Open Baskerville 0.0.75"/>
    </style:style>
    <style:style style:name="TableCell9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5" style:parent-style-name="TableContents" style:family="paragraph">
      <style:text-properties style:font-name="Open Baskerville 0.0.75"/>
    </style:style>
    <style:style style:name="TableRow936" style:family="table-row">
      <style:table-row-properties style:use-optimal-row-height="false"/>
    </style:style>
    <style:style style:name="TableCell9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8" style:parent-style-name="TableContents" style:family="paragraph">
      <style:text-properties style:font-name="Open Baskerville 0.0.75"/>
    </style:style>
    <style:style style:name="TableCell9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0" style:parent-style-name="TableContents" style:family="paragraph">
      <style:text-properties style:font-name="Open Baskerville 0.0.75"/>
    </style:style>
    <style:style style:name="TableCell9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2" style:parent-style-name="TableContents" style:family="paragraph">
      <style:text-properties style:font-name="Open Baskerville 0.0.75"/>
    </style:style>
    <style:style style:name="TableCell9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4" style:parent-style-name="TableContents" style:family="paragraph">
      <style:text-properties style:font-name="Open Baskerville 0.0.75"/>
    </style:style>
    <style:style style:name="TableCell9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6" style:parent-style-name="TableContents" style:family="paragraph">
      <style:text-properties style:font-name="Open Baskerville 0.0.75"/>
    </style:style>
    <style:style style:name="TableCell9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8" style:parent-style-name="TableContents" style:family="paragraph">
      <style:text-properties style:font-name="Open Baskerville 0.0.75"/>
    </style:style>
    <style:style style:name="TableCell9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0" style:parent-style-name="TableContents" style:family="paragraph">
      <style:text-properties style:font-name="Open Baskerville 0.0.75"/>
    </style:style>
    <style:style style:name="P951" style:parent-style-name="Standard" style:family="paragraph">
      <style:text-properties style:font-name="Open Baskerville 0.0.75"/>
    </style:style>
    <style:style style:name="P952" style:parent-style-name="Textbody" style:family="paragraph">
      <style:text-properties style:font-name="Open Baskerville 0.0.75"/>
    </style:style>
    <style:style style:name="TableColumn954" style:family="table-column">
      <style:table-column-properties style:column-width="0.9555in" style:use-optimal-column-width="false"/>
    </style:style>
    <style:style style:name="TableColumn955" style:family="table-column">
      <style:table-column-properties style:column-width="0.9562in" style:use-optimal-column-width="false"/>
    </style:style>
    <style:style style:name="TableColumn956" style:family="table-column">
      <style:table-column-properties style:column-width="0.9562in" style:use-optimal-column-width="false"/>
    </style:style>
    <style:style style:name="TableColumn957" style:family="table-column">
      <style:table-column-properties style:column-width="0.9562in" style:use-optimal-column-width="false"/>
    </style:style>
    <style:style style:name="TableColumn958" style:family="table-column">
      <style:table-column-properties style:column-width="0.9562in" style:use-optimal-column-width="false"/>
    </style:style>
    <style:style style:name="TableColumn959" style:family="table-column">
      <style:table-column-properties style:column-width="0.9562in" style:use-optimal-column-width="false"/>
    </style:style>
    <style:style style:name="TableColumn960" style:family="table-column">
      <style:table-column-properties style:column-width="0.9562in" style:use-optimal-column-width="false"/>
    </style:style>
    <style:style style:name="Table953" style:family="table">
      <style:table-properties style:width="6.693in" fo:margin-left="0in" table:align="left"/>
    </style:style>
    <style:style style:name="TableRow961" style:family="table-row">
      <style:table-row-properties style:use-optimal-row-height="false"/>
    </style:style>
    <style:style style:name="TableCell9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3" style:parent-style-name="TableContents" style:family="paragraph">
      <style:text-properties style:font-name="Open Baskerville 0.0.75"/>
    </style:style>
    <style:style style:name="TableCell9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5" style:parent-style-name="TableContents" style:family="paragraph">
      <style:text-properties style:font-name="Open Baskerville 0.0.75"/>
    </style:style>
    <style:style style:name="TableCell9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7" style:parent-style-name="TableContents" style:family="paragraph">
      <style:text-properties style:font-name="Open Baskerville 0.0.75"/>
    </style:style>
    <style:style style:name="TableCell9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9" style:parent-style-name="TableContents" style:family="paragraph">
      <style:text-properties style:font-name="Open Baskerville 0.0.75"/>
    </style:style>
    <style:style style:name="TableCell9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1" style:parent-style-name="TableContents" style:family="paragraph">
      <style:text-properties style:font-name="Open Baskerville 0.0.75"/>
    </style:style>
    <style:style style:name="TableCell9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3" style:parent-style-name="TableContents" style:family="paragraph">
      <style:text-properties style:font-name="Open Baskerville 0.0.75"/>
    </style:style>
    <style:style style:name="TableCell9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75" style:parent-style-name="TableContents" style:family="paragraph">
      <style:text-properties style:font-name="Open Baskerville 0.0.75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8" style:parent-style-name="TableContents" style:family="paragraph">
      <style:text-properties style:font-name="Open Baskerville 0.0.75"/>
    </style:style>
    <style:style style:name="TableCell9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0" style:parent-style-name="TableContents" style:family="paragraph">
      <style:text-properties style:font-name="Open Baskerville 0.0.75"/>
    </style:style>
    <style:style style:name="TableCell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2" style:parent-style-name="TableContents" style:family="paragraph">
      <style:text-properties style:font-name="Open Baskerville 0.0.75"/>
    </style:style>
    <style:style style:name="TableCell9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4" style:parent-style-name="TableContents" style:family="paragraph">
      <style:text-properties style:font-name="Open Baskerville 0.0.75"/>
    </style:style>
    <style:style style:name="TableCell9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6" style:parent-style-name="TableContents" style:family="paragraph">
      <style:text-properties style:font-name="Open Baskerville 0.0.75"/>
    </style:style>
    <style:style style:name="TableCell9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8" style:parent-style-name="TableContents" style:family="paragraph">
      <style:text-properties style:font-name="Open Baskerville 0.0.75"/>
    </style:style>
    <style:style style:name="TableCell9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0" style:parent-style-name="TableContents" style:family="paragraph">
      <style:text-properties style:font-name="Open Baskerville 0.0.75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3" style:parent-style-name="TableContents" style:family="paragraph">
      <style:text-properties style:font-name="Open Baskerville 0.0.75"/>
    </style:style>
    <style:style style:name="TableCell9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5" style:parent-style-name="TableContents" style:family="paragraph">
      <style:text-properties style:font-name="Open Baskerville 0.0.75"/>
    </style:style>
    <style:style style:name="TableCell9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7" style:parent-style-name="TableContents" style:family="paragraph">
      <style:text-properties style:font-name="Open Baskerville 0.0.75"/>
    </style:style>
    <style:style style:name="TableCell9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9" style:parent-style-name="TableContents" style:family="paragraph">
      <style:text-properties style:font-name="Open Baskerville 0.0.75"/>
    </style:style>
    <style:style style:name="TableCell10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1" style:parent-style-name="TableContents" style:family="paragraph">
      <style:text-properties style:font-name="Open Baskerville 0.0.75"/>
    </style:style>
    <style:style style:name="TableCell10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3" style:parent-style-name="TableContents" style:family="paragraph">
      <style:text-properties style:font-name="Open Baskerville 0.0.75"/>
    </style:style>
    <style:style style:name="TableCell10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5" style:parent-style-name="TableContents" style:family="paragraph">
      <style:text-properties style:font-name="Open Baskerville 0.0.75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8" style:parent-style-name="TableContents" style:family="paragraph">
      <style:text-properties style:font-name="Open Baskerville 0.0.75"/>
    </style:style>
    <style:style style:name="TableCell10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0" style:parent-style-name="TableContents" style:family="paragraph">
      <style:text-properties style:font-name="Open Baskerville 0.0.75"/>
    </style:style>
    <style:style style:name="TableCell10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2" style:parent-style-name="TableContents" style:family="paragraph">
      <style:text-properties style:font-name="Open Baskerville 0.0.75"/>
    </style:style>
    <style:style style:name="TableCell10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4" style:parent-style-name="TableContents" style:family="paragraph">
      <style:text-properties style:font-name="Open Baskerville 0.0.75"/>
    </style:style>
    <style:style style:name="TableCell10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6" style:parent-style-name="TableContents" style:family="paragraph">
      <style:text-properties style:font-name="Open Baskerville 0.0.75"/>
    </style:style>
    <style:style style:name="TableCell10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8" style:parent-style-name="TableContents" style:family="paragraph">
      <style:text-properties style:font-name="Open Baskerville 0.0.75"/>
    </style:style>
    <style:style style:name="TableCell10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0" style:parent-style-name="TableContents" style:family="paragraph">
      <style:text-properties style:font-name="Open Baskerville 0.0.75"/>
    </style:style>
    <style:style style:name="TableRow1021" style:family="table-row">
      <style:table-row-properties style:use-optimal-row-height="false"/>
    </style:style>
    <style:style style:name="TableCell10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3" style:parent-style-name="TableContents" style:family="paragraph">
      <style:text-properties style:font-name="Open Baskerville 0.0.75"/>
    </style:style>
    <style:style style:name="TableCell10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5" style:parent-style-name="TableContents" style:family="paragraph">
      <style:text-properties style:font-name="Open Baskerville 0.0.75"/>
    </style:style>
    <style:style style:name="TableCell10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7" style:parent-style-name="TableContents" style:family="paragraph">
      <style:text-properties style:font-name="Open Baskerville 0.0.75"/>
    </style:style>
    <style:style style:name="TableCell10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9" style:parent-style-name="TableContents" style:family="paragraph">
      <style:text-properties style:font-name="Open Baskerville 0.0.75"/>
    </style:style>
    <style:style style:name="TableCell10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1" style:parent-style-name="TableContents" style:family="paragraph">
      <style:text-properties style:font-name="Open Baskerville 0.0.75"/>
    </style:style>
    <style:style style:name="TableCell10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3" style:parent-style-name="TableContents" style:family="paragraph">
      <style:text-properties style:font-name="Open Baskerville 0.0.75"/>
    </style:style>
    <style:style style:name="TableCell10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5" style:parent-style-name="TableContents" style:family="paragraph">
      <style:text-properties style:font-name="Open Baskerville 0.0.75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8" style:parent-style-name="TableContents" style:family="paragraph">
      <style:text-properties style:font-name="Open Baskerville 0.0.75"/>
    </style:style>
    <style:style style:name="TableCell10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0" style:parent-style-name="TableContents" style:family="paragraph">
      <style:text-properties style:font-name="Open Baskerville 0.0.75"/>
    </style:style>
    <style:style style:name="TableCell10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2" style:parent-style-name="TableContents" style:family="paragraph">
      <style:text-properties style:font-name="Open Baskerville 0.0.75"/>
    </style:style>
    <style:style style:name="TableCell10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4" style:parent-style-name="TableContents" style:family="paragraph">
      <style:text-properties style:font-name="Open Baskerville 0.0.75"/>
    </style:style>
    <style:style style:name="TableCell10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6" style:parent-style-name="TableContents" style:family="paragraph">
      <style:text-properties style:font-name="Open Baskerville 0.0.75"/>
    </style:style>
    <style:style style:name="TableCell10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8" style:parent-style-name="TableContents" style:family="paragraph">
      <style:text-properties style:font-name="Open Baskerville 0.0.75"/>
    </style:style>
    <style:style style:name="TableCell10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0" style:parent-style-name="TableContents" style:family="paragraph">
      <style:text-properties style:font-name="Open Baskerville 0.0.75"/>
    </style:style>
    <style:style style:name="TableRow1051" style:family="table-row">
      <style:table-row-properties style:use-optimal-row-height="false"/>
    </style:style>
    <style:style style:name="TableCell10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3" style:parent-style-name="TableContents" style:family="paragraph">
      <style:text-properties style:font-name="Open Baskerville 0.0.75"/>
    </style:style>
    <style:style style:name="TableCell10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5" style:parent-style-name="TableContents" style:family="paragraph">
      <style:text-properties style:font-name="Open Baskerville 0.0.75"/>
    </style:style>
    <style:style style:name="TableCell10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7" style:parent-style-name="TableContents" style:family="paragraph">
      <style:text-properties style:font-name="Open Baskerville 0.0.75"/>
    </style:style>
    <style:style style:name="TableCell10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9" style:parent-style-name="TableContents" style:family="paragraph">
      <style:text-properties style:font-name="Open Baskerville 0.0.75"/>
    </style:style>
    <style:style style:name="TableCell10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1" style:parent-style-name="TableContents" style:family="paragraph">
      <style:text-properties style:font-name="Open Baskerville 0.0.75"/>
    </style:style>
    <style:style style:name="TableCell10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3" style:parent-style-name="TableContents" style:family="paragraph">
      <style:text-properties style:font-name="Open Baskerville 0.0.75"/>
    </style:style>
    <style:style style:name="TableCell10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5" style:parent-style-name="TableContents" style:family="paragraph">
      <style:text-properties style:font-name="Open Baskerville 0.0.75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8" style:parent-style-name="TableContents" style:family="paragraph">
      <style:text-properties style:font-name="Open Baskerville 0.0.75"/>
    </style:style>
    <style:style style:name="TableCell10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0" style:parent-style-name="TableContents" style:family="paragraph">
      <style:text-properties style:font-name="Open Baskerville 0.0.75"/>
    </style:style>
    <style:style style:name="TableCell10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2" style:parent-style-name="TableContents" style:family="paragraph">
      <style:text-properties style:font-name="Open Baskerville 0.0.75"/>
    </style:style>
    <style:style style:name="TableCell10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4" style:parent-style-name="TableContents" style:family="paragraph">
      <style:text-properties style:font-name="Open Baskerville 0.0.75"/>
    </style:style>
    <style:style style:name="TableCell10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6" style:parent-style-name="TableContents" style:family="paragraph">
      <style:text-properties style:font-name="Open Baskerville 0.0.75"/>
    </style:style>
    <style:style style:name="TableCell10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8" style:parent-style-name="TableContents" style:family="paragraph">
      <style:text-properties style:font-name="Open Baskerville 0.0.75"/>
    </style:style>
    <style:style style:name="TableCell10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0" style:parent-style-name="TableContents" style:family="paragraph">
      <style:text-properties style:font-name="Open Baskerville 0.0.75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3" style:parent-style-name="TableContents" style:family="paragraph">
      <style:text-properties style:font-name="Open Baskerville 0.0.75"/>
    </style:style>
    <style:style style:name="TableCell10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5" style:parent-style-name="TableContents" style:family="paragraph">
      <style:text-properties style:font-name="Open Baskerville 0.0.75"/>
    </style:style>
    <style:style style:name="TableCell10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7" style:parent-style-name="TableContents" style:family="paragraph">
      <style:text-properties style:font-name="Open Baskerville 0.0.75"/>
    </style:style>
    <style:style style:name="TableCell10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9" style:parent-style-name="TableContents" style:family="paragraph">
      <style:text-properties style:font-name="Open Baskerville 0.0.75"/>
    </style:style>
    <style:style style:name="TableCell10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1" style:parent-style-name="TableContents" style:family="paragraph">
      <style:text-properties style:font-name="Open Baskerville 0.0.75"/>
    </style:style>
    <style:style style:name="TableCell10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3" style:parent-style-name="TableContents" style:family="paragraph">
      <style:text-properties style:font-name="Open Baskerville 0.0.75"/>
    </style:style>
    <style:style style:name="TableCell10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5" style:parent-style-name="TableContents" style:family="paragraph">
      <style:text-properties style:font-name="Open Baskerville 0.0.75"/>
    </style:style>
    <style:style style:name="P1096" style:parent-style-name="Standard" style:family="paragraph">
      <style:text-properties style:font-name="Open Baskerville 0.0.75"/>
    </style:style>
    <style:style style:name="P1097" style:parent-style-name="Heading2" style:family="paragraph">
      <style:paragraph-properties fo:break-before="page"/>
      <style:text-properties style:font-name="Open Baskerville 0.0.75"/>
    </style:style>
    <style:style style:name="P1098" style:parent-style-name="Textbody" style:family="paragraph">
      <style:text-properties style:font-name="Open Baskerville 0.0.75"/>
    </style:style>
    <style:style style:name="TableColumn1100" style:family="table-column">
      <style:table-column-properties style:column-width="0.9555in" style:use-optimal-column-width="false"/>
    </style:style>
    <style:style style:name="TableColumn1101" style:family="table-column">
      <style:table-column-properties style:column-width="0.9562in" style:use-optimal-column-width="false"/>
    </style:style>
    <style:style style:name="TableColumn1102" style:family="table-column">
      <style:table-column-properties style:column-width="0.9562in" style:use-optimal-column-width="false"/>
    </style:style>
    <style:style style:name="TableColumn1103" style:family="table-column">
      <style:table-column-properties style:column-width="0.9562in" style:use-optimal-column-width="false"/>
    </style:style>
    <style:style style:name="TableColumn1104" style:family="table-column">
      <style:table-column-properties style:column-width="0.9562in" style:use-optimal-column-width="false"/>
    </style:style>
    <style:style style:name="TableColumn1105" style:family="table-column">
      <style:table-column-properties style:column-width="0.9562in" style:use-optimal-column-width="false"/>
    </style:style>
    <style:style style:name="TableColumn1106" style:family="table-column">
      <style:table-column-properties style:column-width="0.9562in" style:use-optimal-column-width="false"/>
    </style:style>
    <style:style style:name="Table1099" style:family="table">
      <style:table-properties style:width="6.693in" fo:margin-left="0in" table:align="left"/>
    </style:style>
    <style:style style:name="TableRow1107" style:family="table-row">
      <style:table-row-properties style:use-optimal-row-height="false"/>
    </style:style>
    <style:style style:name="TableCell11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9" style:parent-style-name="TableContents" style:family="paragraph">
      <style:text-properties style:font-name="Open Baskerville 0.0.75"/>
    </style:style>
    <style:style style:name="TableCell11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1" style:parent-style-name="TableContents" style:family="paragraph">
      <style:text-properties style:font-name="Open Baskerville 0.0.75"/>
    </style:style>
    <style:style style:name="TableCell1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3" style:parent-style-name="TableContents" style:family="paragraph">
      <style:text-properties style:font-name="Open Baskerville 0.0.75"/>
    </style:style>
    <style:style style:name="TableCell1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5" style:parent-style-name="TableContents" style:family="paragraph">
      <style:text-properties style:font-name="Open Baskerville 0.0.75"/>
    </style:style>
    <style:style style:name="TableCell1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7" style:parent-style-name="TableContents" style:family="paragraph">
      <style:text-properties style:font-name="Open Baskerville 0.0.75"/>
    </style:style>
    <style:style style:name="TableCell1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9" style:parent-style-name="TableContents" style:family="paragraph">
      <style:text-properties style:font-name="Open Baskerville 0.0.75"/>
    </style:style>
    <style:style style:name="TableCell11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21" style:parent-style-name="TableContents" style:family="paragraph">
      <style:text-properties style:font-name="Open Baskerville 0.0.75"/>
    </style:style>
    <style:style style:name="TableRow1122" style:family="table-row">
      <style:table-row-properties style:use-optimal-row-height="false"/>
    </style:style>
    <style:style style:name="TableCell1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4" style:parent-style-name="TableContents" style:family="paragraph">
      <style:text-properties style:font-name="Open Baskerville 0.0.75"/>
    </style:style>
    <style:style style:name="TableCell1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6" style:parent-style-name="TableContents" style:family="paragraph">
      <style:text-properties style:font-name="Open Baskerville 0.0.75"/>
    </style:style>
    <style:style style:name="TableCell1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8" style:parent-style-name="TableContents" style:family="paragraph">
      <style:text-properties style:font-name="Open Baskerville 0.0.75"/>
    </style:style>
    <style:style style:name="TableCell1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0" style:parent-style-name="TableContents" style:family="paragraph">
      <style:text-properties style:font-name="Open Baskerville 0.0.75"/>
    </style:style>
    <style:style style:name="TableCell1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2" style:parent-style-name="TableContents" style:family="paragraph">
      <style:text-properties style:font-name="Open Baskerville 0.0.75"/>
    </style:style>
    <style:style style:name="TableCell1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4" style:parent-style-name="TableContents" style:family="paragraph">
      <style:text-properties style:font-name="Open Baskerville 0.0.75"/>
    </style:style>
    <style:style style:name="TableCell1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6" style:parent-style-name="TableContents" style:family="paragraph">
      <style:text-properties style:font-name="Open Baskerville 0.0.75"/>
    </style:style>
    <style:style style:name="TableRow1137" style:family="table-row">
      <style:table-row-properties style:use-optimal-row-height="false"/>
    </style:style>
    <style:style style:name="TableCell1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9" style:parent-style-name="TableContents" style:family="paragraph">
      <style:text-properties style:font-name="Open Baskerville 0.0.75"/>
    </style:style>
    <style:style style:name="TableCell1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1" style:parent-style-name="TableContents" style:family="paragraph">
      <style:text-properties style:font-name="Open Baskerville 0.0.75"/>
    </style:style>
    <style:style style:name="TableCell1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3" style:parent-style-name="TableContents" style:family="paragraph">
      <style:text-properties style:font-name="Open Baskerville 0.0.75"/>
    </style:style>
    <style:style style:name="TableCell1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5" style:parent-style-name="TableContents" style:family="paragraph">
      <style:text-properties style:font-name="Open Baskerville 0.0.75"/>
    </style:style>
    <style:style style:name="TableCell1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7" style:parent-style-name="TableContents" style:family="paragraph">
      <style:text-properties style:font-name="Open Baskerville 0.0.75"/>
    </style:style>
    <style:style style:name="TableCell1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9" style:parent-style-name="TableContents" style:family="paragraph">
      <style:text-properties style:font-name="Open Baskerville 0.0.75"/>
    </style:style>
    <style:style style:name="TableCell1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1" style:parent-style-name="TableContents" style:family="paragraph">
      <style:text-properties style:font-name="Open Baskerville 0.0.75"/>
    </style:style>
    <style:style style:name="TableRow1152" style:family="table-row">
      <style:table-row-properties style:use-optimal-row-height="false"/>
    </style:style>
    <style:style style:name="TableCell1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4" style:parent-style-name="TableContents" style:family="paragraph">
      <style:text-properties style:font-name="Open Baskerville 0.0.75"/>
    </style:style>
    <style:style style:name="TableCell1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6" style:parent-style-name="TableContents" style:family="paragraph">
      <style:text-properties style:font-name="Open Baskerville 0.0.75"/>
    </style:style>
    <style:style style:name="TableCell1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8" style:parent-style-name="TableContents" style:family="paragraph">
      <style:text-properties style:font-name="Open Baskerville 0.0.75"/>
    </style:style>
    <style:style style:name="TableCell1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0" style:parent-style-name="TableContents" style:family="paragraph">
      <style:text-properties style:font-name="Open Baskerville 0.0.75"/>
    </style:style>
    <style:style style:name="TableCell1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2" style:parent-style-name="TableContents" style:family="paragraph">
      <style:text-properties style:font-name="Open Baskerville 0.0.75"/>
    </style:style>
    <style:style style:name="TableCell1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4" style:parent-style-name="TableContents" style:family="paragraph">
      <style:text-properties style:font-name="Open Baskerville 0.0.75"/>
    </style:style>
    <style:style style:name="TableCell1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6" style:parent-style-name="TableContents" style:family="paragraph">
      <style:text-properties style:font-name="Open Baskerville 0.0.75"/>
    </style:style>
    <style:style style:name="TableRow1167" style:family="table-row">
      <style:table-row-properties style:use-optimal-row-height="false"/>
    </style:style>
    <style:style style:name="TableCell1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9" style:parent-style-name="TableContents" style:family="paragraph">
      <style:text-properties style:font-name="Open Baskerville 0.0.75"/>
    </style:style>
    <style:style style:name="TableCell1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1" style:parent-style-name="TableContents" style:family="paragraph">
      <style:text-properties style:font-name="Open Baskerville 0.0.75"/>
    </style:style>
    <style:style style:name="TableCell1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3" style:parent-style-name="TableContents" style:family="paragraph">
      <style:text-properties style:font-name="Open Baskerville 0.0.75"/>
    </style:style>
    <style:style style:name="TableCell1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5" style:parent-style-name="TableContents" style:family="paragraph">
      <style:text-properties style:font-name="Open Baskerville 0.0.75"/>
    </style:style>
    <style:style style:name="TableCell1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7" style:parent-style-name="TableContents" style:family="paragraph">
      <style:text-properties style:font-name="Open Baskerville 0.0.75"/>
    </style:style>
    <style:style style:name="TableCell1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9" style:parent-style-name="TableContents" style:family="paragraph">
      <style:text-properties style:font-name="Open Baskerville 0.0.75"/>
    </style:style>
    <style:style style:name="TableCell1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1" style:parent-style-name="TableContents" style:family="paragraph">
      <style:text-properties style:font-name="Open Baskerville 0.0.75"/>
    </style:style>
    <style:style style:name="TableRow1182" style:family="table-row">
      <style:table-row-properties style:use-optimal-row-height="false"/>
    </style:style>
    <style:style style:name="TableCell1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4" style:parent-style-name="TableContents" style:family="paragraph">
      <style:text-properties style:font-name="Open Baskerville 0.0.75"/>
    </style:style>
    <style:style style:name="TableCell1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6" style:parent-style-name="TableContents" style:family="paragraph">
      <style:text-properties style:font-name="Open Baskerville 0.0.75"/>
    </style:style>
    <style:style style:name="TableCell1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8" style:parent-style-name="TableContents" style:family="paragraph">
      <style:text-properties style:font-name="Open Baskerville 0.0.75"/>
    </style:style>
    <style:style style:name="TableCell1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0" style:parent-style-name="TableContents" style:family="paragraph">
      <style:text-properties style:font-name="Open Baskerville 0.0.75"/>
    </style:style>
    <style:style style:name="TableCell1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2" style:parent-style-name="TableContents" style:family="paragraph">
      <style:text-properties style:font-name="Open Baskerville 0.0.75"/>
    </style:style>
    <style:style style:name="TableCell1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4" style:parent-style-name="TableContents" style:family="paragraph">
      <style:text-properties style:font-name="Open Baskerville 0.0.75"/>
    </style:style>
    <style:style style:name="TableCell1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6" style:parent-style-name="TableContents" style:family="paragraph">
      <style:text-properties style:font-name="Open Baskerville 0.0.75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9" style:parent-style-name="TableContents" style:family="paragraph">
      <style:text-properties style:font-name="Open Baskerville 0.0.75"/>
    </style:style>
    <style:style style:name="TableCell1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1" style:parent-style-name="TableContents" style:family="paragraph">
      <style:text-properties style:font-name="Open Baskerville 0.0.75"/>
    </style:style>
    <style:style style:name="TableCell1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3" style:parent-style-name="TableContents" style:family="paragraph">
      <style:text-properties style:font-name="Open Baskerville 0.0.75"/>
    </style:style>
    <style:style style:name="TableCell1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5" style:parent-style-name="TableContents" style:family="paragraph">
      <style:text-properties style:font-name="Open Baskerville 0.0.75"/>
    </style:style>
    <style:style style:name="TableCell1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7" style:parent-style-name="TableContents" style:family="paragraph">
      <style:text-properties style:font-name="Open Baskerville 0.0.75"/>
    </style:style>
    <style:style style:name="TableCell1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9" style:parent-style-name="TableContents" style:family="paragraph">
      <style:text-properties style:font-name="Open Baskerville 0.0.75"/>
    </style:style>
    <style:style style:name="TableCell1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1" style:parent-style-name="TableContents" style:family="paragraph">
      <style:text-properties style:font-name="Open Baskerville 0.0.75"/>
    </style:style>
    <style:style style:name="TableRow1212" style:family="table-row">
      <style:table-row-properties style:use-optimal-row-height="false"/>
    </style:style>
    <style:style style:name="TableCell1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4" style:parent-style-name="TableContents" style:family="paragraph">
      <style:text-properties style:font-name="Open Baskerville 0.0.75"/>
    </style:style>
    <style:style style:name="TableCell1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6" style:parent-style-name="TableContents" style:family="paragraph">
      <style:text-properties style:font-name="Open Baskerville 0.0.75"/>
    </style:style>
    <style:style style:name="TableCell1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8" style:parent-style-name="TableContents" style:family="paragraph">
      <style:text-properties style:font-name="Open Baskerville 0.0.75"/>
    </style:style>
    <style:style style:name="TableCell1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0" style:parent-style-name="TableContents" style:family="paragraph">
      <style:text-properties style:font-name="Open Baskerville 0.0.75"/>
    </style:style>
    <style:style style:name="TableCell1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2" style:parent-style-name="TableContents" style:family="paragraph">
      <style:text-properties style:font-name="Open Baskerville 0.0.75"/>
    </style:style>
    <style:style style:name="TableCell1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4" style:parent-style-name="TableContents" style:family="paragraph">
      <style:text-properties style:font-name="Open Baskerville 0.0.75"/>
    </style:style>
    <style:style style:name="TableCell1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6" style:parent-style-name="TableContents" style:family="paragraph">
      <style:text-properties style:font-name="Open Baskerville 0.0.75"/>
    </style:style>
    <style:style style:name="TableRow1227" style:family="table-row">
      <style:table-row-properties style:use-optimal-row-height="false"/>
    </style:style>
    <style:style style:name="TableCell1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9" style:parent-style-name="TableContents" style:family="paragraph">
      <style:text-properties style:font-name="Open Baskerville 0.0.75"/>
    </style:style>
    <style:style style:name="TableCell1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1" style:parent-style-name="TableContents" style:family="paragraph">
      <style:text-properties style:font-name="Open Baskerville 0.0.75"/>
    </style:style>
    <style:style style:name="TableCell1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3" style:parent-style-name="TableContents" style:family="paragraph">
      <style:text-properties style:font-name="Open Baskerville 0.0.75"/>
    </style:style>
    <style:style style:name="TableCell1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5" style:parent-style-name="TableContents" style:family="paragraph">
      <style:text-properties style:font-name="Open Baskerville 0.0.75"/>
    </style:style>
    <style:style style:name="TableCell1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7" style:parent-style-name="TableContents" style:family="paragraph">
      <style:text-properties style:font-name="Open Baskerville 0.0.75"/>
    </style:style>
    <style:style style:name="TableCell1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9" style:parent-style-name="TableContents" style:family="paragraph">
      <style:text-properties style:font-name="Open Baskerville 0.0.75"/>
    </style:style>
    <style:style style:name="TableCell1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1" style:parent-style-name="TableContents" style:family="paragraph">
      <style:text-properties style:font-name="Open Baskerville 0.0.75"/>
    </style:style>
    <style:style style:name="TableRow1242" style:family="table-row">
      <style:table-row-properties style:use-optimal-row-height="false"/>
    </style:style>
    <style:style style:name="TableCell1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4" style:parent-style-name="TableContents" style:family="paragraph">
      <style:text-properties style:font-name="Open Baskerville 0.0.75"/>
    </style:style>
    <style:style style:name="TableCell1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6" style:parent-style-name="TableContents" style:family="paragraph">
      <style:text-properties style:font-name="Open Baskerville 0.0.75"/>
    </style:style>
    <style:style style:name="TableCell1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8" style:parent-style-name="TableContents" style:family="paragraph">
      <style:text-properties style:font-name="Open Baskerville 0.0.75"/>
    </style:style>
    <style:style style:name="TableCell1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0" style:parent-style-name="TableContents" style:family="paragraph">
      <style:text-properties style:font-name="Open Baskerville 0.0.75"/>
    </style:style>
    <style:style style:name="TableCell1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2" style:parent-style-name="TableContents" style:family="paragraph">
      <style:text-properties style:font-name="Open Baskerville 0.0.75"/>
    </style:style>
    <style:style style:name="TableCell1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4" style:parent-style-name="TableContents" style:family="paragraph">
      <style:text-properties style:font-name="Open Baskerville 0.0.75"/>
    </style:style>
    <style:style style:name="TableCell1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6" style:parent-style-name="TableContents" style:family="paragraph">
      <style:text-properties style:font-name="Open Baskerville 0.0.75"/>
    </style:style>
    <style:style style:name="P1257" style:parent-style-name="Standard" style:family="paragraph">
      <style:text-properties style:font-name="Open Baskerville 0.0.75"/>
    </style:style>
    <style:style style:name="P1258" style:parent-style-name="Textbody" style:family="paragraph">
      <style:text-properties style:font-name="Open Baskerville 0.0.75"/>
    </style:style>
    <style:style style:name="TableColumn1260" style:family="table-column">
      <style:table-column-properties style:column-width="0.9555in" style:use-optimal-column-width="false"/>
    </style:style>
    <style:style style:name="TableColumn1261" style:family="table-column">
      <style:table-column-properties style:column-width="0.9562in" style:use-optimal-column-width="false"/>
    </style:style>
    <style:style style:name="TableColumn1262" style:family="table-column">
      <style:table-column-properties style:column-width="0.9562in" style:use-optimal-column-width="false"/>
    </style:style>
    <style:style style:name="TableColumn1263" style:family="table-column">
      <style:table-column-properties style:column-width="0.9562in" style:use-optimal-column-width="false"/>
    </style:style>
    <style:style style:name="TableColumn1264" style:family="table-column">
      <style:table-column-properties style:column-width="0.9562in" style:use-optimal-column-width="false"/>
    </style:style>
    <style:style style:name="TableColumn1265" style:family="table-column">
      <style:table-column-properties style:column-width="0.9562in" style:use-optimal-column-width="false"/>
    </style:style>
    <style:style style:name="TableColumn1266" style:family="table-column">
      <style:table-column-properties style:column-width="0.9562in" style:use-optimal-column-width="false"/>
    </style:style>
    <style:style style:name="Table1259" style:family="table">
      <style:table-properties style:width="6.693in" fo:margin-left="0in" table:align="left"/>
    </style:style>
    <style:style style:name="TableRow1267" style:family="table-row">
      <style:table-row-properties style:use-optimal-row-height="false"/>
    </style:style>
    <style:style style:name="TableCell12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9" style:parent-style-name="TableContents" style:family="paragraph">
      <style:text-properties style:font-name="Open Baskerville 0.0.75"/>
    </style:style>
    <style:style style:name="TableCell12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1" style:parent-style-name="TableContents" style:family="paragraph">
      <style:text-properties style:font-name="Open Baskerville 0.0.75"/>
    </style:style>
    <style:style style:name="TableCell12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3" style:parent-style-name="TableContents" style:family="paragraph">
      <style:text-properties style:font-name="Open Baskerville 0.0.75"/>
    </style:style>
    <style:style style:name="TableCell12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5" style:parent-style-name="TableContents" style:family="paragraph">
      <style:text-properties style:font-name="Open Baskerville 0.0.75"/>
    </style:style>
    <style:style style:name="TableCell12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7" style:parent-style-name="TableContents" style:family="paragraph">
      <style:text-properties style:font-name="Open Baskerville 0.0.75"/>
    </style:style>
    <style:style style:name="TableCell12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9" style:parent-style-name="TableContents" style:family="paragraph">
      <style:text-properties style:font-name="Open Baskerville 0.0.75"/>
    </style:style>
    <style:style style:name="TableCell12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81" style:parent-style-name="TableContents" style:family="paragraph">
      <style:text-properties style:font-name="Open Baskerville 0.0.75"/>
    </style:style>
    <style:style style:name="TableRow1282" style:family="table-row">
      <style:table-row-properties style:use-optimal-row-height="false"/>
    </style:style>
    <style:style style:name="TableCell1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4" style:parent-style-name="TableContents" style:family="paragraph">
      <style:text-properties style:font-name="Open Baskerville 0.0.75"/>
    </style:style>
    <style:style style:name="TableCell1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6" style:parent-style-name="TableContents" style:family="paragraph">
      <style:text-properties style:font-name="Open Baskerville 0.0.75"/>
    </style:style>
    <style:style style:name="TableCell1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8" style:parent-style-name="TableContents" style:family="paragraph">
      <style:text-properties style:font-name="Open Baskerville 0.0.75"/>
    </style:style>
    <style:style style:name="TableCell1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0" style:parent-style-name="TableContents" style:family="paragraph">
      <style:text-properties style:font-name="Open Baskerville 0.0.75"/>
    </style:style>
    <style:style style:name="TableCell1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2" style:parent-style-name="TableContents" style:family="paragraph">
      <style:text-properties style:font-name="Open Baskerville 0.0.75"/>
    </style:style>
    <style:style style:name="TableCell1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4" style:parent-style-name="TableContents" style:family="paragraph">
      <style:text-properties style:font-name="Open Baskerville 0.0.75"/>
    </style:style>
    <style:style style:name="TableCell1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6" style:parent-style-name="TableContents" style:family="paragraph">
      <style:text-properties style:font-name="Open Baskerville 0.0.75"/>
    </style:style>
    <style:style style:name="TableRow1297" style:family="table-row">
      <style:table-row-properties style:use-optimal-row-height="false"/>
    </style:style>
    <style:style style:name="TableCell1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9" style:parent-style-name="TableContents" style:family="paragraph">
      <style:text-properties style:font-name="Open Baskerville 0.0.75"/>
    </style:style>
    <style:style style:name="TableCell1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1" style:parent-style-name="TableContents" style:family="paragraph">
      <style:text-properties style:font-name="Open Baskerville 0.0.75"/>
    </style:style>
    <style:style style:name="TableCell1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3" style:parent-style-name="TableContents" style:family="paragraph">
      <style:text-properties style:font-name="Open Baskerville 0.0.75"/>
    </style:style>
    <style:style style:name="TableCell1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5" style:parent-style-name="TableContents" style:family="paragraph">
      <style:text-properties style:font-name="Open Baskerville 0.0.75"/>
    </style:style>
    <style:style style:name="TableCell1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7" style:parent-style-name="TableContents" style:family="paragraph">
      <style:text-properties style:font-name="Open Baskerville 0.0.75"/>
    </style:style>
    <style:style style:name="TableCell1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9" style:parent-style-name="TableContents" style:family="paragraph">
      <style:text-properties style:font-name="Open Baskerville 0.0.75"/>
    </style:style>
    <style:style style:name="TableCell1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1" style:parent-style-name="TableContents" style:family="paragraph">
      <style:text-properties style:font-name="Open Baskerville 0.0.75"/>
    </style:style>
    <style:style style:name="TableRow1312" style:family="table-row">
      <style:table-row-properties style:use-optimal-row-height="false"/>
    </style:style>
    <style:style style:name="TableCell1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4" style:parent-style-name="TableContents" style:family="paragraph">
      <style:text-properties style:font-name="Open Baskerville 0.0.75"/>
    </style:style>
    <style:style style:name="TableCell1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6" style:parent-style-name="TableContents" style:family="paragraph">
      <style:text-properties style:font-name="Open Baskerville 0.0.75"/>
    </style:style>
    <style:style style:name="TableCell1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8" style:parent-style-name="TableContents" style:family="paragraph">
      <style:text-properties style:font-name="Open Baskerville 0.0.75"/>
    </style:style>
    <style:style style:name="TableCell1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0" style:parent-style-name="TableContents" style:family="paragraph">
      <style:text-properties style:font-name="Open Baskerville 0.0.75"/>
    </style:style>
    <style:style style:name="TableCell1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2" style:parent-style-name="TableContents" style:family="paragraph">
      <style:text-properties style:font-name="Open Baskerville 0.0.75"/>
    </style:style>
    <style:style style:name="TableCell1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4" style:parent-style-name="TableContents" style:family="paragraph">
      <style:text-properties style:font-name="Open Baskerville 0.0.75"/>
    </style:style>
    <style:style style:name="TableCell1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6" style:parent-style-name="TableContents" style:family="paragraph">
      <style:text-properties style:font-name="Open Baskerville 0.0.75"/>
    </style:style>
    <style:style style:name="TableRow1327" style:family="table-row">
      <style:table-row-properties style:use-optimal-row-height="false"/>
    </style:style>
    <style:style style:name="TableCell1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9" style:parent-style-name="TableContents" style:family="paragraph">
      <style:text-properties style:font-name="Open Baskerville 0.0.75"/>
    </style:style>
    <style:style style:name="TableCell1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1" style:parent-style-name="TableContents" style:family="paragraph">
      <style:text-properties style:font-name="Open Baskerville 0.0.75"/>
    </style:style>
    <style:style style:name="TableCell1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3" style:parent-style-name="TableContents" style:family="paragraph">
      <style:text-properties style:font-name="Open Baskerville 0.0.75"/>
    </style:style>
    <style:style style:name="TableCell1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5" style:parent-style-name="TableContents" style:family="paragraph">
      <style:text-properties style:font-name="Open Baskerville 0.0.75"/>
    </style:style>
    <style:style style:name="TableCell1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7" style:parent-style-name="TableContents" style:family="paragraph">
      <style:text-properties style:font-name="Open Baskerville 0.0.75"/>
    </style:style>
    <style:style style:name="TableCell1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9" style:parent-style-name="TableContents" style:family="paragraph">
      <style:text-properties style:font-name="Open Baskerville 0.0.75"/>
    </style:style>
    <style:style style:name="TableCell1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1" style:parent-style-name="TableContents" style:family="paragraph">
      <style:text-properties style:font-name="Open Baskerville 0.0.75"/>
    </style:style>
    <style:style style:name="TableRow1342" style:family="table-row">
      <style:table-row-properties style:use-optimal-row-height="false"/>
    </style:style>
    <style:style style:name="TableCell1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4" style:parent-style-name="TableContents" style:family="paragraph">
      <style:text-properties style:font-name="Open Baskerville 0.0.75"/>
    </style:style>
    <style:style style:name="TableCell1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6" style:parent-style-name="TableContents" style:family="paragraph">
      <style:text-properties style:font-name="Open Baskerville 0.0.75"/>
    </style:style>
    <style:style style:name="TableCell1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8" style:parent-style-name="TableContents" style:family="paragraph">
      <style:text-properties style:font-name="Open Baskerville 0.0.75"/>
    </style:style>
    <style:style style:name="TableCell1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0" style:parent-style-name="TableContents" style:family="paragraph">
      <style:text-properties style:font-name="Open Baskerville 0.0.75"/>
    </style:style>
    <style:style style:name="TableCell1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2" style:parent-style-name="TableContents" style:family="paragraph">
      <style:text-properties style:font-name="Open Baskerville 0.0.75"/>
    </style:style>
    <style:style style:name="TableCell1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4" style:parent-style-name="TableContents" style:family="paragraph">
      <style:text-properties style:font-name="Open Baskerville 0.0.75"/>
    </style:style>
    <style:style style:name="TableCell1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6" style:parent-style-name="TableContents" style:family="paragraph">
      <style:text-properties style:font-name="Open Baskerville 0.0.75"/>
    </style:style>
    <style:style style:name="TableRow1357" style:family="table-row">
      <style:table-row-properties style:use-optimal-row-height="false"/>
    </style:style>
    <style:style style:name="TableCell1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9" style:parent-style-name="TableContents" style:family="paragraph">
      <style:text-properties style:font-name="Open Baskerville 0.0.75"/>
    </style:style>
    <style:style style:name="TableCell1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1" style:parent-style-name="TableContents" style:family="paragraph">
      <style:text-properties style:font-name="Open Baskerville 0.0.75"/>
    </style:style>
    <style:style style:name="TableCell1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3" style:parent-style-name="TableContents" style:family="paragraph">
      <style:text-properties style:font-name="Open Baskerville 0.0.75"/>
    </style:style>
    <style:style style:name="TableCell1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5" style:parent-style-name="TableContents" style:family="paragraph">
      <style:text-properties style:font-name="Open Baskerville 0.0.75"/>
    </style:style>
    <style:style style:name="TableCell1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7" style:parent-style-name="TableContents" style:family="paragraph">
      <style:text-properties style:font-name="Open Baskerville 0.0.75"/>
    </style:style>
    <style:style style:name="TableCell1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9" style:parent-style-name="TableContents" style:family="paragraph">
      <style:text-properties style:font-name="Open Baskerville 0.0.75"/>
    </style:style>
    <style:style style:name="TableCell13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1" style:parent-style-name="TableContents" style:family="paragraph">
      <style:text-properties style:font-name="Open Baskerville 0.0.75"/>
    </style:style>
    <style:style style:name="P1372" style:parent-style-name="Standard" style:family="paragraph">
      <style:text-properties style:font-name="Open Baskerville 0.0.75"/>
    </style:style>
    <style:style style:name="P1373" style:parent-style-name="Textbody" style:family="paragraph">
      <style:text-properties style:font-name="Open Baskerville 0.0.75"/>
    </style:style>
    <style:style style:name="TableColumn1375" style:family="table-column">
      <style:table-column-properties style:column-width="0.9555in" style:use-optimal-column-width="false"/>
    </style:style>
    <style:style style:name="TableColumn1376" style:family="table-column">
      <style:table-column-properties style:column-width="0.9562in" style:use-optimal-column-width="false"/>
    </style:style>
    <style:style style:name="TableColumn1377" style:family="table-column">
      <style:table-column-properties style:column-width="0.9562in" style:use-optimal-column-width="false"/>
    </style:style>
    <style:style style:name="TableColumn1378" style:family="table-column">
      <style:table-column-properties style:column-width="0.9562in" style:use-optimal-column-width="false"/>
    </style:style>
    <style:style style:name="TableColumn1379" style:family="table-column">
      <style:table-column-properties style:column-width="0.9562in" style:use-optimal-column-width="false"/>
    </style:style>
    <style:style style:name="TableColumn1380" style:family="table-column">
      <style:table-column-properties style:column-width="0.9562in" style:use-optimal-column-width="false"/>
    </style:style>
    <style:style style:name="TableColumn1381" style:family="table-column">
      <style:table-column-properties style:column-width="0.9562in" style:use-optimal-column-width="false"/>
    </style:style>
    <style:style style:name="Table1374" style:family="table">
      <style:table-properties style:width="6.693in" fo:margin-left="0in" table:align="left"/>
    </style:style>
    <style:style style:name="TableRow1382" style:family="table-row">
      <style:table-row-properties style:use-optimal-row-height="false"/>
    </style:style>
    <style:style style:name="TableCell13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4" style:parent-style-name="TableContents" style:family="paragraph">
      <style:text-properties style:font-name="Open Baskerville 0.0.75"/>
    </style:style>
    <style:style style:name="TableCell13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6" style:parent-style-name="TableContents" style:family="paragraph">
      <style:text-properties style:font-name="Open Baskerville 0.0.75"/>
    </style:style>
    <style:style style:name="TableCell13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8" style:parent-style-name="TableContents" style:family="paragraph">
      <style:text-properties style:font-name="Open Baskerville 0.0.75"/>
    </style:style>
    <style:style style:name="TableCell13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0" style:parent-style-name="TableContents" style:family="paragraph">
      <style:text-properties style:font-name="Open Baskerville 0.0.75"/>
    </style:style>
    <style:style style:name="TableCell13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2" style:parent-style-name="TableContents" style:family="paragraph">
      <style:text-properties style:font-name="Open Baskerville 0.0.75"/>
    </style:style>
    <style:style style:name="TableCell13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4" style:parent-style-name="TableContents" style:family="paragraph">
      <style:text-properties style:font-name="Open Baskerville 0.0.75"/>
    </style:style>
    <style:style style:name="TableCell13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96" style:parent-style-name="TableContents" style:family="paragraph">
      <style:text-properties style:font-name="Open Baskerville 0.0.75"/>
    </style:style>
    <style:style style:name="TableRow1397" style:family="table-row">
      <style:table-row-properties style:use-optimal-row-height="false"/>
    </style:style>
    <style:style style:name="TableCell1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9" style:parent-style-name="TableContents" style:family="paragraph">
      <style:text-properties style:font-name="Open Baskerville 0.0.75"/>
    </style:style>
    <style:style style:name="TableCell1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1" style:parent-style-name="TableContents" style:family="paragraph">
      <style:text-properties style:font-name="Open Baskerville 0.0.75"/>
    </style:style>
    <style:style style:name="TableCell1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3" style:parent-style-name="TableContents" style:family="paragraph">
      <style:text-properties style:font-name="Open Baskerville 0.0.75"/>
    </style:style>
    <style:style style:name="TableCell1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5" style:parent-style-name="TableContents" style:family="paragraph">
      <style:text-properties style:font-name="Open Baskerville 0.0.75"/>
    </style:style>
    <style:style style:name="TableCell1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7" style:parent-style-name="TableContents" style:family="paragraph">
      <style:text-properties style:font-name="Open Baskerville 0.0.75"/>
    </style:style>
    <style:style style:name="TableCell1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9" style:parent-style-name="TableContents" style:family="paragraph">
      <style:text-properties style:font-name="Open Baskerville 0.0.75"/>
    </style:style>
    <style:style style:name="TableCell1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1" style:parent-style-name="TableContents" style:family="paragraph">
      <style:text-properties style:font-name="Open Baskerville 0.0.75"/>
    </style:style>
    <style:style style:name="TableRow1412" style:family="table-row">
      <style:table-row-properties style:use-optimal-row-height="false"/>
    </style:style>
    <style:style style:name="TableCell1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4" style:parent-style-name="TableContents" style:family="paragraph">
      <style:text-properties style:font-name="Open Baskerville 0.0.75"/>
    </style:style>
    <style:style style:name="TableCell1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6" style:parent-style-name="TableContents" style:family="paragraph">
      <style:text-properties style:font-name="Open Baskerville 0.0.75"/>
    </style:style>
    <style:style style:name="TableCell1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8" style:parent-style-name="TableContents" style:family="paragraph">
      <style:text-properties style:font-name="Open Baskerville 0.0.75"/>
    </style:style>
    <style:style style:name="TableCell1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0" style:parent-style-name="TableContents" style:family="paragraph">
      <style:text-properties style:font-name="Open Baskerville 0.0.75"/>
    </style:style>
    <style:style style:name="TableCell1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2" style:parent-style-name="TableContents" style:family="paragraph">
      <style:text-properties style:font-name="Open Baskerville 0.0.75"/>
    </style:style>
    <style:style style:name="TableCell1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4" style:parent-style-name="TableContents" style:family="paragraph">
      <style:text-properties style:font-name="Open Baskerville 0.0.75"/>
    </style:style>
    <style:style style:name="TableCell1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6" style:parent-style-name="TableContents" style:family="paragraph">
      <style:text-properties style:font-name="Open Baskerville 0.0.75"/>
    </style:style>
    <style:style style:name="TableRow1427" style:family="table-row">
      <style:table-row-properties style:use-optimal-row-height="false"/>
    </style:style>
    <style:style style:name="TableCell1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9" style:parent-style-name="TableContents" style:family="paragraph">
      <style:text-properties style:font-name="Open Baskerville 0.0.75"/>
    </style:style>
    <style:style style:name="TableCell1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1" style:parent-style-name="TableContents" style:family="paragraph">
      <style:text-properties style:font-name="Open Baskerville 0.0.75"/>
    </style:style>
    <style:style style:name="TableCell1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3" style:parent-style-name="TableContents" style:family="paragraph">
      <style:text-properties style:font-name="Open Baskerville 0.0.75"/>
    </style:style>
    <style:style style:name="TableCell1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5" style:parent-style-name="TableContents" style:family="paragraph">
      <style:text-properties style:font-name="Open Baskerville 0.0.75"/>
    </style:style>
    <style:style style:name="TableCell1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7" style:parent-style-name="TableContents" style:family="paragraph">
      <style:text-properties style:font-name="Open Baskerville 0.0.75"/>
    </style:style>
    <style:style style:name="TableCell1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9" style:parent-style-name="TableContents" style:family="paragraph">
      <style:text-properties style:font-name="Open Baskerville 0.0.75"/>
    </style:style>
    <style:style style:name="TableCell14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1" style:parent-style-name="TableContents" style:family="paragraph">
      <style:text-properties style:font-name="Open Baskerville 0.0.75"/>
    </style:style>
    <style:style style:name="TableRow1442" style:family="table-row">
      <style:table-row-properties style:use-optimal-row-height="false"/>
    </style:style>
    <style:style style:name="TableCell1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4" style:parent-style-name="TableContents" style:family="paragraph">
      <style:text-properties style:font-name="Open Baskerville 0.0.75"/>
    </style:style>
    <style:style style:name="TableCell1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6" style:parent-style-name="TableContents" style:family="paragraph">
      <style:text-properties style:font-name="Open Baskerville 0.0.75"/>
    </style:style>
    <style:style style:name="TableCell1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8" style:parent-style-name="TableContents" style:family="paragraph">
      <style:text-properties style:font-name="Open Baskerville 0.0.75"/>
    </style:style>
    <style:style style:name="TableCell1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0" style:parent-style-name="TableContents" style:family="paragraph">
      <style:text-properties style:font-name="Open Baskerville 0.0.75"/>
    </style:style>
    <style:style style:name="TableCell1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2" style:parent-style-name="TableContents" style:family="paragraph">
      <style:text-properties style:font-name="Open Baskerville 0.0.75"/>
    </style:style>
    <style:style style:name="TableCell1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4" style:parent-style-name="TableContents" style:family="paragraph">
      <style:text-properties style:font-name="Open Baskerville 0.0.75"/>
    </style:style>
    <style:style style:name="TableCell14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6" style:parent-style-name="TableContents" style:family="paragraph">
      <style:text-properties style:font-name="Open Baskerville 0.0.75"/>
    </style:style>
    <style:style style:name="TableRow1457" style:family="table-row">
      <style:table-row-properties style:use-optimal-row-height="false"/>
    </style:style>
    <style:style style:name="TableCell1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9" style:parent-style-name="TableContents" style:family="paragraph">
      <style:text-properties style:font-name="Open Baskerville 0.0.75"/>
    </style:style>
    <style:style style:name="TableCell1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1" style:parent-style-name="TableContents" style:family="paragraph">
      <style:text-properties style:font-name="Open Baskerville 0.0.75"/>
    </style:style>
    <style:style style:name="TableCell1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3" style:parent-style-name="TableContents" style:family="paragraph">
      <style:text-properties style:font-name="Open Baskerville 0.0.75"/>
    </style:style>
    <style:style style:name="TableCell1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5" style:parent-style-name="TableContents" style:family="paragraph">
      <style:text-properties style:font-name="Open Baskerville 0.0.75"/>
    </style:style>
    <style:style style:name="TableCell1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7" style:parent-style-name="TableContents" style:family="paragraph">
      <style:text-properties style:font-name="Open Baskerville 0.0.75"/>
    </style:style>
    <style:style style:name="TableCell1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9" style:parent-style-name="TableContents" style:family="paragraph">
      <style:text-properties style:font-name="Open Baskerville 0.0.75"/>
    </style:style>
    <style:style style:name="TableCell14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1" style:parent-style-name="TableContents" style:family="paragraph">
      <style:text-properties style:font-name="Open Baskerville 0.0.75"/>
    </style:style>
    <style:style style:name="TableRow1472" style:family="table-row">
      <style:table-row-properties style:use-optimal-row-height="false"/>
    </style:style>
    <style:style style:name="TableCell1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4" style:parent-style-name="TableContents" style:family="paragraph">
      <style:text-properties style:font-name="Open Baskerville 0.0.75"/>
    </style:style>
    <style:style style:name="TableCell1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6" style:parent-style-name="TableContents" style:family="paragraph">
      <style:text-properties style:font-name="Open Baskerville 0.0.75"/>
    </style:style>
    <style:style style:name="TableCell1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8" style:parent-style-name="TableContents" style:family="paragraph">
      <style:text-properties style:font-name="Open Baskerville 0.0.75"/>
    </style:style>
    <style:style style:name="TableCell1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0" style:parent-style-name="TableContents" style:family="paragraph">
      <style:text-properties style:font-name="Open Baskerville 0.0.75"/>
    </style:style>
    <style:style style:name="TableCell1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2" style:parent-style-name="TableContents" style:family="paragraph">
      <style:text-properties style:font-name="Open Baskerville 0.0.75"/>
    </style:style>
    <style:style style:name="TableCell1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4" style:parent-style-name="TableContents" style:family="paragraph">
      <style:text-properties style:font-name="Open Baskerville 0.0.75"/>
    </style:style>
    <style:style style:name="TableCell14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6" style:parent-style-name="TableContents" style:family="paragraph">
      <style:text-properties style:font-name="Open Baskerville 0.0.75"/>
    </style:style>
    <style:style style:name="TableRow1487" style:family="table-row">
      <style:table-row-properties style:use-optimal-row-height="false"/>
    </style:style>
    <style:style style:name="TableCell1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9" style:parent-style-name="TableContents" style:family="paragraph">
      <style:text-properties style:font-name="Open Baskerville 0.0.75"/>
    </style:style>
    <style:style style:name="TableCell1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1" style:parent-style-name="TableContents" style:family="paragraph">
      <style:text-properties style:font-name="Open Baskerville 0.0.75"/>
    </style:style>
    <style:style style:name="TableCell1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3" style:parent-style-name="TableContents" style:family="paragraph">
      <style:text-properties style:font-name="Open Baskerville 0.0.75"/>
    </style:style>
    <style:style style:name="TableCell1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5" style:parent-style-name="TableContents" style:family="paragraph">
      <style:text-properties style:font-name="Open Baskerville 0.0.75"/>
    </style:style>
    <style:style style:name="TableCell1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7" style:parent-style-name="TableContents" style:family="paragraph">
      <style:text-properties style:font-name="Open Baskerville 0.0.75"/>
    </style:style>
    <style:style style:name="TableCell1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9" style:parent-style-name="TableContents" style:family="paragraph">
      <style:text-properties style:font-name="Open Baskerville 0.0.75"/>
    </style:style>
    <style:style style:name="TableCell15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1" style:parent-style-name="TableContents" style:family="paragraph">
      <style:text-properties style:font-name="Open Baskerville 0.0.75"/>
    </style:style>
    <style:style style:name="TableRow1502" style:family="table-row">
      <style:table-row-properties style:use-optimal-row-height="false"/>
    </style:style>
    <style:style style:name="TableCell1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4" style:parent-style-name="TableContents" style:family="paragraph">
      <style:text-properties style:font-name="Open Baskerville 0.0.75"/>
    </style:style>
    <style:style style:name="TableCell1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6" style:parent-style-name="TableContents" style:family="paragraph">
      <style:text-properties style:font-name="Open Baskerville 0.0.75"/>
    </style:style>
    <style:style style:name="TableCell1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8" style:parent-style-name="TableContents" style:family="paragraph">
      <style:text-properties style:font-name="Open Baskerville 0.0.75"/>
    </style:style>
    <style:style style:name="TableCell1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0" style:parent-style-name="TableContents" style:family="paragraph">
      <style:text-properties style:font-name="Open Baskerville 0.0.75"/>
    </style:style>
    <style:style style:name="TableCell1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2" style:parent-style-name="TableContents" style:family="paragraph">
      <style:text-properties style:font-name="Open Baskerville 0.0.75"/>
    </style:style>
    <style:style style:name="TableCell1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4" style:parent-style-name="TableContents" style:family="paragraph">
      <style:text-properties style:font-name="Open Baskerville 0.0.75"/>
    </style:style>
    <style:style style:name="TableCell15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6" style:parent-style-name="TableContents" style:family="paragraph">
      <style:text-properties style:font-name="Open Baskerville 0.0.75"/>
    </style:style>
    <style:style style:name="P1517" style:parent-style-name="Heading2" style:family="paragraph">
      <style:paragraph-properties fo:break-before="page"/>
      <style:text-properties style:font-name="Open Baskerville 0.0.75"/>
    </style:style>
    <style:style style:name="P1518" style:parent-style-name="Textbody" style:family="paragraph">
      <style:text-properties style:font-name="Open Baskerville 0.0.75"/>
    </style:style>
    <style:style style:name="TableColumn1520" style:family="table-column">
      <style:table-column-properties style:column-width="0.9555in" style:use-optimal-column-width="false"/>
    </style:style>
    <style:style style:name="TableColumn1521" style:family="table-column">
      <style:table-column-properties style:column-width="0.9562in" style:use-optimal-column-width="false"/>
    </style:style>
    <style:style style:name="TableColumn1522" style:family="table-column">
      <style:table-column-properties style:column-width="0.9562in" style:use-optimal-column-width="false"/>
    </style:style>
    <style:style style:name="TableColumn1523" style:family="table-column">
      <style:table-column-properties style:column-width="0.9562in" style:use-optimal-column-width="false"/>
    </style:style>
    <style:style style:name="TableColumn1524" style:family="table-column">
      <style:table-column-properties style:column-width="0.9562in" style:use-optimal-column-width="false"/>
    </style:style>
    <style:style style:name="TableColumn1525" style:family="table-column">
      <style:table-column-properties style:column-width="0.9562in" style:use-optimal-column-width="false"/>
    </style:style>
    <style:style style:name="TableColumn1526" style:family="table-column">
      <style:table-column-properties style:column-width="0.9562in" style:use-optimal-column-width="false"/>
    </style:style>
    <style:style style:name="Table1519" style:family="table">
      <style:table-properties style:width="6.693in" fo:margin-left="0in" table:align="left"/>
    </style:style>
    <style:style style:name="TableRow1527" style:family="table-row">
      <style:table-row-properties style:use-optimal-row-height="false"/>
    </style:style>
    <style:style style:name="TableCell15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9" style:parent-style-name="TableContents" style:family="paragraph">
      <style:text-properties style:font-name="Open Baskerville 0.0.75"/>
    </style:style>
    <style:style style:name="TableCell15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1" style:parent-style-name="TableContents" style:family="paragraph">
      <style:text-properties style:font-name="Open Baskerville 0.0.75"/>
    </style:style>
    <style:style style:name="TableCell15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3" style:parent-style-name="TableContents" style:family="paragraph">
      <style:text-properties style:font-name="Open Baskerville 0.0.75"/>
    </style:style>
    <style:style style:name="TableCell15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5" style:parent-style-name="TableContents" style:family="paragraph">
      <style:text-properties style:font-name="Open Baskerville 0.0.75"/>
    </style:style>
    <style:style style:name="TableCell15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7" style:parent-style-name="TableContents" style:family="paragraph">
      <style:text-properties style:font-name="Open Baskerville 0.0.75"/>
    </style:style>
    <style:style style:name="TableCell15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9" style:parent-style-name="TableContents" style:family="paragraph">
      <style:text-properties style:font-name="Open Baskerville 0.0.75"/>
    </style:style>
    <style:style style:name="TableCell15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41" style:parent-style-name="TableContents" style:family="paragraph">
      <style:text-properties style:font-name="Open Baskerville 0.0.75"/>
    </style:style>
    <style:style style:name="TableRow1542" style:family="table-row">
      <style:table-row-properties style:use-optimal-row-height="false"/>
    </style:style>
    <style:style style:name="TableCell1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4" style:parent-style-name="TableContents" style:family="paragraph">
      <style:text-properties style:font-name="Open Baskerville 0.0.75"/>
    </style:style>
    <style:style style:name="TableCell1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6" style:parent-style-name="TableContents" style:family="paragraph">
      <style:text-properties style:font-name="Open Baskerville 0.0.75"/>
    </style:style>
    <style:style style:name="TableCell1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8" style:parent-style-name="TableContents" style:family="paragraph">
      <style:text-properties style:font-name="Open Baskerville 0.0.75"/>
    </style:style>
    <style:style style:name="TableCell1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0" style:parent-style-name="TableContents" style:family="paragraph">
      <style:text-properties style:font-name="Open Baskerville 0.0.75"/>
    </style:style>
    <style:style style:name="TableCell1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2" style:parent-style-name="TableContents" style:family="paragraph">
      <style:text-properties style:font-name="Open Baskerville 0.0.75"/>
    </style:style>
    <style:style style:name="TableCell1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4" style:parent-style-name="TableContents" style:family="paragraph">
      <style:text-properties style:font-name="Open Baskerville 0.0.75"/>
    </style:style>
    <style:style style:name="TableCell15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6" style:parent-style-name="TableContents" style:family="paragraph">
      <style:text-properties style:font-name="Open Baskerville 0.0.75"/>
    </style:style>
    <style:style style:name="TableRow1557" style:family="table-row">
      <style:table-row-properties style:use-optimal-row-height="false"/>
    </style:style>
    <style:style style:name="TableCell1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9" style:parent-style-name="TableContents" style:family="paragraph">
      <style:text-properties style:font-name="Open Baskerville 0.0.75"/>
    </style:style>
    <style:style style:name="TableCell1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1" style:parent-style-name="TableContents" style:family="paragraph">
      <style:text-properties style:font-name="Open Baskerville 0.0.75"/>
    </style:style>
    <style:style style:name="TableCell1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3" style:parent-style-name="TableContents" style:family="paragraph">
      <style:text-properties style:font-name="Open Baskerville 0.0.75"/>
    </style:style>
    <style:style style:name="TableCell1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5" style:parent-style-name="TableContents" style:family="paragraph">
      <style:text-properties style:font-name="Open Baskerville 0.0.75"/>
    </style:style>
    <style:style style:name="TableCell1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7" style:parent-style-name="TableContents" style:family="paragraph">
      <style:text-properties style:font-name="Open Baskerville 0.0.75"/>
    </style:style>
    <style:style style:name="TableCell1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9" style:parent-style-name="TableContents" style:family="paragraph">
      <style:text-properties style:font-name="Open Baskerville 0.0.75"/>
    </style:style>
    <style:style style:name="TableCell15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1" style:parent-style-name="TableContents" style:family="paragraph">
      <style:text-properties style:font-name="Open Baskerville 0.0.75"/>
    </style:style>
    <style:style style:name="TableRow1572" style:family="table-row">
      <style:table-row-properties style:use-optimal-row-height="false"/>
    </style:style>
    <style:style style:name="TableCell1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4" style:parent-style-name="TableContents" style:family="paragraph">
      <style:text-properties style:font-name="Open Baskerville 0.0.75"/>
    </style:style>
    <style:style style:name="TableCell15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6" style:parent-style-name="TableContents" style:family="paragraph">
      <style:text-properties style:font-name="Open Baskerville 0.0.75"/>
    </style:style>
    <style:style style:name="TableCell1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8" style:parent-style-name="TableContents" style:family="paragraph">
      <style:text-properties style:font-name="Open Baskerville 0.0.75"/>
    </style:style>
    <style:style style:name="TableCell1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0" style:parent-style-name="TableContents" style:family="paragraph">
      <style:text-properties style:font-name="Open Baskerville 0.0.75"/>
    </style:style>
    <style:style style:name="TableCell1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2" style:parent-style-name="TableContents" style:family="paragraph">
      <style:text-properties style:font-name="Open Baskerville 0.0.75"/>
    </style:style>
    <style:style style:name="TableCell1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4" style:parent-style-name="TableContents" style:family="paragraph">
      <style:text-properties style:font-name="Open Baskerville 0.0.75"/>
    </style:style>
    <style:style style:name="TableCell15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6" style:parent-style-name="TableContents" style:family="paragraph">
      <style:text-properties style:font-name="Open Baskerville 0.0.75"/>
    </style:style>
    <style:style style:name="TableRow1587" style:family="table-row">
      <style:table-row-properties style:use-optimal-row-height="false"/>
    </style:style>
    <style:style style:name="TableCell1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9" style:parent-style-name="TableContents" style:family="paragraph">
      <style:text-properties style:font-name="Open Baskerville 0.0.75"/>
    </style:style>
    <style:style style:name="TableCell1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1" style:parent-style-name="TableContents" style:family="paragraph">
      <style:text-properties style:font-name="Open Baskerville 0.0.75"/>
    </style:style>
    <style:style style:name="TableCell1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3" style:parent-style-name="TableContents" style:family="paragraph">
      <style:text-properties style:font-name="Open Baskerville 0.0.75"/>
    </style:style>
    <style:style style:name="TableCell1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5" style:parent-style-name="TableContents" style:family="paragraph">
      <style:text-properties style:font-name="Open Baskerville 0.0.75"/>
    </style:style>
    <style:style style:name="TableCell1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7" style:parent-style-name="TableContents" style:family="paragraph">
      <style:text-properties style:font-name="Open Baskerville 0.0.75"/>
    </style:style>
    <style:style style:name="TableCell1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9" style:parent-style-name="TableContents" style:family="paragraph">
      <style:text-properties style:font-name="Open Baskerville 0.0.75"/>
    </style:style>
    <style:style style:name="TableCell16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1" style:parent-style-name="TableContents" style:family="paragraph">
      <style:text-properties style:font-name="Open Baskerville 0.0.75"/>
    </style:style>
    <style:style style:name="TableRow1602" style:family="table-row">
      <style:table-row-properties style:use-optimal-row-height="false"/>
    </style:style>
    <style:style style:name="TableCell1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4" style:parent-style-name="TableContents" style:family="paragraph">
      <style:text-properties style:font-name="Open Baskerville 0.0.75"/>
    </style:style>
    <style:style style:name="TableCell1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6" style:parent-style-name="TableContents" style:family="paragraph">
      <style:text-properties style:font-name="Open Baskerville 0.0.75"/>
    </style:style>
    <style:style style:name="TableCell16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8" style:parent-style-name="TableContents" style:family="paragraph">
      <style:text-properties style:font-name="Open Baskerville 0.0.75"/>
    </style:style>
    <style:style style:name="TableCell1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0" style:parent-style-name="TableContents" style:family="paragraph">
      <style:text-properties style:font-name="Open Baskerville 0.0.75"/>
    </style:style>
    <style:style style:name="TableCell1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2" style:parent-style-name="TableContents" style:family="paragraph">
      <style:text-properties style:font-name="Open Baskerville 0.0.75"/>
    </style:style>
    <style:style style:name="TableCell1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4" style:parent-style-name="TableContents" style:family="paragraph">
      <style:text-properties style:font-name="Open Baskerville 0.0.75"/>
    </style:style>
    <style:style style:name="TableCell16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6" style:parent-style-name="TableContents" style:family="paragraph">
      <style:text-properties style:font-name="Open Baskerville 0.0.75"/>
    </style:style>
    <style:style style:name="TableRow1617" style:family="table-row">
      <style:table-row-properties style:use-optimal-row-height="false"/>
    </style:style>
    <style:style style:name="TableCell1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9" style:parent-style-name="TableContents" style:family="paragraph">
      <style:text-properties style:font-name="Open Baskerville 0.0.75"/>
    </style:style>
    <style:style style:name="TableCell1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1" style:parent-style-name="TableContents" style:family="paragraph">
      <style:text-properties style:font-name="Open Baskerville 0.0.75"/>
    </style:style>
    <style:style style:name="TableCell1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3" style:parent-style-name="TableContents" style:family="paragraph">
      <style:text-properties style:font-name="Open Baskerville 0.0.75"/>
    </style:style>
    <style:style style:name="TableCell16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5" style:parent-style-name="TableContents" style:family="paragraph">
      <style:text-properties style:font-name="Open Baskerville 0.0.75"/>
    </style:style>
    <style:style style:name="TableCell1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7" style:parent-style-name="TableContents" style:family="paragraph">
      <style:text-properties style:font-name="Open Baskerville 0.0.75"/>
    </style:style>
    <style:style style:name="TableCell1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9" style:parent-style-name="TableContents" style:family="paragraph">
      <style:text-properties style:font-name="Open Baskerville 0.0.75"/>
    </style:style>
    <style:style style:name="TableCell16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1" style:parent-style-name="TableContents" style:family="paragraph">
      <style:text-properties style:font-name="Open Baskerville 0.0.75"/>
    </style:style>
    <style:style style:name="TableRow1632" style:family="table-row">
      <style:table-row-properties style:use-optimal-row-height="false"/>
    </style:style>
    <style:style style:name="TableCell1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4" style:parent-style-name="TableContents" style:family="paragraph">
      <style:text-properties style:font-name="Open Baskerville 0.0.75"/>
    </style:style>
    <style:style style:name="TableCell1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6" style:parent-style-name="TableContents" style:family="paragraph">
      <style:text-properties style:font-name="Open Baskerville 0.0.75"/>
    </style:style>
    <style:style style:name="TableCell1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8" style:parent-style-name="TableContents" style:family="paragraph">
      <style:text-properties style:font-name="Open Baskerville 0.0.75"/>
    </style:style>
    <style:style style:name="TableCell16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0" style:parent-style-name="TableContents" style:family="paragraph">
      <style:text-properties style:font-name="Open Baskerville 0.0.75"/>
    </style:style>
    <style:style style:name="TableCell1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2" style:parent-style-name="TableContents" style:family="paragraph">
      <style:text-properties style:font-name="Open Baskerville 0.0.75"/>
    </style:style>
    <style:style style:name="TableCell1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4" style:parent-style-name="TableContents" style:family="paragraph">
      <style:text-properties style:font-name="Open Baskerville 0.0.75"/>
    </style:style>
    <style:style style:name="TableCell16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6" style:parent-style-name="TableContents" style:family="paragraph">
      <style:text-properties style:font-name="Open Baskerville 0.0.75"/>
    </style:style>
    <style:style style:name="TableRow1647" style:family="table-row">
      <style:table-row-properties style:use-optimal-row-height="false"/>
    </style:style>
    <style:style style:name="TableCell1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9" style:parent-style-name="TableContents" style:family="paragraph">
      <style:text-properties style:font-name="Open Baskerville 0.0.75"/>
    </style:style>
    <style:style style:name="TableCell1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1" style:parent-style-name="TableContents" style:family="paragraph">
      <style:text-properties style:font-name="Open Baskerville 0.0.75"/>
    </style:style>
    <style:style style:name="TableCell16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3" style:parent-style-name="TableContents" style:family="paragraph">
      <style:text-properties style:font-name="Open Baskerville 0.0.75"/>
    </style:style>
    <style:style style:name="TableCell16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5" style:parent-style-name="TableContents" style:family="paragraph">
      <style:text-properties style:font-name="Open Baskerville 0.0.75"/>
    </style:style>
    <style:style style:name="TableCell1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7" style:parent-style-name="TableContents" style:family="paragraph">
      <style:text-properties style:font-name="Open Baskerville 0.0.75"/>
    </style:style>
    <style:style style:name="TableCell1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9" style:parent-style-name="TableContents" style:family="paragraph">
      <style:text-properties style:font-name="Open Baskerville 0.0.75"/>
    </style:style>
    <style:style style:name="TableCell16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1" style:parent-style-name="TableContents" style:family="paragraph">
      <style:text-properties style:font-name="Open Baskerville 0.0.75"/>
    </style:style>
    <style:style style:name="TableRow1662" style:family="table-row">
      <style:table-row-properties style:use-optimal-row-height="false"/>
    </style:style>
    <style:style style:name="TableCell1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4" style:parent-style-name="TableContents" style:family="paragraph">
      <style:text-properties style:font-name="Open Baskerville 0.0.75"/>
    </style:style>
    <style:style style:name="TableCell1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6" style:parent-style-name="TableContents" style:family="paragraph">
      <style:text-properties style:font-name="Open Baskerville 0.0.75"/>
    </style:style>
    <style:style style:name="TableCell1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8" style:parent-style-name="TableContents" style:family="paragraph">
      <style:text-properties style:font-name="Open Baskerville 0.0.75"/>
    </style:style>
    <style:style style:name="TableCell1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0" style:parent-style-name="TableContents" style:family="paragraph">
      <style:text-properties style:font-name="Open Baskerville 0.0.75"/>
    </style:style>
    <style:style style:name="TableCell1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2" style:parent-style-name="TableContents" style:family="paragraph">
      <style:text-properties style:font-name="Open Baskerville 0.0.75"/>
    </style:style>
    <style:style style:name="TableCell1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4" style:parent-style-name="TableContents" style:family="paragraph">
      <style:text-properties style:font-name="Open Baskerville 0.0.75"/>
    </style:style>
    <style:style style:name="TableCell16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6" style:parent-style-name="TableContents" style:family="paragraph">
      <style:text-properties style:font-name="Open Baskerville 0.0.75"/>
    </style:style>
    <style:style style:name="P1677" style:parent-style-name="Standard" style:family="paragraph">
      <style:text-properties style:font-name="Open Baskerville 0.0.75"/>
    </style:style>
    <style:style style:name="P1678" style:parent-style-name="Textbody" style:family="paragraph">
      <style:text-properties style:font-name="Open Baskerville 0.0.75"/>
    </style:style>
    <style:style style:name="TableColumn1680" style:family="table-column">
      <style:table-column-properties style:column-width="0.9555in" style:use-optimal-column-width="false"/>
    </style:style>
    <style:style style:name="TableColumn1681" style:family="table-column">
      <style:table-column-properties style:column-width="0.9562in" style:use-optimal-column-width="false"/>
    </style:style>
    <style:style style:name="TableColumn1682" style:family="table-column">
      <style:table-column-properties style:column-width="0.9562in" style:use-optimal-column-width="false"/>
    </style:style>
    <style:style style:name="TableColumn1683" style:family="table-column">
      <style:table-column-properties style:column-width="0.9562in" style:use-optimal-column-width="false"/>
    </style:style>
    <style:style style:name="TableColumn1684" style:family="table-column">
      <style:table-column-properties style:column-width="0.9562in" style:use-optimal-column-width="false"/>
    </style:style>
    <style:style style:name="TableColumn1685" style:family="table-column">
      <style:table-column-properties style:column-width="0.9562in" style:use-optimal-column-width="false"/>
    </style:style>
    <style:style style:name="TableColumn1686" style:family="table-column">
      <style:table-column-properties style:column-width="0.9562in" style:use-optimal-column-width="false"/>
    </style:style>
    <style:style style:name="Table1679" style:family="table">
      <style:table-properties style:width="6.693in" fo:margin-left="0in" table:align="left"/>
    </style:style>
    <style:style style:name="TableRow1687" style:family="table-row">
      <style:table-row-properties style:use-optimal-row-height="false"/>
    </style:style>
    <style:style style:name="TableCell16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9" style:parent-style-name="TableContents" style:family="paragraph">
      <style:text-properties style:font-name="Open Baskerville 0.0.75"/>
    </style:style>
    <style:style style:name="TableCell16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1" style:parent-style-name="TableContents" style:family="paragraph">
      <style:text-properties style:font-name="Open Baskerville 0.0.75"/>
    </style:style>
    <style:style style:name="TableCell16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3" style:parent-style-name="TableContents" style:family="paragraph">
      <style:text-properties style:font-name="Open Baskerville 0.0.75"/>
    </style:style>
    <style:style style:name="TableCell16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5" style:parent-style-name="TableContents" style:family="paragraph">
      <style:text-properties style:font-name="Open Baskerville 0.0.75"/>
    </style:style>
    <style:style style:name="TableCell16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7" style:parent-style-name="TableContents" style:family="paragraph">
      <style:text-properties style:font-name="Open Baskerville 0.0.75"/>
    </style:style>
    <style:style style:name="TableCell16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9" style:parent-style-name="TableContents" style:family="paragraph">
      <style:text-properties style:font-name="Open Baskerville 0.0.75"/>
    </style:style>
    <style:style style:name="TableCell17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01" style:parent-style-name="TableContents" style:family="paragraph">
      <style:text-properties style:font-name="Open Baskerville 0.0.75"/>
    </style:style>
    <style:style style:name="TableRow1702" style:family="table-row">
      <style:table-row-properties style:use-optimal-row-height="false"/>
    </style:style>
    <style:style style:name="TableCell1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4" style:parent-style-name="TableContents" style:family="paragraph">
      <style:text-properties style:font-name="Open Baskerville 0.0.75"/>
    </style:style>
    <style:style style:name="TableCell17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6" style:parent-style-name="TableContents" style:family="paragraph">
      <style:text-properties style:font-name="Open Baskerville 0.0.75"/>
    </style:style>
    <style:style style:name="TableCell1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8" style:parent-style-name="TableContents" style:family="paragraph">
      <style:text-properties style:font-name="Open Baskerville 0.0.75"/>
    </style:style>
    <style:style style:name="TableCell17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0" style:parent-style-name="TableContents" style:family="paragraph">
      <style:text-properties style:font-name="Open Baskerville 0.0.75"/>
    </style:style>
    <style:style style:name="TableCell17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2" style:parent-style-name="TableContents" style:family="paragraph">
      <style:text-properties style:font-name="Open Baskerville 0.0.75"/>
    </style:style>
    <style:style style:name="TableCell1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4" style:parent-style-name="TableContents" style:family="paragraph">
      <style:text-properties style:font-name="Open Baskerville 0.0.75"/>
    </style:style>
    <style:style style:name="TableCell17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6" style:parent-style-name="TableContents" style:family="paragraph">
      <style:text-properties style:font-name="Open Baskerville 0.0.75"/>
    </style:style>
    <style:style style:name="TableRow1717" style:family="table-row">
      <style:table-row-properties style:use-optimal-row-height="false"/>
    </style:style>
    <style:style style:name="TableCell17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9" style:parent-style-name="TableContents" style:family="paragraph">
      <style:text-properties style:font-name="Open Baskerville 0.0.75"/>
    </style:style>
    <style:style style:name="TableCell17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1" style:parent-style-name="TableContents" style:family="paragraph">
      <style:text-properties style:font-name="Open Baskerville 0.0.75"/>
    </style:style>
    <style:style style:name="TableCell17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3" style:parent-style-name="TableContents" style:family="paragraph">
      <style:text-properties style:font-name="Open Baskerville 0.0.75"/>
    </style:style>
    <style:style style:name="TableCell1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5" style:parent-style-name="TableContents" style:family="paragraph">
      <style:text-properties style:font-name="Open Baskerville 0.0.75"/>
    </style:style>
    <style:style style:name="TableCell17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7" style:parent-style-name="TableContents" style:family="paragraph">
      <style:text-properties style:font-name="Open Baskerville 0.0.75"/>
    </style:style>
    <style:style style:name="TableCell1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9" style:parent-style-name="TableContents" style:family="paragraph">
      <style:text-properties style:font-name="Open Baskerville 0.0.75"/>
    </style:style>
    <style:style style:name="TableCell17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1" style:parent-style-name="TableContents" style:family="paragraph">
      <style:text-properties style:font-name="Open Baskerville 0.0.75"/>
    </style:style>
    <style:style style:name="TableRow1732" style:family="table-row">
      <style:table-row-properties style:use-optimal-row-height="false"/>
    </style:style>
    <style:style style:name="TableCell17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4" style:parent-style-name="TableContents" style:family="paragraph">
      <style:text-properties style:font-name="Open Baskerville 0.0.75"/>
    </style:style>
    <style:style style:name="TableCell1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6" style:parent-style-name="TableContents" style:family="paragraph">
      <style:text-properties style:font-name="Open Baskerville 0.0.75"/>
    </style:style>
    <style:style style:name="TableCell17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8" style:parent-style-name="TableContents" style:family="paragraph">
      <style:text-properties style:font-name="Open Baskerville 0.0.75"/>
    </style:style>
    <style:style style:name="TableCell1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0" style:parent-style-name="TableContents" style:family="paragraph">
      <style:text-properties style:font-name="Open Baskerville 0.0.75"/>
    </style:style>
    <style:style style:name="TableCell1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2" style:parent-style-name="TableContents" style:family="paragraph">
      <style:text-properties style:font-name="Open Baskerville 0.0.75"/>
    </style:style>
    <style:style style:name="TableCell17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4" style:parent-style-name="TableContents" style:family="paragraph">
      <style:text-properties style:font-name="Open Baskerville 0.0.75"/>
    </style:style>
    <style:style style:name="TableCell17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6" style:parent-style-name="TableContents" style:family="paragraph">
      <style:text-properties style:font-name="Open Baskerville 0.0.75"/>
    </style:style>
    <style:style style:name="TableRow1747" style:family="table-row">
      <style:table-row-properties style:use-optimal-row-height="false"/>
    </style:style>
    <style:style style:name="TableCell1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9" style:parent-style-name="TableContents" style:family="paragraph">
      <style:text-properties style:font-name="Open Baskerville 0.0.75"/>
    </style:style>
    <style:style style:name="TableCell1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1" style:parent-style-name="TableContents" style:family="paragraph">
      <style:text-properties style:font-name="Open Baskerville 0.0.75"/>
    </style:style>
    <style:style style:name="TableCell1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3" style:parent-style-name="TableContents" style:family="paragraph">
      <style:text-properties style:font-name="Open Baskerville 0.0.75"/>
    </style:style>
    <style:style style:name="TableCell1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5" style:parent-style-name="TableContents" style:family="paragraph">
      <style:text-properties style:font-name="Open Baskerville 0.0.75"/>
    </style:style>
    <style:style style:name="TableCell1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7" style:parent-style-name="TableContents" style:family="paragraph">
      <style:text-properties style:font-name="Open Baskerville 0.0.75"/>
    </style:style>
    <style:style style:name="TableCell17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9" style:parent-style-name="TableContents" style:family="paragraph">
      <style:text-properties style:font-name="Open Baskerville 0.0.75"/>
    </style:style>
    <style:style style:name="TableCell17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1" style:parent-style-name="TableContents" style:family="paragraph">
      <style:text-properties style:font-name="Open Baskerville 0.0.75"/>
    </style:style>
    <style:style style:name="TableRow1762" style:family="table-row">
      <style:table-row-properties style:use-optimal-row-height="false"/>
    </style:style>
    <style:style style:name="TableCell1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4" style:parent-style-name="TableContents" style:family="paragraph">
      <style:text-properties style:font-name="Open Baskerville 0.0.75"/>
    </style:style>
    <style:style style:name="TableCell17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6" style:parent-style-name="TableContents" style:family="paragraph">
      <style:text-properties style:font-name="Open Baskerville 0.0.75"/>
    </style:style>
    <style:style style:name="TableCell17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8" style:parent-style-name="TableContents" style:family="paragraph">
      <style:text-properties style:font-name="Open Baskerville 0.0.75"/>
    </style:style>
    <style:style style:name="TableCell1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0" style:parent-style-name="TableContents" style:family="paragraph">
      <style:text-properties style:font-name="Open Baskerville 0.0.75"/>
    </style:style>
    <style:style style:name="TableCell17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2" style:parent-style-name="TableContents" style:family="paragraph">
      <style:text-properties style:font-name="Open Baskerville 0.0.75"/>
    </style:style>
    <style:style style:name="TableCell17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4" style:parent-style-name="TableContents" style:family="paragraph">
      <style:text-properties style:font-name="Open Baskerville 0.0.75"/>
    </style:style>
    <style:style style:name="TableCell17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6" style:parent-style-name="TableContents" style:family="paragraph">
      <style:text-properties style:font-name="Open Baskerville 0.0.75"/>
    </style:style>
    <style:style style:name="TableRow1777" style:family="table-row">
      <style:table-row-properties style:use-optimal-row-height="false"/>
    </style:style>
    <style:style style:name="TableCell17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9" style:parent-style-name="TableContents" style:family="paragraph">
      <style:text-properties style:font-name="Open Baskerville 0.0.75"/>
    </style:style>
    <style:style style:name="TableCell17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1" style:parent-style-name="TableContents" style:family="paragraph">
      <style:text-properties style:font-name="Open Baskerville 0.0.75"/>
    </style:style>
    <style:style style:name="TableCell17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3" style:parent-style-name="TableContents" style:family="paragraph">
      <style:text-properties style:font-name="Open Baskerville 0.0.75"/>
    </style:style>
    <style:style style:name="TableCell17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5" style:parent-style-name="TableContents" style:family="paragraph">
      <style:text-properties style:font-name="Open Baskerville 0.0.75"/>
    </style:style>
    <style:style style:name="TableCell17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7" style:parent-style-name="TableContents" style:family="paragraph">
      <style:text-properties style:font-name="Open Baskerville 0.0.75"/>
    </style:style>
    <style:style style:name="TableCell1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9" style:parent-style-name="TableContents" style:family="paragraph">
      <style:text-properties style:font-name="Open Baskerville 0.0.75"/>
    </style:style>
    <style:style style:name="TableCell17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1" style:parent-style-name="TableContents" style:family="paragraph">
      <style:text-properties style:font-name="Open Baskerville 0.0.75"/>
    </style:style>
    <style:style style:name="P1792" style:parent-style-name="Standard" style:family="paragraph">
      <style:text-properties style:font-name="Open Baskerville 0.0.75"/>
    </style:style>
    <style:style style:name="P1793" style:parent-style-name="Textbody" style:family="paragraph">
      <style:text-properties style:font-name="Open Baskerville 0.0.75"/>
    </style:style>
    <style:style style:name="TableColumn1795" style:family="table-column">
      <style:table-column-properties style:column-width="0.9555in" style:use-optimal-column-width="false"/>
    </style:style>
    <style:style style:name="TableColumn1796" style:family="table-column">
      <style:table-column-properties style:column-width="0.9562in" style:use-optimal-column-width="false"/>
    </style:style>
    <style:style style:name="TableColumn1797" style:family="table-column">
      <style:table-column-properties style:column-width="0.9562in" style:use-optimal-column-width="false"/>
    </style:style>
    <style:style style:name="TableColumn1798" style:family="table-column">
      <style:table-column-properties style:column-width="0.9562in" style:use-optimal-column-width="false"/>
    </style:style>
    <style:style style:name="TableColumn1799" style:family="table-column">
      <style:table-column-properties style:column-width="0.9562in" style:use-optimal-column-width="false"/>
    </style:style>
    <style:style style:name="TableColumn1800" style:family="table-column">
      <style:table-column-properties style:column-width="0.9562in" style:use-optimal-column-width="false"/>
    </style:style>
    <style:style style:name="TableColumn1801" style:family="table-column">
      <style:table-column-properties style:column-width="0.9562in" style:use-optimal-column-width="false"/>
    </style:style>
    <style:style style:name="Table1794" style:family="table">
      <style:table-properties style:width="6.693in" fo:margin-left="0in" table:align="left"/>
    </style:style>
    <style:style style:name="TableRow1802" style:family="table-row">
      <style:table-row-properties style:use-optimal-row-height="false"/>
    </style:style>
    <style:style style:name="TableCell18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4" style:parent-style-name="TableContents" style:family="paragraph">
      <style:text-properties style:font-name="Open Baskerville 0.0.75"/>
    </style:style>
    <style:style style:name="TableCell18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6" style:parent-style-name="TableContents" style:family="paragraph">
      <style:text-properties style:font-name="Open Baskerville 0.0.75"/>
    </style:style>
    <style:style style:name="TableCell18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8" style:parent-style-name="TableContents" style:family="paragraph">
      <style:text-properties style:font-name="Open Baskerville 0.0.75"/>
    </style:style>
    <style:style style:name="TableCell18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0" style:parent-style-name="TableContents" style:family="paragraph">
      <style:text-properties style:font-name="Open Baskerville 0.0.75"/>
    </style:style>
    <style:style style:name="TableCell18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2" style:parent-style-name="TableContents" style:family="paragraph">
      <style:text-properties style:font-name="Open Baskerville 0.0.75"/>
    </style:style>
    <style:style style:name="TableCell18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4" style:parent-style-name="TableContents" style:family="paragraph">
      <style:text-properties style:font-name="Open Baskerville 0.0.75"/>
    </style:style>
    <style:style style:name="TableCell18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16" style:parent-style-name="TableContents" style:family="paragraph">
      <style:text-properties style:font-name="Open Baskerville 0.0.75"/>
    </style:style>
    <style:style style:name="TableRow1817" style:family="table-row">
      <style:table-row-properties style:use-optimal-row-height="false"/>
    </style:style>
    <style:style style:name="TableCell18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9" style:parent-style-name="TableContents" style:family="paragraph">
      <style:text-properties style:font-name="Open Baskerville 0.0.75"/>
    </style:style>
    <style:style style:name="TableCell18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1" style:parent-style-name="TableContents" style:family="paragraph">
      <style:text-properties style:font-name="Open Baskerville 0.0.75"/>
    </style:style>
    <style:style style:name="TableCell18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3" style:parent-style-name="TableContents" style:family="paragraph">
      <style:text-properties style:font-name="Open Baskerville 0.0.75"/>
    </style:style>
    <style:style style:name="TableCell18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5" style:parent-style-name="TableContents" style:family="paragraph">
      <style:text-properties style:font-name="Open Baskerville 0.0.75"/>
    </style:style>
    <style:style style:name="TableCell18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7" style:parent-style-name="TableContents" style:family="paragraph">
      <style:text-properties style:font-name="Open Baskerville 0.0.75"/>
    </style:style>
    <style:style style:name="TableCell18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9" style:parent-style-name="TableContents" style:family="paragraph">
      <style:text-properties style:font-name="Open Baskerville 0.0.75"/>
    </style:style>
    <style:style style:name="TableCell18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1" style:parent-style-name="TableContents" style:family="paragraph">
      <style:text-properties style:font-name="Open Baskerville 0.0.75"/>
    </style:style>
    <style:style style:name="TableRow1832" style:family="table-row">
      <style:table-row-properties style:use-optimal-row-height="false"/>
    </style:style>
    <style:style style:name="TableCell18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4" style:parent-style-name="TableContents" style:family="paragraph">
      <style:text-properties style:font-name="Open Baskerville 0.0.75"/>
    </style:style>
    <style:style style:name="TableCell1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6" style:parent-style-name="TableContents" style:family="paragraph">
      <style:text-properties style:font-name="Open Baskerville 0.0.75"/>
    </style:style>
    <style:style style:name="TableCell1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8" style:parent-style-name="TableContents" style:family="paragraph">
      <style:text-properties style:font-name="Open Baskerville 0.0.75"/>
    </style:style>
    <style:style style:name="TableCell1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0" style:parent-style-name="TableContents" style:family="paragraph">
      <style:text-properties style:font-name="Open Baskerville 0.0.75"/>
    </style:style>
    <style:style style:name="TableCell1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2" style:parent-style-name="TableContents" style:family="paragraph">
      <style:text-properties style:font-name="Open Baskerville 0.0.75"/>
    </style:style>
    <style:style style:name="TableCell1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4" style:parent-style-name="TableContents" style:family="paragraph">
      <style:text-properties style:font-name="Open Baskerville 0.0.75"/>
    </style:style>
    <style:style style:name="TableCell18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6" style:parent-style-name="TableContents" style:family="paragraph">
      <style:text-properties style:font-name="Open Baskerville 0.0.75"/>
    </style:style>
    <style:style style:name="TableRow1847" style:family="table-row">
      <style:table-row-properties style:use-optimal-row-height="false"/>
    </style:style>
    <style:style style:name="TableCell18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9" style:parent-style-name="TableContents" style:family="paragraph">
      <style:text-properties style:font-name="Open Baskerville 0.0.75"/>
    </style:style>
    <style:style style:name="TableCell18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1" style:parent-style-name="TableContents" style:family="paragraph">
      <style:text-properties style:font-name="Open Baskerville 0.0.75"/>
    </style:style>
    <style:style style:name="TableCell18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3" style:parent-style-name="TableContents" style:family="paragraph">
      <style:text-properties style:font-name="Open Baskerville 0.0.75"/>
    </style:style>
    <style:style style:name="TableCell18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5" style:parent-style-name="TableContents" style:family="paragraph">
      <style:text-properties style:font-name="Open Baskerville 0.0.75"/>
    </style:style>
    <style:style style:name="TableCell18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7" style:parent-style-name="TableContents" style:family="paragraph">
      <style:text-properties style:font-name="Open Baskerville 0.0.75"/>
    </style:style>
    <style:style style:name="TableCell1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9" style:parent-style-name="TableContents" style:family="paragraph">
      <style:text-properties style:font-name="Open Baskerville 0.0.75"/>
    </style:style>
    <style:style style:name="TableCell18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1" style:parent-style-name="TableContents" style:family="paragraph">
      <style:text-properties style:font-name="Open Baskerville 0.0.75"/>
    </style:style>
    <style:style style:name="TableRow1862" style:family="table-row">
      <style:table-row-properties style:use-optimal-row-height="false"/>
    </style:style>
    <style:style style:name="TableCell18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4" style:parent-style-name="TableContents" style:family="paragraph">
      <style:text-properties style:font-name="Open Baskerville 0.0.75"/>
    </style:style>
    <style:style style:name="TableCell18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6" style:parent-style-name="TableContents" style:family="paragraph">
      <style:text-properties style:font-name="Open Baskerville 0.0.75"/>
    </style:style>
    <style:style style:name="TableCell18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8" style:parent-style-name="TableContents" style:family="paragraph">
      <style:text-properties style:font-name="Open Baskerville 0.0.75"/>
    </style:style>
    <style:style style:name="TableCell18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0" style:parent-style-name="TableContents" style:family="paragraph">
      <style:text-properties style:font-name="Open Baskerville 0.0.75"/>
    </style:style>
    <style:style style:name="TableCell18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2" style:parent-style-name="TableContents" style:family="paragraph">
      <style:text-properties style:font-name="Open Baskerville 0.0.75"/>
    </style:style>
    <style:style style:name="TableCell18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4" style:parent-style-name="TableContents" style:family="paragraph">
      <style:text-properties style:font-name="Open Baskerville 0.0.75"/>
    </style:style>
    <style:style style:name="TableCell18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6" style:parent-style-name="TableContents" style:family="paragraph">
      <style:text-properties style:font-name="Open Baskerville 0.0.75"/>
    </style:style>
    <style:style style:name="TableRow1877" style:family="table-row">
      <style:table-row-properties style:use-optimal-row-height="false"/>
    </style:style>
    <style:style style:name="TableCell18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9" style:parent-style-name="TableContents" style:family="paragraph">
      <style:text-properties style:font-name="Open Baskerville 0.0.75"/>
    </style:style>
    <style:style style:name="TableCell18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1" style:parent-style-name="TableContents" style:family="paragraph">
      <style:text-properties style:font-name="Open Baskerville 0.0.75"/>
    </style:style>
    <style:style style:name="TableCell18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3" style:parent-style-name="TableContents" style:family="paragraph">
      <style:text-properties style:font-name="Open Baskerville 0.0.75"/>
    </style:style>
    <style:style style:name="TableCell18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5" style:parent-style-name="TableContents" style:family="paragraph">
      <style:text-properties style:font-name="Open Baskerville 0.0.75"/>
    </style:style>
    <style:style style:name="TableCell18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7" style:parent-style-name="TableContents" style:family="paragraph">
      <style:text-properties style:font-name="Open Baskerville 0.0.75"/>
    </style:style>
    <style:style style:name="TableCell18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9" style:parent-style-name="TableContents" style:family="paragraph">
      <style:text-properties style:font-name="Open Baskerville 0.0.75"/>
    </style:style>
    <style:style style:name="TableCell18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1" style:parent-style-name="TableContents" style:family="paragraph">
      <style:text-properties style:font-name="Open Baskerville 0.0.75"/>
    </style:style>
    <style:style style:name="TableRow1892" style:family="table-row">
      <style:table-row-properties style:use-optimal-row-height="false"/>
    </style:style>
    <style:style style:name="TableCell18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4" style:parent-style-name="TableContents" style:family="paragraph">
      <style:text-properties style:font-name="Open Baskerville 0.0.75"/>
    </style:style>
    <style:style style:name="TableCell18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6" style:parent-style-name="TableContents" style:family="paragraph">
      <style:text-properties style:font-name="Open Baskerville 0.0.75"/>
    </style:style>
    <style:style style:name="TableCell18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8" style:parent-style-name="TableContents" style:family="paragraph">
      <style:text-properties style:font-name="Open Baskerville 0.0.75"/>
    </style:style>
    <style:style style:name="TableCell18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0" style:parent-style-name="TableContents" style:family="paragraph">
      <style:text-properties style:font-name="Open Baskerville 0.0.75"/>
    </style:style>
    <style:style style:name="TableCell19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2" style:parent-style-name="TableContents" style:family="paragraph">
      <style:text-properties style:font-name="Open Baskerville 0.0.75"/>
    </style:style>
    <style:style style:name="TableCell19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4" style:parent-style-name="TableContents" style:family="paragraph">
      <style:text-properties style:font-name="Open Baskerville 0.0.75"/>
    </style:style>
    <style:style style:name="TableCell19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6" style:parent-style-name="TableContents" style:family="paragraph">
      <style:text-properties style:font-name="Open Baskerville 0.0.75"/>
    </style:style>
    <style:style style:name="TableRow1907" style:family="table-row">
      <style:table-row-properties style:use-optimal-row-height="false"/>
    </style:style>
    <style:style style:name="TableCell19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9" style:parent-style-name="TableContents" style:family="paragraph">
      <style:text-properties style:font-name="Open Baskerville 0.0.75"/>
    </style:style>
    <style:style style:name="TableCell19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1" style:parent-style-name="TableContents" style:family="paragraph">
      <style:text-properties style:font-name="Open Baskerville 0.0.75"/>
    </style:style>
    <style:style style:name="TableCell19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3" style:parent-style-name="TableContents" style:family="paragraph">
      <style:text-properties style:font-name="Open Baskerville 0.0.75"/>
    </style:style>
    <style:style style:name="TableCell1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5" style:parent-style-name="TableContents" style:family="paragraph">
      <style:text-properties style:font-name="Open Baskerville 0.0.75"/>
    </style:style>
    <style:style style:name="TableCell19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7" style:parent-style-name="TableContents" style:family="paragraph">
      <style:text-properties style:font-name="Open Baskerville 0.0.75"/>
    </style:style>
    <style:style style:name="TableCell19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9" style:parent-style-name="TableContents" style:family="paragraph">
      <style:text-properties style:font-name="Open Baskerville 0.0.75"/>
    </style:style>
    <style:style style:name="TableCell19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1" style:parent-style-name="TableContents" style:family="paragraph">
      <style:text-properties style:font-name="Open Baskerville 0.0.75"/>
    </style:style>
    <style:style style:name="TableRow1922" style:family="table-row">
      <style:table-row-properties style:use-optimal-row-height="false"/>
    </style:style>
    <style:style style:name="TableCell19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4" style:parent-style-name="TableContents" style:family="paragraph">
      <style:text-properties style:font-name="Open Baskerville 0.0.75"/>
    </style:style>
    <style:style style:name="TableCell1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6" style:parent-style-name="TableContents" style:family="paragraph">
      <style:text-properties style:font-name="Open Baskerville 0.0.75"/>
    </style:style>
    <style:style style:name="TableCell1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8" style:parent-style-name="TableContents" style:family="paragraph">
      <style:text-properties style:font-name="Open Baskerville 0.0.75"/>
    </style:style>
    <style:style style:name="TableCell19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0" style:parent-style-name="TableContents" style:family="paragraph">
      <style:text-properties style:font-name="Open Baskerville 0.0.75"/>
    </style:style>
    <style:style style:name="TableCell1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2" style:parent-style-name="TableContents" style:family="paragraph">
      <style:text-properties style:font-name="Open Baskerville 0.0.75"/>
    </style:style>
    <style:style style:name="TableCell19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4" style:parent-style-name="TableContents" style:family="paragraph">
      <style:text-properties style:font-name="Open Baskerville 0.0.75"/>
    </style:style>
    <style:style style:name="TableCell19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6" style:parent-style-name="TableContents" style:family="paragraph">
      <style:text-properties style:font-name="Open Baskerville 0.0.75"/>
    </style:style>
    <style:style style:name="P1937" style:parent-style-name="Heading2" style:family="paragraph">
      <style:paragraph-properties fo:break-before="page"/>
      <style:text-properties style:font-name="Open Baskerville 0.0.75"/>
    </style:style>
    <style:style style:name="P1938" style:parent-style-name="Textbody" style:family="paragraph">
      <style:text-properties style:font-name="Open Baskerville 0.0.75"/>
    </style:style>
    <style:style style:name="TableColumn1940" style:family="table-column">
      <style:table-column-properties style:column-width="0.9555in" style:use-optimal-column-width="false"/>
    </style:style>
    <style:style style:name="TableColumn1941" style:family="table-column">
      <style:table-column-properties style:column-width="0.9562in" style:use-optimal-column-width="false"/>
    </style:style>
    <style:style style:name="TableColumn1942" style:family="table-column">
      <style:table-column-properties style:column-width="0.9562in" style:use-optimal-column-width="false"/>
    </style:style>
    <style:style style:name="TableColumn1943" style:family="table-column">
      <style:table-column-properties style:column-width="0.9562in" style:use-optimal-column-width="false"/>
    </style:style>
    <style:style style:name="TableColumn1944" style:family="table-column">
      <style:table-column-properties style:column-width="0.9562in" style:use-optimal-column-width="false"/>
    </style:style>
    <style:style style:name="TableColumn1945" style:family="table-column">
      <style:table-column-properties style:column-width="0.9562in" style:use-optimal-column-width="false"/>
    </style:style>
    <style:style style:name="TableColumn1946" style:family="table-column">
      <style:table-column-properties style:column-width="0.9562in" style:use-optimal-column-width="false"/>
    </style:style>
    <style:style style:name="Table1939" style:family="table">
      <style:table-properties style:width="6.693in" fo:margin-left="0in" table:align="left"/>
    </style:style>
    <style:style style:name="TableRow1947" style:family="table-row">
      <style:table-row-properties style:use-optimal-row-height="false"/>
    </style:style>
    <style:style style:name="TableCell19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9" style:parent-style-name="TableContents" style:family="paragraph">
      <style:text-properties style:font-name="Open Baskerville 0.0.75"/>
    </style:style>
    <style:style style:name="TableCell19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1" style:parent-style-name="TableContents" style:family="paragraph">
      <style:text-properties style:font-name="Open Baskerville 0.0.75"/>
    </style:style>
    <style:style style:name="TableCell19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3" style:parent-style-name="TableContents" style:family="paragraph">
      <style:text-properties style:font-name="Open Baskerville 0.0.75"/>
    </style:style>
    <style:style style:name="TableCell19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5" style:parent-style-name="TableContents" style:family="paragraph">
      <style:text-properties style:font-name="Open Baskerville 0.0.75"/>
    </style:style>
    <style:style style:name="TableCell19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7" style:parent-style-name="TableContents" style:family="paragraph">
      <style:text-properties style:font-name="Open Baskerville 0.0.75"/>
    </style:style>
    <style:style style:name="TableCell19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9" style:parent-style-name="TableContents" style:family="paragraph">
      <style:text-properties style:font-name="Open Baskerville 0.0.75"/>
    </style:style>
    <style:style style:name="TableCell19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61" style:parent-style-name="TableContents" style:family="paragraph">
      <style:text-properties style:font-name="Open Baskerville 0.0.75"/>
    </style:style>
    <style:style style:name="TableRow1962" style:family="table-row">
      <style:table-row-properties style:use-optimal-row-height="false"/>
    </style:style>
    <style:style style:name="TableCell19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4" style:parent-style-name="TableContents" style:family="paragraph">
      <style:text-properties style:font-name="Open Baskerville 0.0.75"/>
    </style:style>
    <style:style style:name="TableCell1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6" style:parent-style-name="TableContents" style:family="paragraph">
      <style:text-properties style:font-name="Open Baskerville 0.0.75"/>
    </style:style>
    <style:style style:name="TableCell1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8" style:parent-style-name="TableContents" style:family="paragraph">
      <style:text-properties style:font-name="Open Baskerville 0.0.75"/>
    </style:style>
    <style:style style:name="TableCell19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0" style:parent-style-name="TableContents" style:family="paragraph">
      <style:text-properties style:font-name="Open Baskerville 0.0.75"/>
    </style:style>
    <style:style style:name="TableCell19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2" style:parent-style-name="TableContents" style:family="paragraph">
      <style:text-properties style:font-name="Open Baskerville 0.0.75"/>
    </style:style>
    <style:style style:name="TableCell19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4" style:parent-style-name="TableContents" style:family="paragraph">
      <style:text-properties style:font-name="Open Baskerville 0.0.75"/>
    </style:style>
    <style:style style:name="TableCell19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6" style:parent-style-name="TableContents" style:family="paragraph">
      <style:text-properties style:font-name="Open Baskerville 0.0.75"/>
    </style:style>
    <style:style style:name="TableRow1977" style:family="table-row">
      <style:table-row-properties style:use-optimal-row-height="false"/>
    </style:style>
    <style:style style:name="TableCell19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9" style:parent-style-name="TableContents" style:family="paragraph">
      <style:text-properties style:font-name="Open Baskerville 0.0.75"/>
    </style:style>
    <style:style style:name="TableCell19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1" style:parent-style-name="TableContents" style:family="paragraph">
      <style:text-properties style:font-name="Open Baskerville 0.0.75"/>
    </style:style>
    <style:style style:name="TableCell19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3" style:parent-style-name="TableContents" style:family="paragraph">
      <style:text-properties style:font-name="Open Baskerville 0.0.75"/>
    </style:style>
    <style:style style:name="TableCell19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5" style:parent-style-name="TableContents" style:family="paragraph">
      <style:text-properties style:font-name="Open Baskerville 0.0.75"/>
    </style:style>
    <style:style style:name="TableCell19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7" style:parent-style-name="TableContents" style:family="paragraph">
      <style:text-properties style:font-name="Open Baskerville 0.0.75"/>
    </style:style>
    <style:style style:name="TableCell19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9" style:parent-style-name="TableContents" style:family="paragraph">
      <style:text-properties style:font-name="Open Baskerville 0.0.75"/>
    </style:style>
    <style:style style:name="TableCell19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1" style:parent-style-name="TableContents" style:family="paragraph">
      <style:text-properties style:font-name="Open Baskerville 0.0.75"/>
    </style:style>
    <style:style style:name="TableRow1992" style:family="table-row">
      <style:table-row-properties style:use-optimal-row-height="false"/>
    </style:style>
    <style:style style:name="TableCell19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4" style:parent-style-name="TableContents" style:family="paragraph">
      <style:text-properties style:font-name="Open Baskerville 0.0.75"/>
    </style:style>
    <style:style style:name="TableCell19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6" style:parent-style-name="TableContents" style:family="paragraph">
      <style:text-properties style:font-name="Open Baskerville 0.0.75"/>
    </style:style>
    <style:style style:name="TableCell19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8" style:parent-style-name="TableContents" style:family="paragraph">
      <style:text-properties style:font-name="Open Baskerville 0.0.75"/>
    </style:style>
    <style:style style:name="TableCell19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0" style:parent-style-name="TableContents" style:family="paragraph">
      <style:text-properties style:font-name="Open Baskerville 0.0.75"/>
    </style:style>
    <style:style style:name="TableCell20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2" style:parent-style-name="TableContents" style:family="paragraph">
      <style:text-properties style:font-name="Open Baskerville 0.0.75"/>
    </style:style>
    <style:style style:name="TableCell20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4" style:parent-style-name="TableContents" style:family="paragraph">
      <style:text-properties style:font-name="Open Baskerville 0.0.75"/>
    </style:style>
    <style:style style:name="TableCell20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6" style:parent-style-name="TableContents" style:family="paragraph">
      <style:text-properties style:font-name="Open Baskerville 0.0.75"/>
    </style:style>
    <style:style style:name="TableRow2007" style:family="table-row">
      <style:table-row-properties style:use-optimal-row-height="false"/>
    </style:style>
    <style:style style:name="TableCell20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9" style:parent-style-name="TableContents" style:family="paragraph">
      <style:text-properties style:font-name="Open Baskerville 0.0.75"/>
    </style:style>
    <style:style style:name="TableCell20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1" style:parent-style-name="TableContents" style:family="paragraph">
      <style:text-properties style:font-name="Open Baskerville 0.0.75"/>
    </style:style>
    <style:style style:name="TableCell20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3" style:parent-style-name="TableContents" style:family="paragraph">
      <style:text-properties style:font-name="Open Baskerville 0.0.75"/>
    </style:style>
    <style:style style:name="TableCell20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5" style:parent-style-name="TableContents" style:family="paragraph">
      <style:text-properties style:font-name="Open Baskerville 0.0.75"/>
    </style:style>
    <style:style style:name="TableCell2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7" style:parent-style-name="TableContents" style:family="paragraph">
      <style:text-properties style:font-name="Open Baskerville 0.0.75"/>
    </style:style>
    <style:style style:name="TableCell20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9" style:parent-style-name="TableContents" style:family="paragraph">
      <style:text-properties style:font-name="Open Baskerville 0.0.75"/>
    </style:style>
    <style:style style:name="TableCell20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1" style:parent-style-name="TableContents" style:family="paragraph">
      <style:text-properties style:font-name="Open Baskerville 0.0.75"/>
    </style:style>
    <style:style style:name="TableRow2022" style:family="table-row">
      <style:table-row-properties style:use-optimal-row-height="false"/>
    </style:style>
    <style:style style:name="TableCell20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4" style:parent-style-name="TableContents" style:family="paragraph">
      <style:text-properties style:font-name="Open Baskerville 0.0.75"/>
    </style:style>
    <style:style style:name="TableCell20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6" style:parent-style-name="TableContents" style:family="paragraph">
      <style:text-properties style:font-name="Open Baskerville 0.0.75"/>
    </style:style>
    <style:style style:name="TableCell20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8" style:parent-style-name="TableContents" style:family="paragraph">
      <style:text-properties style:font-name="Open Baskerville 0.0.75"/>
    </style:style>
    <style:style style:name="TableCell20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0" style:parent-style-name="TableContents" style:family="paragraph">
      <style:text-properties style:font-name="Open Baskerville 0.0.75"/>
    </style:style>
    <style:style style:name="TableCell20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2" style:parent-style-name="TableContents" style:family="paragraph">
      <style:text-properties style:font-name="Open Baskerville 0.0.75"/>
    </style:style>
    <style:style style:name="TableCell20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4" style:parent-style-name="TableContents" style:family="paragraph">
      <style:text-properties style:font-name="Open Baskerville 0.0.75"/>
    </style:style>
    <style:style style:name="TableCell20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6" style:parent-style-name="TableContents" style:family="paragraph">
      <style:text-properties style:font-name="Open Baskerville 0.0.75"/>
    </style:style>
    <style:style style:name="TableRow2037" style:family="table-row">
      <style:table-row-properties style:use-optimal-row-height="false"/>
    </style:style>
    <style:style style:name="TableCell20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9" style:parent-style-name="TableContents" style:family="paragraph">
      <style:text-properties style:font-name="Open Baskerville 0.0.75"/>
    </style:style>
    <style:style style:name="TableCell20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1" style:parent-style-name="TableContents" style:family="paragraph">
      <style:text-properties style:font-name="Open Baskerville 0.0.75"/>
    </style:style>
    <style:style style:name="TableCell20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3" style:parent-style-name="TableContents" style:family="paragraph">
      <style:text-properties style:font-name="Open Baskerville 0.0.75"/>
    </style:style>
    <style:style style:name="TableCell20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5" style:parent-style-name="TableContents" style:family="paragraph">
      <style:text-properties style:font-name="Open Baskerville 0.0.75"/>
    </style:style>
    <style:style style:name="TableCell20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7" style:parent-style-name="TableContents" style:family="paragraph">
      <style:text-properties style:font-name="Open Baskerville 0.0.75"/>
    </style:style>
    <style:style style:name="TableCell20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9" style:parent-style-name="TableContents" style:family="paragraph">
      <style:text-properties style:font-name="Open Baskerville 0.0.75"/>
    </style:style>
    <style:style style:name="TableCell20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1" style:parent-style-name="TableContents" style:family="paragraph">
      <style:text-properties style:font-name="Open Baskerville 0.0.75"/>
    </style:style>
    <style:style style:name="TableRow2052" style:family="table-row">
      <style:table-row-properties style:use-optimal-row-height="false"/>
    </style:style>
    <style:style style:name="TableCell20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4" style:parent-style-name="TableContents" style:family="paragraph">
      <style:text-properties style:font-name="Open Baskerville 0.0.75"/>
    </style:style>
    <style:style style:name="TableCell20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6" style:parent-style-name="TableContents" style:family="paragraph">
      <style:text-properties style:font-name="Open Baskerville 0.0.75"/>
    </style:style>
    <style:style style:name="TableCell20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8" style:parent-style-name="TableContents" style:family="paragraph">
      <style:text-properties style:font-name="Open Baskerville 0.0.75"/>
    </style:style>
    <style:style style:name="TableCell20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0" style:parent-style-name="TableContents" style:family="paragraph">
      <style:text-properties style:font-name="Open Baskerville 0.0.75"/>
    </style:style>
    <style:style style:name="TableCell20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2" style:parent-style-name="TableContents" style:family="paragraph">
      <style:text-properties style:font-name="Open Baskerville 0.0.75"/>
    </style:style>
    <style:style style:name="TableCell20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4" style:parent-style-name="TableContents" style:family="paragraph">
      <style:text-properties style:font-name="Open Baskerville 0.0.75"/>
    </style:style>
    <style:style style:name="TableCell20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6" style:parent-style-name="TableContents" style:family="paragraph">
      <style:text-properties style:font-name="Open Baskerville 0.0.75"/>
    </style:style>
    <style:style style:name="TableRow2067" style:family="table-row">
      <style:table-row-properties style:use-optimal-row-height="false"/>
    </style:style>
    <style:style style:name="TableCell20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9" style:parent-style-name="TableContents" style:family="paragraph">
      <style:text-properties style:font-name="Open Baskerville 0.0.75"/>
    </style:style>
    <style:style style:name="TableCell20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1" style:parent-style-name="TableContents" style:family="paragraph">
      <style:text-properties style:font-name="Open Baskerville 0.0.75"/>
    </style:style>
    <style:style style:name="TableCell20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3" style:parent-style-name="TableContents" style:family="paragraph">
      <style:text-properties style:font-name="Open Baskerville 0.0.75"/>
    </style:style>
    <style:style style:name="TableCell20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5" style:parent-style-name="TableContents" style:family="paragraph">
      <style:text-properties style:font-name="Open Baskerville 0.0.75"/>
    </style:style>
    <style:style style:name="TableCell20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7" style:parent-style-name="TableContents" style:family="paragraph">
      <style:text-properties style:font-name="Open Baskerville 0.0.75"/>
    </style:style>
    <style:style style:name="TableCell20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9" style:parent-style-name="TableContents" style:family="paragraph">
      <style:text-properties style:font-name="Open Baskerville 0.0.75"/>
    </style:style>
    <style:style style:name="TableCell20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81" style:parent-style-name="TableContents" style:family="paragraph">
      <style:text-properties style:font-name="Open Baskerville 0.0.75"/>
    </style:style>
    <style:style style:name="TableRow2082" style:family="table-row">
      <style:table-row-properties style:use-optimal-row-height="false"/>
    </style:style>
    <style:style style:name="TableCell20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4" style:parent-style-name="TableContents" style:family="paragraph">
      <style:text-properties style:font-name="Open Baskerville 0.0.75"/>
    </style:style>
    <style:style style:name="TableCell20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6" style:parent-style-name="TableContents" style:family="paragraph">
      <style:text-properties style:font-name="Open Baskerville 0.0.75"/>
    </style:style>
    <style:style style:name="TableCell20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8" style:parent-style-name="TableContents" style:family="paragraph">
      <style:text-properties style:font-name="Open Baskerville 0.0.75"/>
    </style:style>
    <style:style style:name="TableCell20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0" style:parent-style-name="TableContents" style:family="paragraph">
      <style:text-properties style:font-name="Open Baskerville 0.0.75"/>
    </style:style>
    <style:style style:name="TableCell20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2" style:parent-style-name="TableContents" style:family="paragraph">
      <style:text-properties style:font-name="Open Baskerville 0.0.75"/>
    </style:style>
    <style:style style:name="TableCell20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4" style:parent-style-name="TableContents" style:family="paragraph">
      <style:text-properties style:font-name="Open Baskerville 0.0.75"/>
    </style:style>
    <style:style style:name="TableCell20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6" style:parent-style-name="TableContents" style:family="paragraph">
      <style:text-properties style:font-name="Open Baskerville 0.0.75"/>
    </style:style>
    <style:style style:name="P2097" style:parent-style-name="Standard" style:family="paragraph">
      <style:text-properties style:font-name="Open Baskerville 0.0.75"/>
    </style:style>
    <style:style style:name="P2098" style:parent-style-name="Textbody" style:family="paragraph">
      <style:text-properties style:font-name="Open Baskerville 0.0.75"/>
    </style:style>
    <style:style style:name="TableColumn2100" style:family="table-column">
      <style:table-column-properties style:column-width="0.9555in" style:use-optimal-column-width="false"/>
    </style:style>
    <style:style style:name="TableColumn2101" style:family="table-column">
      <style:table-column-properties style:column-width="0.9562in" style:use-optimal-column-width="false"/>
    </style:style>
    <style:style style:name="TableColumn2102" style:family="table-column">
      <style:table-column-properties style:column-width="0.9562in" style:use-optimal-column-width="false"/>
    </style:style>
    <style:style style:name="TableColumn2103" style:family="table-column">
      <style:table-column-properties style:column-width="0.9562in" style:use-optimal-column-width="false"/>
    </style:style>
    <style:style style:name="TableColumn2104" style:family="table-column">
      <style:table-column-properties style:column-width="0.9562in" style:use-optimal-column-width="false"/>
    </style:style>
    <style:style style:name="TableColumn2105" style:family="table-column">
      <style:table-column-properties style:column-width="0.9562in" style:use-optimal-column-width="false"/>
    </style:style>
    <style:style style:name="TableColumn2106" style:family="table-column">
      <style:table-column-properties style:column-width="0.9562in" style:use-optimal-column-width="false"/>
    </style:style>
    <style:style style:name="Table2099" style:family="table">
      <style:table-properties style:width="6.693in" fo:margin-left="0in" table:align="left"/>
    </style:style>
    <style:style style:name="TableRow2107" style:family="table-row">
      <style:table-row-properties style:use-optimal-row-height="false"/>
    </style:style>
    <style:style style:name="TableCell21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9" style:parent-style-name="TableContents" style:family="paragraph">
      <style:text-properties style:font-name="Open Baskerville 0.0.75"/>
    </style:style>
    <style:style style:name="TableCell21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1" style:parent-style-name="TableContents" style:family="paragraph">
      <style:text-properties style:font-name="Open Baskerville 0.0.75"/>
    </style:style>
    <style:style style:name="TableCell2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3" style:parent-style-name="TableContents" style:family="paragraph">
      <style:text-properties style:font-name="Open Baskerville 0.0.75"/>
    </style:style>
    <style:style style:name="TableCell2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5" style:parent-style-name="TableContents" style:family="paragraph">
      <style:text-properties style:font-name="Open Baskerville 0.0.75"/>
    </style:style>
    <style:style style:name="TableCell2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7" style:parent-style-name="TableContents" style:family="paragraph">
      <style:text-properties style:font-name="Open Baskerville 0.0.75"/>
    </style:style>
    <style:style style:name="TableCell2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9" style:parent-style-name="TableContents" style:family="paragraph">
      <style:text-properties style:font-name="Open Baskerville 0.0.75"/>
    </style:style>
    <style:style style:name="TableCell21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21" style:parent-style-name="TableContents" style:family="paragraph">
      <style:text-properties style:font-name="Open Baskerville 0.0.75"/>
    </style:style>
    <style:style style:name="TableRow2122" style:family="table-row">
      <style:table-row-properties style:use-optimal-row-height="false"/>
    </style:style>
    <style:style style:name="TableCell2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4" style:parent-style-name="TableContents" style:family="paragraph">
      <style:text-properties style:font-name="Open Baskerville 0.0.75"/>
    </style:style>
    <style:style style:name="TableCell2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6" style:parent-style-name="TableContents" style:family="paragraph">
      <style:text-properties style:font-name="Open Baskerville 0.0.75"/>
    </style:style>
    <style:style style:name="TableCell2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8" style:parent-style-name="TableContents" style:family="paragraph">
      <style:text-properties style:font-name="Open Baskerville 0.0.75"/>
    </style:style>
    <style:style style:name="TableCell2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0" style:parent-style-name="TableContents" style:family="paragraph">
      <style:text-properties style:font-name="Open Baskerville 0.0.75"/>
    </style:style>
    <style:style style:name="TableCell2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2" style:parent-style-name="TableContents" style:family="paragraph">
      <style:text-properties style:font-name="Open Baskerville 0.0.75"/>
    </style:style>
    <style:style style:name="TableCell2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4" style:parent-style-name="TableContents" style:family="paragraph">
      <style:text-properties style:font-name="Open Baskerville 0.0.75"/>
    </style:style>
    <style:style style:name="TableCell2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6" style:parent-style-name="TableContents" style:family="paragraph">
      <style:text-properties style:font-name="Open Baskerville 0.0.75"/>
    </style:style>
    <style:style style:name="TableRow2137" style:family="table-row">
      <style:table-row-properties style:use-optimal-row-height="false"/>
    </style:style>
    <style:style style:name="TableCell2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9" style:parent-style-name="TableContents" style:family="paragraph">
      <style:text-properties style:font-name="Open Baskerville 0.0.75"/>
    </style:style>
    <style:style style:name="TableCell2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1" style:parent-style-name="TableContents" style:family="paragraph">
      <style:text-properties style:font-name="Open Baskerville 0.0.75"/>
    </style:style>
    <style:style style:name="TableCell2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3" style:parent-style-name="TableContents" style:family="paragraph">
      <style:text-properties style:font-name="Open Baskerville 0.0.75"/>
    </style:style>
    <style:style style:name="TableCell2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5" style:parent-style-name="TableContents" style:family="paragraph">
      <style:text-properties style:font-name="Open Baskerville 0.0.75"/>
    </style:style>
    <style:style style:name="TableCell2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7" style:parent-style-name="TableContents" style:family="paragraph">
      <style:text-properties style:font-name="Open Baskerville 0.0.75"/>
    </style:style>
    <style:style style:name="TableCell2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9" style:parent-style-name="TableContents" style:family="paragraph">
      <style:text-properties style:font-name="Open Baskerville 0.0.75"/>
    </style:style>
    <style:style style:name="TableCell2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1" style:parent-style-name="TableContents" style:family="paragraph">
      <style:text-properties style:font-name="Open Baskerville 0.0.75"/>
    </style:style>
    <style:style style:name="TableRow2152" style:family="table-row">
      <style:table-row-properties style:use-optimal-row-height="false"/>
    </style:style>
    <style:style style:name="TableCell2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4" style:parent-style-name="TableContents" style:family="paragraph">
      <style:text-properties style:font-name="Open Baskerville 0.0.75"/>
    </style:style>
    <style:style style:name="TableCell2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6" style:parent-style-name="TableContents" style:family="paragraph">
      <style:text-properties style:font-name="Open Baskerville 0.0.75"/>
    </style:style>
    <style:style style:name="TableCell2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8" style:parent-style-name="TableContents" style:family="paragraph">
      <style:text-properties style:font-name="Open Baskerville 0.0.75"/>
    </style:style>
    <style:style style:name="TableCell2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0" style:parent-style-name="TableContents" style:family="paragraph">
      <style:text-properties style:font-name="Open Baskerville 0.0.75"/>
    </style:style>
    <style:style style:name="TableCell2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2" style:parent-style-name="TableContents" style:family="paragraph">
      <style:text-properties style:font-name="Open Baskerville 0.0.75"/>
    </style:style>
    <style:style style:name="TableCell2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4" style:parent-style-name="TableContents" style:family="paragraph">
      <style:text-properties style:font-name="Open Baskerville 0.0.75"/>
    </style:style>
    <style:style style:name="TableCell2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66" style:parent-style-name="TableContents" style:family="paragraph">
      <style:text-properties style:font-name="Open Baskerville 0.0.75"/>
    </style:style>
    <style:style style:name="TableRow2167" style:family="table-row">
      <style:table-row-properties style:use-optimal-row-height="false"/>
    </style:style>
    <style:style style:name="TableCell2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9" style:parent-style-name="TableContents" style:family="paragraph">
      <style:text-properties style:font-name="Open Baskerville 0.0.75"/>
    </style:style>
    <style:style style:name="TableCell2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1" style:parent-style-name="TableContents" style:family="paragraph">
      <style:text-properties style:font-name="Open Baskerville 0.0.75"/>
    </style:style>
    <style:style style:name="TableCell2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3" style:parent-style-name="TableContents" style:family="paragraph">
      <style:text-properties style:font-name="Open Baskerville 0.0.75"/>
    </style:style>
    <style:style style:name="TableCell2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5" style:parent-style-name="TableContents" style:family="paragraph">
      <style:text-properties style:font-name="Open Baskerville 0.0.75"/>
    </style:style>
    <style:style style:name="TableCell2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7" style:parent-style-name="TableContents" style:family="paragraph">
      <style:text-properties style:font-name="Open Baskerville 0.0.75"/>
    </style:style>
    <style:style style:name="TableCell2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9" style:parent-style-name="TableContents" style:family="paragraph">
      <style:text-properties style:font-name="Open Baskerville 0.0.75"/>
    </style:style>
    <style:style style:name="TableCell2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1" style:parent-style-name="TableContents" style:family="paragraph">
      <style:text-properties style:font-name="Open Baskerville 0.0.75"/>
    </style:style>
    <style:style style:name="TableRow2182" style:family="table-row">
      <style:table-row-properties style:use-optimal-row-height="false"/>
    </style:style>
    <style:style style:name="TableCell2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4" style:parent-style-name="TableContents" style:family="paragraph">
      <style:text-properties style:font-name="Open Baskerville 0.0.75"/>
    </style:style>
    <style:style style:name="TableCell2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6" style:parent-style-name="TableContents" style:family="paragraph">
      <style:text-properties style:font-name="Open Baskerville 0.0.75"/>
    </style:style>
    <style:style style:name="TableCell2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8" style:parent-style-name="TableContents" style:family="paragraph">
      <style:text-properties style:font-name="Open Baskerville 0.0.75"/>
    </style:style>
    <style:style style:name="TableCell2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0" style:parent-style-name="TableContents" style:family="paragraph">
      <style:text-properties style:font-name="Open Baskerville 0.0.75"/>
    </style:style>
    <style:style style:name="TableCell2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2" style:parent-style-name="TableContents" style:family="paragraph">
      <style:text-properties style:font-name="Open Baskerville 0.0.75"/>
    </style:style>
    <style:style style:name="TableCell2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4" style:parent-style-name="TableContents" style:family="paragraph">
      <style:text-properties style:font-name="Open Baskerville 0.0.75"/>
    </style:style>
    <style:style style:name="TableCell2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6" style:parent-style-name="TableContents" style:family="paragraph">
      <style:text-properties style:font-name="Open Baskerville 0.0.75"/>
    </style:style>
    <style:style style:name="TableRow2197" style:family="table-row">
      <style:table-row-properties style:use-optimal-row-height="false"/>
    </style:style>
    <style:style style:name="TableCell2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9" style:parent-style-name="TableContents" style:family="paragraph">
      <style:text-properties style:font-name="Open Baskerville 0.0.75"/>
    </style:style>
    <style:style style:name="TableCell2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1" style:parent-style-name="TableContents" style:family="paragraph">
      <style:text-properties style:font-name="Open Baskerville 0.0.75"/>
    </style:style>
    <style:style style:name="TableCell2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3" style:parent-style-name="TableContents" style:family="paragraph">
      <style:text-properties style:font-name="Open Baskerville 0.0.75"/>
    </style:style>
    <style:style style:name="TableCell2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5" style:parent-style-name="TableContents" style:family="paragraph">
      <style:text-properties style:font-name="Open Baskerville 0.0.75"/>
    </style:style>
    <style:style style:name="TableCell2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7" style:parent-style-name="TableContents" style:family="paragraph">
      <style:text-properties style:font-name="Open Baskerville 0.0.75"/>
    </style:style>
    <style:style style:name="TableCell2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9" style:parent-style-name="TableContents" style:family="paragraph">
      <style:text-properties style:font-name="Open Baskerville 0.0.75"/>
    </style:style>
    <style:style style:name="TableCell2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1" style:parent-style-name="TableContents" style:family="paragraph">
      <style:text-properties style:font-name="Open Baskerville 0.0.75"/>
    </style:style>
    <style:style style:name="P2212" style:parent-style-name="Standard" style:family="paragraph">
      <style:text-properties style:font-name="Open Baskerville 0.0.75"/>
    </style:style>
    <style:style style:name="P2213" style:parent-style-name="Textbody" style:family="paragraph">
      <style:text-properties style:font-name="Open Baskerville 0.0.75"/>
    </style:style>
    <style:style style:name="TableColumn2215" style:family="table-column">
      <style:table-column-properties style:column-width="0.9555in" style:use-optimal-column-width="false"/>
    </style:style>
    <style:style style:name="TableColumn2216" style:family="table-column">
      <style:table-column-properties style:column-width="0.9562in" style:use-optimal-column-width="false"/>
    </style:style>
    <style:style style:name="TableColumn2217" style:family="table-column">
      <style:table-column-properties style:column-width="0.9562in" style:use-optimal-column-width="false"/>
    </style:style>
    <style:style style:name="TableColumn2218" style:family="table-column">
      <style:table-column-properties style:column-width="0.9562in" style:use-optimal-column-width="false"/>
    </style:style>
    <style:style style:name="TableColumn2219" style:family="table-column">
      <style:table-column-properties style:column-width="0.9562in" style:use-optimal-column-width="false"/>
    </style:style>
    <style:style style:name="TableColumn2220" style:family="table-column">
      <style:table-column-properties style:column-width="0.9562in" style:use-optimal-column-width="false"/>
    </style:style>
    <style:style style:name="TableColumn2221" style:family="table-column">
      <style:table-column-properties style:column-width="0.9562in" style:use-optimal-column-width="false"/>
    </style:style>
    <style:style style:name="Table2214" style:family="table">
      <style:table-properties style:width="6.693in" fo:margin-left="0in" table:align="left"/>
    </style:style>
    <style:style style:name="TableRow2222" style:family="table-row">
      <style:table-row-properties style:use-optimal-row-height="false"/>
    </style:style>
    <style:style style:name="TableCell22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4" style:parent-style-name="TableContents" style:family="paragraph">
      <style:text-properties style:font-name="Open Baskerville 0.0.75"/>
    </style:style>
    <style:style style:name="TableCell22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6" style:parent-style-name="TableContents" style:family="paragraph">
      <style:text-properties style:font-name="Open Baskerville 0.0.75"/>
    </style:style>
    <style:style style:name="TableCell22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8" style:parent-style-name="TableContents" style:family="paragraph">
      <style:text-properties style:font-name="Open Baskerville 0.0.75"/>
    </style:style>
    <style:style style:name="TableCell22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0" style:parent-style-name="TableContents" style:family="paragraph">
      <style:text-properties style:font-name="Open Baskerville 0.0.75"/>
    </style:style>
    <style:style style:name="TableCell22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2" style:parent-style-name="TableContents" style:family="paragraph">
      <style:text-properties style:font-name="Open Baskerville 0.0.75"/>
    </style:style>
    <style:style style:name="TableCell22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4" style:parent-style-name="TableContents" style:family="paragraph">
      <style:text-properties style:font-name="Open Baskerville 0.0.75"/>
    </style:style>
    <style:style style:name="TableCell22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36" style:parent-style-name="TableContents" style:family="paragraph">
      <style:text-properties style:font-name="Open Baskerville 0.0.75"/>
    </style:style>
    <style:style style:name="TableRow2237" style:family="table-row">
      <style:table-row-properties style:use-optimal-row-height="false"/>
    </style:style>
    <style:style style:name="TableCell2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9" style:parent-style-name="TableContents" style:family="paragraph">
      <style:text-properties style:font-name="Open Baskerville 0.0.75"/>
    </style:style>
    <style:style style:name="TableCell2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1" style:parent-style-name="TableContents" style:family="paragraph">
      <style:text-properties style:font-name="Open Baskerville 0.0.75"/>
    </style:style>
    <style:style style:name="TableCell2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3" style:parent-style-name="TableContents" style:family="paragraph">
      <style:text-properties style:font-name="Open Baskerville 0.0.75"/>
    </style:style>
    <style:style style:name="TableCell2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5" style:parent-style-name="TableContents" style:family="paragraph">
      <style:text-properties style:font-name="Open Baskerville 0.0.75"/>
    </style:style>
    <style:style style:name="TableCell2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7" style:parent-style-name="TableContents" style:family="paragraph">
      <style:text-properties style:font-name="Open Baskerville 0.0.75"/>
    </style:style>
    <style:style style:name="TableCell2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9" style:parent-style-name="TableContents" style:family="paragraph">
      <style:text-properties style:font-name="Open Baskerville 0.0.75"/>
    </style:style>
    <style:style style:name="TableCell2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1" style:parent-style-name="TableContents" style:family="paragraph">
      <style:text-properties style:font-name="Open Baskerville 0.0.75"/>
    </style:style>
    <style:style style:name="TableRow2252" style:family="table-row">
      <style:table-row-properties style:use-optimal-row-height="false"/>
    </style:style>
    <style:style style:name="TableCell2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4" style:parent-style-name="TableContents" style:family="paragraph">
      <style:text-properties style:font-name="Open Baskerville 0.0.75"/>
    </style:style>
    <style:style style:name="TableCell2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6" style:parent-style-name="TableContents" style:family="paragraph">
      <style:text-properties style:font-name="Open Baskerville 0.0.75"/>
    </style:style>
    <style:style style:name="TableCell2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8" style:parent-style-name="TableContents" style:family="paragraph">
      <style:text-properties style:font-name="Open Baskerville 0.0.75"/>
    </style:style>
    <style:style style:name="TableCell2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0" style:parent-style-name="TableContents" style:family="paragraph">
      <style:text-properties style:font-name="Open Baskerville 0.0.75"/>
    </style:style>
    <style:style style:name="TableCell2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2" style:parent-style-name="TableContents" style:family="paragraph">
      <style:text-properties style:font-name="Open Baskerville 0.0.75"/>
    </style:style>
    <style:style style:name="TableCell2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4" style:parent-style-name="TableContents" style:family="paragraph">
      <style:text-properties style:font-name="Open Baskerville 0.0.75"/>
    </style:style>
    <style:style style:name="TableCell2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6" style:parent-style-name="TableContents" style:family="paragraph">
      <style:text-properties style:font-name="Open Baskerville 0.0.75"/>
    </style:style>
    <style:style style:name="TableRow2267" style:family="table-row">
      <style:table-row-properties style:use-optimal-row-height="false"/>
    </style:style>
    <style:style style:name="TableCell2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9" style:parent-style-name="TableContents" style:family="paragraph">
      <style:text-properties style:font-name="Open Baskerville 0.0.75"/>
    </style:style>
    <style:style style:name="TableCell2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1" style:parent-style-name="TableContents" style:family="paragraph">
      <style:text-properties style:font-name="Open Baskerville 0.0.75"/>
    </style:style>
    <style:style style:name="TableCell2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3" style:parent-style-name="TableContents" style:family="paragraph">
      <style:text-properties style:font-name="Open Baskerville 0.0.75"/>
    </style:style>
    <style:style style:name="TableCell2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5" style:parent-style-name="TableContents" style:family="paragraph">
      <style:text-properties style:font-name="Open Baskerville 0.0.75"/>
    </style:style>
    <style:style style:name="TableCell2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7" style:parent-style-name="TableContents" style:family="paragraph">
      <style:text-properties style:font-name="Open Baskerville 0.0.75"/>
    </style:style>
    <style:style style:name="TableCell2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9" style:parent-style-name="TableContents" style:family="paragraph">
      <style:text-properties style:font-name="Open Baskerville 0.0.75"/>
    </style:style>
    <style:style style:name="TableCell2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1" style:parent-style-name="TableContents" style:family="paragraph">
      <style:text-properties style:font-name="Open Baskerville 0.0.75"/>
    </style:style>
    <style:style style:name="TableRow2282" style:family="table-row">
      <style:table-row-properties style:use-optimal-row-height="false"/>
    </style:style>
    <style:style style:name="TableCell2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4" style:parent-style-name="TableContents" style:family="paragraph">
      <style:text-properties style:font-name="Open Baskerville 0.0.75"/>
    </style:style>
    <style:style style:name="TableCell2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6" style:parent-style-name="TableContents" style:family="paragraph">
      <style:text-properties style:font-name="Open Baskerville 0.0.75"/>
    </style:style>
    <style:style style:name="TableCell2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8" style:parent-style-name="TableContents" style:family="paragraph">
      <style:text-properties style:font-name="Open Baskerville 0.0.75"/>
    </style:style>
    <style:style style:name="TableCell2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0" style:parent-style-name="TableContents" style:family="paragraph">
      <style:text-properties style:font-name="Open Baskerville 0.0.75"/>
    </style:style>
    <style:style style:name="TableCell2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2" style:parent-style-name="TableContents" style:family="paragraph">
      <style:text-properties style:font-name="Open Baskerville 0.0.75"/>
    </style:style>
    <style:style style:name="TableCell2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4" style:parent-style-name="TableContents" style:family="paragraph">
      <style:text-properties style:font-name="Open Baskerville 0.0.75"/>
    </style:style>
    <style:style style:name="TableCell2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6" style:parent-style-name="TableContents" style:family="paragraph">
      <style:text-properties style:font-name="Open Baskerville 0.0.75"/>
    </style:style>
    <style:style style:name="TableRow2297" style:family="table-row">
      <style:table-row-properties style:use-optimal-row-height="false"/>
    </style:style>
    <style:style style:name="TableCell2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9" style:parent-style-name="TableContents" style:family="paragraph">
      <style:text-properties style:font-name="Open Baskerville 0.0.75"/>
    </style:style>
    <style:style style:name="TableCell2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1" style:parent-style-name="TableContents" style:family="paragraph">
      <style:text-properties style:font-name="Open Baskerville 0.0.75"/>
    </style:style>
    <style:style style:name="TableCell2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3" style:parent-style-name="TableContents" style:family="paragraph">
      <style:text-properties style:font-name="Open Baskerville 0.0.75"/>
    </style:style>
    <style:style style:name="TableCell2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5" style:parent-style-name="TableContents" style:family="paragraph">
      <style:text-properties style:font-name="Open Baskerville 0.0.75"/>
    </style:style>
    <style:style style:name="TableCell2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7" style:parent-style-name="TableContents" style:family="paragraph">
      <style:text-properties style:font-name="Open Baskerville 0.0.75"/>
    </style:style>
    <style:style style:name="TableCell2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9" style:parent-style-name="TableContents" style:family="paragraph">
      <style:text-properties style:font-name="Open Baskerville 0.0.75"/>
    </style:style>
    <style:style style:name="TableCell2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1" style:parent-style-name="TableContents" style:family="paragraph">
      <style:text-properties style:font-name="Open Baskerville 0.0.75"/>
    </style:style>
    <style:style style:name="TableRow2312" style:family="table-row">
      <style:table-row-properties style:use-optimal-row-height="false"/>
    </style:style>
    <style:style style:name="TableCell2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4" style:parent-style-name="TableContents" style:family="paragraph">
      <style:text-properties style:font-name="Open Baskerville 0.0.75"/>
    </style:style>
    <style:style style:name="TableCell2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6" style:parent-style-name="TableContents" style:family="paragraph">
      <style:text-properties style:font-name="Open Baskerville 0.0.75"/>
    </style:style>
    <style:style style:name="TableCell2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8" style:parent-style-name="TableContents" style:family="paragraph">
      <style:text-properties style:font-name="Open Baskerville 0.0.75"/>
    </style:style>
    <style:style style:name="TableCell2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0" style:parent-style-name="TableContents" style:family="paragraph">
      <style:text-properties style:font-name="Open Baskerville 0.0.75"/>
    </style:style>
    <style:style style:name="TableCell2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2" style:parent-style-name="TableContents" style:family="paragraph">
      <style:text-properties style:font-name="Open Baskerville 0.0.75"/>
    </style:style>
    <style:style style:name="TableCell2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4" style:parent-style-name="TableContents" style:family="paragraph">
      <style:text-properties style:font-name="Open Baskerville 0.0.75"/>
    </style:style>
    <style:style style:name="TableCell2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26" style:parent-style-name="TableContents" style:family="paragraph">
      <style:text-properties style:font-name="Open Baskerville 0.0.75"/>
    </style:style>
    <style:style style:name="TableRow2327" style:family="table-row">
      <style:table-row-properties style:use-optimal-row-height="false"/>
    </style:style>
    <style:style style:name="TableCell2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9" style:parent-style-name="TableContents" style:family="paragraph">
      <style:text-properties style:font-name="Open Baskerville 0.0.75"/>
    </style:style>
    <style:style style:name="TableCell2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1" style:parent-style-name="TableContents" style:family="paragraph">
      <style:text-properties style:font-name="Open Baskerville 0.0.75"/>
    </style:style>
    <style:style style:name="TableCell2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3" style:parent-style-name="TableContents" style:family="paragraph">
      <style:text-properties style:font-name="Open Baskerville 0.0.75"/>
    </style:style>
    <style:style style:name="TableCell2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5" style:parent-style-name="TableContents" style:family="paragraph">
      <style:text-properties style:font-name="Open Baskerville 0.0.75"/>
    </style:style>
    <style:style style:name="TableCell2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7" style:parent-style-name="TableContents" style:family="paragraph">
      <style:text-properties style:font-name="Open Baskerville 0.0.75"/>
    </style:style>
    <style:style style:name="TableCell2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9" style:parent-style-name="TableContents" style:family="paragraph">
      <style:text-properties style:font-name="Open Baskerville 0.0.75"/>
    </style:style>
    <style:style style:name="TableCell2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1" style:parent-style-name="TableContents" style:family="paragraph">
      <style:text-properties style:font-name="Open Baskerville 0.0.75"/>
    </style:style>
    <style:style style:name="TableRow2342" style:family="table-row">
      <style:table-row-properties style:use-optimal-row-height="false"/>
    </style:style>
    <style:style style:name="TableCell2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4" style:parent-style-name="TableContents" style:family="paragraph">
      <style:text-properties style:font-name="Open Baskerville 0.0.75"/>
    </style:style>
    <style:style style:name="TableCell2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6" style:parent-style-name="TableContents" style:family="paragraph">
      <style:text-properties style:font-name="Open Baskerville 0.0.75"/>
    </style:style>
    <style:style style:name="TableCell2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8" style:parent-style-name="TableContents" style:family="paragraph">
      <style:text-properties style:font-name="Open Baskerville 0.0.75"/>
    </style:style>
    <style:style style:name="TableCell2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0" style:parent-style-name="TableContents" style:family="paragraph">
      <style:text-properties style:font-name="Open Baskerville 0.0.75"/>
    </style:style>
    <style:style style:name="TableCell2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2" style:parent-style-name="TableContents" style:family="paragraph">
      <style:text-properties style:font-name="Open Baskerville 0.0.75"/>
    </style:style>
    <style:style style:name="TableCell2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4" style:parent-style-name="TableContents" style:family="paragraph">
      <style:text-properties style:font-name="Open Baskerville 0.0.75"/>
    </style:style>
    <style:style style:name="TableCell2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6" style:parent-style-name="TableContents" style:family="paragraph">
      <style:text-properties style:font-name="Open Baskerville 0.0.75"/>
    </style:style>
    <style:style style:name="P2357" style:parent-style-name="Standard" style:family="paragraph">
      <style:text-properties style:font-name="Open Baskerville 0.0.75"/>
    </style:style>
  </office:automatic-styles>
  <office:body>
    <office:text text:use-soft-page-breaks="true">
      <text:h text:style-name="P1" text:outline-level="2">Defining our terms</text:h>
      <text:p text:style-name="P2">Wp<text:s/><text:tab/>= <text:s/>Work Plan</text:p>
      <text:p text:style-name="P3">Df<text:tab/>= Defining our terms</text:p>
      <text:p text:style-name="P4">Tt<text:tab/>= Create weekly timetables</text:p>
      <text:p text:style-name="P5">Md<text:s/><text:tab/>= Machine Design</text:p>
      <text:p text:style-name="P6">Mi<text:tab/>= Machine Interface</text:p>
      <text:p text:style-name="P7">Tc<text:tab/>= Defining Test cases</text:p>
      <text:p text:style-name="P8">L<text:tab/>= Compiling and<text:s/>defining layout of the document</text:p>
      <text:p text:style-name="P9">Cr<text:tab/>= Cross-reading</text:p>
      <text:p text:style-name="P10">Ss<text:s/><text:tab/>= Software Specification</text:p>
      <text:p text:style-name="P11">In<text:tab/>= Inputs</text:p>
      <text:p text:style-name="P12">Ot<text:tab/>= Outputs</text:p>
      <text:p text:style-name="P13">Dio<text:tab/>= Dependence of outputs on inputs</text:p>
      <text:p text:style-name="P14">Ias<text:tab/>= Inventory of abstract states</text:p>
      <text:p text:style-name="P15">Sc<text:tab/>= State changes depending on inputs</text:p>
      <text:p text:style-name="P16">UPP<text:tab/>= Create an UPPAAL model of the machine</text:p>
      <text:p text:style-name="P17">L<text:tab/>= Compiling and defining layout of the document</text:p>
      <text:p text:style-name="P18">Cr<text:tab/>= Cross-reading</text:p>
      <text:p text:style-name="P19">Sd<text:s/><text:tab/>= Software Design</text:p>
      <text:p text:style-name="P20">Fe<text:tab/>= Formulate Exception Service Routines</text:p>
      <text:p text:style-name="P21">I/o<text:tab/>= Pick variables for In/Out registers</text:p>
      <text:p text:style-name="P22">Ec<text:tab/>= Explain the correctness of our program</text:p>
      <text:p text:style-name="P23">Dd<text:tab/>= Motivate design decisions</text:p>
      <text:p text:style-name="P24">L<text:tab/>= Compiling and defining layout of the document</text:p>
      <text:p text:style-name="P25">Cr<text:tab/>= Cross-reading</text:p>
      <text:p text:style-name="P26">Si<text:s/><text:tab/>= Software Implementation and Integration</text:p>
      <text:p text:style-name="P27">Cs<text:tab/>= Develop coding standards / Document the compiler</text:p>
      <text:p text:style-name="P28">Fa<text:tab/>= Debug the Assembly program</text:p>
      <text:p text:style-name="P29">L<text:tab/>= Compiling and defining layout of the document</text:p>
      <text:p text:style-name="P30">Cr<text:tab/>= Cross-reading</text:p>
      <text:p text:style-name="P31">VaT<text:s/><text:tab/>= Validation and Testing</text:p>
      <text:p text:style-name="P32">Tc<text:tab/>= Evaluate test cases / Perform test cases</text:p>
      <text:p text:style-name="P33">SLR<text:tab/>= Check whether SLRs are met</text:p>
      <text:p text:style-name="P34">Uf<text:tab/>= Check unintended functionality</text:p>
      <text:p text:style-name="P35">Dv<text:tab/>= Define how part of the process is going to be validated</text:p>
      <text:p text:style-name="P36">Co<text:tab/>= Code review</text:p>
      <text:p text:style-name="P37">Pr<text:tab/>= Make formal proofs</text:p>
      <text:p text:style-name="P38">L<text:tab/>= Compiling and defining layout of the document</text:p>
      <text:p text:style-name="P39">Cr<text:tab/>= Cross-reading</text:p>
      <text:p text:style-name="P40">FR<text:s/><text:tab/>= Final Report</text:p>
      <text:p text:style-name="P41">L<text:tab/>= Compiling and defining layout of the document</text:p>
      <text:p text:style-name="P42">Cr<text:tab/>= Cross-reading</text:p>
      <text:p text:style-name="P43"/>
      <text:p text:style-name="P44">P<text:tab/>=President</text:p>
      <text:p text:style-name="P45">S<text:tab/>=Secretary</text:p>
      <text:p text:style-name="P46">Q<text:tab/>=Quality assurance manager</text:p>
      <text:p text:style-name="P47">M<text:tab/>=Materials manager</text:p>
      <text:soft-page-break/>
      <text:h text:style-name="P48" text:outline-level="2">Total work</text:h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Project</text:p>
          </table:table-cell>
          <table:table-cell table:style-name="TableCell60">
            <text:p text:style-name="P61">Week 4</text:p>
          </table:table-cell>
          <table:table-cell table:style-name="TableCell62">
            <text:p text:style-name="P63">Week 5</text:p>
          </table:table-cell>
          <table:table-cell table:style-name="TableCell64">
            <text:p text:style-name="P65">Week 6</text:p>
          </table:table-cell>
          <table:table-cell table:style-name="TableCell66">
            <text:p text:style-name="P67">Week 7</text:p>
          </table:table-cell>
          <table:table-cell table:style-name="TableCell68">
            <text:p text:style-name="P69">Week 8</text:p>
          </table:table-cell>
          <table:table-cell table:style-name="TableCell70">
            <text:p text:style-name="P71">Total</text:p>
          </table:table-cell>
        </table:table-row>
        <table:table-row table:style-name="TableRow72">
          <table:table-cell table:style-name="TableCell73">
            <text:p text:style-name="P74">Wp</text:p>
          </table:table-cell>
          <table:table-cell table:style-name="TableCell75">
            <text:p text:style-name="P76">20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>20</text:p>
          </table:table-cell>
        </table:table-row>
        <table:table-row table:style-name="TableRow87">
          <table:table-cell table:style-name="TableCell88">
            <text:p text:style-name="P89">Md</text:p>
          </table:table-cell>
          <table:table-cell table:style-name="TableCell90">
            <text:p text:style-name="P91">20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>20</text:p>
          </table:table-cell>
        </table:table-row>
        <table:table-row table:style-name="TableRow102">
          <table:table-cell table:style-name="TableCell103">
            <text:p text:style-name="P104">Ss</text:p>
          </table:table-cell>
          <table:table-cell table:style-name="TableCell105">
            <text:p text:style-name="P106">35</text:p>
          </table:table-cell>
          <table:table-cell table:style-name="TableCell107">
            <text:p text:style-name="P108">75</text:p>
          </table:table-cell>
          <table:table-cell table:style-name="TableCell109">
            <text:p text:style-name="P110">40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>150</text:p>
          </table:table-cell>
        </table:table-row>
        <table:table-row table:style-name="TableRow117">
          <table:table-cell table:style-name="TableCell118">
            <text:p text:style-name="P119">Sd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>35</text:p>
          </table:table-cell>
          <table:table-cell table:style-name="TableCell126">
            <text:p text:style-name="P127">65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100</text:p>
          </table:table-cell>
        </table:table-row>
        <table:table-row table:style-name="TableRow132">
          <table:table-cell table:style-name="TableCell133">
            <text:p text:style-name="P134">Si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>10</text:p>
          </table:table-cell>
          <table:table-cell table:style-name="TableCell143">
            <text:p text:style-name="P144">50</text:p>
          </table:table-cell>
          <table:table-cell table:style-name="TableCell145">
            <text:p text:style-name="P146">60</text:p>
          </table:table-cell>
        </table:table-row>
        <table:table-row table:style-name="TableRow147">
          <table:table-cell table:style-name="TableCell148">
            <text:p text:style-name="P149">Vat</text:p>
          </table:table-cell>
          <table:table-cell table:style-name="TableCell150">
            <text:p text:style-name="P151">25</text:p>
          </table:table-cell>
          <table:table-cell table:style-name="TableCell152">
            <text:p text:style-name="P153">25</text:p>
          </table:table-cell>
          <table:table-cell table:style-name="TableCell154">
            <text:p text:style-name="P155">25</text:p>
          </table:table-cell>
          <table:table-cell table:style-name="TableCell156">
            <text:p text:style-name="P157">25</text:p>
          </table:table-cell>
          <table:table-cell table:style-name="TableCell158">
            <text:p text:style-name="P159">25</text:p>
          </table:table-cell>
          <table:table-cell table:style-name="TableCell160">
            <text:p text:style-name="P161">125</text:p>
          </table:table-cell>
        </table:table-row>
        <table:table-row table:style-name="TableRow162">
          <table:table-cell table:style-name="TableCell163">
            <text:p text:style-name="P164">FR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>25</text:p>
          </table:table-cell>
          <table:table-cell table:style-name="TableCell175">
            <text:p text:style-name="P176">25</text:p>
          </table:table-cell>
        </table:table-row>
        <table:table-row table:style-name="TableRow177">
          <table:table-cell table:style-name="TableCell178">
            <text:p text:style-name="P179">Total</text:p>
          </table:table-cell>
          <table:table-cell table:style-name="TableCell180">
            <text:p text:style-name="P181">100</text:p>
          </table:table-cell>
          <table:table-cell table:style-name="TableCell182">
            <text:p text:style-name="P183">100</text:p>
          </table:table-cell>
          <table:table-cell table:style-name="TableCell184">
            <text:p text:style-name="P185">100</text:p>
          </table:table-cell>
          <table:table-cell table:style-name="TableCell186">
            <text:p text:style-name="P187">100</text:p>
          </table:table-cell>
          <table:table-cell table:style-name="TableCell188">
            <text:p text:style-name="P189">100</text:p>
          </table:table-cell>
          <table:table-cell table:style-name="TableCell190">
            <text:p text:style-name="P191">500</text:p>
          </table:table-cell>
        </table:table-row>
      </table:table>
      <text:p text:style-name="P192"/>
      <text:p text:style-name="P193">Deliverables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>
            <text:p text:style-name="P200">Project</text:p>
          </table:table-cell>
          <table:table-cell table:style-name="TableCell201">
            <text:p text:style-name="P202">Responsibility</text:p>
          </table:table-cell>
          <table:table-cell table:style-name="TableCell203">
            <text:p text:style-name="P204">Deadline</text:p>
          </table:table-cell>
        </table:table-row>
        <table:table-row table:style-name="TableRow205">
          <table:table-cell table:style-name="TableCell206">
            <text:p text:style-name="P207">Work Plan</text:p>
          </table:table-cell>
          <table:table-cell table:style-name="TableCell208">
            <text:p text:style-name="P209">Rolf</text:p>
          </table:table-cell>
          <table:table-cell table:style-name="TableCell210">
            <text:p text:style-name="P211">Week 4</text:p>
          </table:table-cell>
        </table:table-row>
        <table:table-row table:style-name="TableRow212">
          <table:table-cell table:style-name="TableCell213">
            <text:p text:style-name="P214">Machine Design</text:p>
          </table:table-cell>
          <table:table-cell table:style-name="TableCell215">
            <text:p text:style-name="P216">Maarten</text:p>
          </table:table-cell>
          <table:table-cell table:style-name="TableCell217">
            <text:p text:style-name="P218">Week 4</text:p>
          </table:table-cell>
        </table:table-row>
        <table:table-row table:style-name="TableRow219">
          <table:table-cell table:style-name="TableCell220">
            <text:p text:style-name="P221">Software Specification</text:p>
          </table:table-cell>
          <table:table-cell table:style-name="TableCell222">
            <text:p text:style-name="P223">Rolf</text:p>
          </table:table-cell>
          <table:table-cell table:style-name="TableCell224">
            <text:p text:style-name="P225">Week 6</text:p>
          </table:table-cell>
        </table:table-row>
        <table:table-row table:style-name="TableRow226">
          <table:table-cell table:style-name="TableCell227">
            <text:p text:style-name="P228">Software Design</text:p>
          </table:table-cell>
          <table:table-cell table:style-name="TableCell229">
            <text:p text:style-name="P230">Wigger</text:p>
          </table:table-cell>
          <table:table-cell table:style-name="TableCell231">
            <text:p text:style-name="P232">Week 7</text:p>
          </table:table-cell>
        </table:table-row>
        <table:table-row table:style-name="TableRow233">
          <table:table-cell table:style-name="TableCell234">
            <text:p text:style-name="P235">Software Implementation and Integration</text:p>
          </table:table-cell>
          <table:table-cell table:style-name="TableCell236">
            <text:p text:style-name="P237">Stefan</text:p>
          </table:table-cell>
          <table:table-cell table:style-name="TableCell238">
            <text:p text:style-name="P239">Week 8</text:p>
          </table:table-cell>
        </table:table-row>
        <table:table-row table:style-name="TableRow240">
          <table:table-cell table:style-name="TableCell241">
            <text:p text:style-name="P242">Validation and Testing</text:p>
          </table:table-cell>
          <table:table-cell table:style-name="TableCell243">
            <text:p text:style-name="P244">Tudor</text:p>
          </table:table-cell>
          <table:table-cell table:style-name="TableCell245">
            <text:p text:style-name="P246">Week 8</text:p>
          </table:table-cell>
        </table:table-row>
        <table:table-row table:style-name="TableRow247">
          <table:table-cell table:style-name="TableCell248">
            <text:p text:style-name="P249">Final Report</text:p>
          </table:table-cell>
          <table:table-cell table:style-name="TableCell250">
            <text:p text:style-name="P251">Dat</text:p>
          </table:table-cell>
          <table:table-cell table:style-name="TableCell252">
            <text:p text:style-name="P253">Week 8</text:p>
          </table:table-cell>
        </table:table-row>
      </table:table>
      <text:p text:style-name="P254"/>
      <text:p text:style-name="P255"/>
      <text:soft-page-break/>
      <text:h text:style-name="P256" text:outline-level="2">Week 4</text:h>
      <text:p text:style-name="P257">Tuesday</text:p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  <table:table-column table:style-name="TableColumn262"/>
          <table:table-column table:style-name="TableColumn263"/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P268">Time</text:p>
          </table:table-cell>
          <table:table-cell table:style-name="TableCell269">
            <text:p text:style-name="P270">Wigger</text:p>
          </table:table-cell>
          <table:table-cell table:style-name="TableCell271">
            <text:p text:style-name="P272">Stefan</text:p>
          </table:table-cell>
          <table:table-cell table:style-name="TableCell273">
            <text:p text:style-name="P274">Rolf</text:p>
          </table:table-cell>
          <table:table-cell table:style-name="TableCell275">
            <text:p text:style-name="P276">Dat (Q)</text:p>
          </table:table-cell>
          <table:table-cell table:style-name="TableCell277">
            <text:p text:style-name="P278">Maarten (P) (M)</text:p>
          </table:table-cell>
          <table:table-cell table:style-name="TableCell279">
            <text:p text:style-name="P280">Tudor (S)</text:p>
          </table:table-cell>
        </table:table-row>
        <table:table-row table:style-name="TableRow281">
          <table:table-cell table:style-name="TableCell282">
            <text:p text:style-name="P283">1030-1100</text:p>
          </table:table-cell>
          <table:table-cell table:style-name="TableCell284">
            <text:p text:style-name="P285">Meeting</text:p>
          </table:table-cell>
          <table:table-cell table:style-name="TableCell286">
            <text:p text:style-name="P287">Meeting</text:p>
          </table:table-cell>
          <table:table-cell table:style-name="TableCell288">
            <text:p text:style-name="P289">Meeting</text:p>
          </table:table-cell>
          <table:table-cell table:style-name="TableCell290">
            <text:p text:style-name="P291">Meeting</text:p>
          </table:table-cell>
          <table:table-cell table:style-name="TableCell292">
            <text:p text:style-name="P293">Meeting</text:p>
          </table:table-cell>
          <table:table-cell table:style-name="TableCell294">
            <text:p text:style-name="P295">Meeting</text:p>
          </table:table-cell>
        </table:table-row>
        <table:table-row table:style-name="TableRow296">
          <table:table-cell table:style-name="TableCell297">
            <text:p text:style-name="P298">1100-1130</text:p>
          </table:table-cell>
          <table:table-cell table:style-name="TableCell299">
            <text:p text:style-name="Standaard"><text:span text:style-name="T300">Md.mi</text:span></text:p>
          </table:table-cell>
          <table:table-cell table:style-name="TableCell301">
            <text:p text:style-name="P302">Md.mi</text:p>
          </table:table-cell>
          <table:table-cell table:style-name="TableCell303">
            <text:p text:style-name="P304">Wp</text:p>
          </table:table-cell>
          <table:table-cell table:style-name="TableCell305">
            <text:p text:style-name="P306">Wp</text:p>
          </table:table-cell>
          <table:table-cell table:style-name="TableCell307">
            <text:p text:style-name="P308">Wp</text:p>
          </table:table-cell>
          <table:table-cell table:style-name="TableCell309">
            <text:p text:style-name="Standaard"><text:span text:style-name="T310">Md.tc</text:span></text:p>
          </table:table-cell>
        </table:table-row>
        <table:table-row table:style-name="TableRow311">
          <table:table-cell table:style-name="TableCell312">
            <text:p text:style-name="P313">1130-1230</text:p>
          </table:table-cell>
          <table:table-cell table:style-name="TableCell314">
            <text:p text:style-name="Standaard"><text:span text:style-name="T315">Md.mi</text:span></text:p>
          </table:table-cell>
          <table:table-cell table:style-name="TableCell316">
            <text:p text:style-name="P317">Md.mi</text:p>
          </table:table-cell>
          <table:table-cell table:style-name="TableCell318">
            <text:p text:style-name="P319">Wp</text:p>
          </table:table-cell>
          <table:table-cell table:style-name="TableCell320">
            <text:p text:style-name="P321">Wp</text:p>
          </table:table-cell>
          <table:table-cell table:style-name="TableCell322">
            <text:p text:style-name="P323">Wp</text:p>
          </table:table-cell>
          <table:table-cell table:style-name="TableCell324">
            <text:p text:style-name="Standaard"><text:span text:style-name="T325">Md.tc</text:span></text:p>
          </table:table-cell>
        </table:table-row>
        <table:table-row table:style-name="TableRow326">
          <table:table-cell table:style-name="TableCell327">
            <text:p text:style-name="P328">1230-1330</text:p>
          </table:table-cell>
          <table:table-cell table:style-name="TableCell329">
            <text:p text:style-name="Standaard"><text:span text:style-name="T330">Md.mi</text:span></text:p>
          </table:table-cell>
          <table:table-cell table:style-name="TableCell331">
            <text:p text:style-name="P332">Md.mi</text:p>
          </table:table-cell>
          <table:table-cell table:style-name="TableCell333">
            <text:p text:style-name="P334">Wp</text:p>
          </table:table-cell>
          <table:table-cell table:style-name="TableCell335">
            <text:p text:style-name="P336">Wp</text:p>
          </table:table-cell>
          <table:table-cell table:style-name="TableCell337">
            <text:p text:style-name="P338">Wp</text:p>
          </table:table-cell>
          <table:table-cell table:style-name="TableCell339">
            <text:p text:style-name="Standaard"><text:span text:style-name="T340">Md.tc</text:span></text:p>
          </table:table-cell>
        </table:table-row>
        <table:table-row table:style-name="TableRow341">
          <table:table-cell table:style-name="TableCell342">
            <text:p text:style-name="P343">1330-1430</text:p>
          </table:table-cell>
          <table:table-cell table:style-name="TableCell344">
            <text:p text:style-name="P345"/>
          </table:table-cell>
          <table:table-cell table:style-name="TableCell346">
            <text:p text:style-name="P347">Wp</text:p>
          </table:table-cell>
          <table:table-cell table:style-name="TableCell348">
            <text:p text:style-name="P349"/>
          </table:table-cell>
          <table:table-cell table:style-name="TableCell350">
            <text:p text:style-name="P351">Wp</text:p>
          </table:table-cell>
          <table:table-cell table:style-name="TableCell352">
            <text:p text:style-name="P353"/>
          </table:table-cell>
          <table:table-cell table:style-name="TableCell354">
            <text:p text:style-name="Standaard"><text:span text:style-name="T355">Md.tc</text:span></text:p>
          </table:table-cell>
        </table:table-row>
        <table:table-row table:style-name="TableRow356">
          <table:table-cell table:style-name="TableCell357">
            <text:p text:style-name="P358">1430-1530</text:p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>Wp</text:p>
          </table:table-cell>
          <table:table-cell table:style-name="TableCell365">
            <text:p text:style-name="P366">Md.tc</text:p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</table:table-row>
        <table:table-row table:style-name="TableRow371">
          <table:table-cell table:style-name="TableCell372">
            <text:p text:style-name="P373">1530-1630</text:p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>Wp</text:p>
          </table:table-cell>
          <table:table-cell table:style-name="TableCell380">
            <text:p text:style-name="P381">Md.tc</text:p>
          </table:table-cell>
          <table:table-cell table:style-name="TableCell382">
            <text:p text:style-name="P383">Wp</text:p>
          </table:table-cell>
          <table:table-cell table:style-name="TableCell384">
            <text:p text:style-name="P385"/>
          </table:table-cell>
        </table:table-row>
        <table:table-row table:style-name="TableRow386">
          <table:table-cell table:style-name="TableCell387">
            <text:p text:style-name="P388">1630-1730</text:p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</table:table-row>
        <table:table-row table:style-name="TableRow401">
          <table:table-cell table:style-name="TableCell402">
            <text:p text:style-name="P403">Total</text:p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</table:table-row>
      </table:table>
      <text:p text:style-name="P416"/>
      <text:p text:style-name="P417">Wednesday</text:p>
      <table:table table:style-name="Table418">
        <table:table-columns>
          <table:table-column table:style-name="TableColumn419"/>
          <table:table-column table:style-name="TableColumn420"/>
          <table:table-column table:style-name="TableColumn421"/>
          <table:table-column table:style-name="TableColumn422"/>
          <table:table-column table:style-name="TableColumn423"/>
          <table:table-column table:style-name="TableColumn424"/>
          <table:table-column table:style-name="TableColumn425"/>
        </table:table-columns>
        <table:table-row table:style-name="TableRow426">
          <table:table-cell table:style-name="TableCell427">
            <text:p text:style-name="P428">Time</text:p>
          </table:table-cell>
          <table:table-cell table:style-name="TableCell429">
            <text:p text:style-name="P430">Wigger</text:p>
          </table:table-cell>
          <table:table-cell table:style-name="TableCell431">
            <text:p text:style-name="P432">Stefan</text:p>
          </table:table-cell>
          <table:table-cell table:style-name="TableCell433">
            <text:p text:style-name="P434">Rolf</text:p>
          </table:table-cell>
          <table:table-cell table:style-name="TableCell435">
            <text:p text:style-name="P436">Dat (Q)</text:p>
          </table:table-cell>
          <table:table-cell table:style-name="TableCell437">
            <text:p text:style-name="P438">Maarten (P) (M)</text:p>
          </table:table-cell>
          <table:table-cell table:style-name="TableCell439">
            <text:p text:style-name="P440">Tudor (S)</text:p>
          </table:table-cell>
        </table:table-row>
        <table:table-row table:style-name="TableRow441">
          <table:table-cell table:style-name="TableCell442">
            <text:p text:style-name="P443">1230-1330</text:p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>1330-1430</text:p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</table:table-row>
        <table:table-row table:style-name="TableRow471">
          <table:table-cell table:style-name="TableCell472">
            <text:p text:style-name="P473">1430-1530</text:p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</table:table-row>
        <table:table-row table:style-name="TableRow486">
          <table:table-cell table:style-name="TableCell487">
            <text:p text:style-name="P488">1530-1630</text:p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</table:table-row>
        <table:table-row table:style-name="TableRow501">
          <table:table-cell table:style-name="TableCell502">
            <text:p text:style-name="P503">1630-1730</text:p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</table:table-row>
        <table:table-row table:style-name="TableRow516">
          <table:table-cell table:style-name="TableCell517">
            <text:p text:style-name="P518">Total</text:p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</table:table-row>
      </table:table>
      <text:p text:style-name="P531"/>
      <text:p text:style-name="P532">Friday</text:p>
      <table:table table:style-name="Table533">
        <table:table-columns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  <table:table-column table:style-name="TableColumn540"/>
        </table:table-columns>
        <table:table-row table:style-name="TableRow541">
          <table:table-cell table:style-name="TableCell542">
            <text:p text:style-name="P543">Time</text:p>
          </table:table-cell>
          <table:table-cell table:style-name="TableCell544">
            <text:p text:style-name="P545">Wigger</text:p>
          </table:table-cell>
          <table:table-cell table:style-name="TableCell546">
            <text:p text:style-name="P547">Stefan</text:p>
          </table:table-cell>
          <table:table-cell table:style-name="TableCell548">
            <text:p text:style-name="P549">Rolf</text:p>
          </table:table-cell>
          <table:table-cell table:style-name="TableCell550">
            <text:p text:style-name="P551">Dat (Q)</text:p>
          </table:table-cell>
          <table:table-cell table:style-name="TableCell552">
            <text:p text:style-name="P553">Maarten (P) (M)</text:p>
          </table:table-cell>
          <table:table-cell table:style-name="TableCell554">
            <text:p text:style-name="P555">Tudor (S)</text:p>
          </table:table-cell>
        </table:table-row>
        <table:table-row table:style-name="TableRow556">
          <table:table-cell table:style-name="TableCell557">
            <text:p text:style-name="P558">1030-1130</text:p>
          </table:table-cell>
          <table:table-cell table:style-name="TableCell559">
            <text:p text:style-name="P560">Meeting</text:p>
          </table:table-cell>
          <table:table-cell table:style-name="TableCell561">
            <text:p text:style-name="P562">Meeting</text:p>
          </table:table-cell>
          <table:table-cell table:style-name="TableCell563">
            <text:p text:style-name="P564">Meeting</text:p>
          </table:table-cell>
          <table:table-cell table:style-name="TableCell565">
            <text:p text:style-name="P566">Meeting</text:p>
          </table:table-cell>
          <table:table-cell table:style-name="TableCell567">
            <text:p text:style-name="P568">Meeting</text:p>
          </table:table-cell>
          <table:table-cell table:style-name="TableCell569">
            <text:p text:style-name="P570">Meeting</text:p>
          </table:table-cell>
        </table:table-row>
        <table:table-row table:style-name="TableRow571">
          <table:table-cell table:style-name="TableCell572">
            <text:p text:style-name="P573">1130-1230</text:p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</table:table-row>
        <table:table-row table:style-name="TableRow586">
          <table:table-cell table:style-name="TableCell587">
            <text:p text:style-name="P588">1230-1330</text:p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</table:table-row>
        <table:table-row table:style-name="TableRow601">
          <table:table-cell table:style-name="TableCell602">
            <text:p text:style-name="P603">1330-1430</text:p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</table:table-row>
        <table:table-row table:style-name="TableRow616">
          <table:table-cell table:style-name="TableCell617">
            <text:p text:style-name="P618">1430-1530</text:p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</table:table-row>
        <table:table-row table:style-name="TableRow631">
          <table:table-cell table:style-name="TableCell632">
            <text:p text:style-name="P633">1530-1630</text:p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</table:table-row>
        <table:table-row table:style-name="TableRow646">
          <table:table-cell table:style-name="TableCell647">
            <text:p text:style-name="P648">1630-1730</text:p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</table:table-row>
        <table:table-row table:style-name="TableRow661">
          <table:table-cell table:style-name="TableCell662">
            <text:p text:style-name="P663">Total</text:p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</table:table-row>
      </table:table>
      <text:soft-page-break/>
      <text:h text:style-name="P676" text:outline-level="2">Week 5</text:h>
      <text:p text:style-name="P677">Tuesday</text:p>
      <table:table table:style-name="Table678">
        <table:table-columns>
          <table:table-column table:style-name="TableColumn679"/>
          <table:table-column table:style-name="TableColumn680"/>
          <table:table-column table:style-name="TableColumn681"/>
          <table:table-column table:style-name="TableColumn682"/>
          <table:table-column table:style-name="TableColumn683"/>
          <table:table-column table:style-name="TableColumn684"/>
          <table:table-column table:style-name="TableColumn685"/>
        </table:table-columns>
        <table:table-row table:style-name="TableRow686">
          <table:table-cell table:style-name="TableCell687">
            <text:p text:style-name="P688">Time</text:p>
          </table:table-cell>
          <table:table-cell table:style-name="TableCell689">
            <text:p text:style-name="P690">Wigger</text:p>
          </table:table-cell>
          <table:table-cell table:style-name="TableCell691">
            <text:p text:style-name="P692">Stefan (S)</text:p>
          </table:table-cell>
          <table:table-cell table:style-name="TableCell693">
            <text:p text:style-name="P694">Rolf</text:p>
          </table:table-cell>
          <table:table-cell table:style-name="TableCell695">
            <text:p text:style-name="P696">Dat (Q)</text:p>
          </table:table-cell>
          <table:table-cell table:style-name="TableCell697">
            <text:p text:style-name="P698">Maarten (M)</text:p>
          </table:table-cell>
          <table:table-cell table:style-name="TableCell699">
            <text:p text:style-name="P700">Tudor (P)</text:p>
          </table:table-cell>
        </table:table-row>
        <table:table-row table:style-name="TableRow701">
          <table:table-cell table:style-name="TableCell702">
            <text:p text:style-name="P703">1030-1100</text:p>
          </table:table-cell>
          <table:table-cell table:style-name="TableCell704">
            <text:p text:style-name="P705">Meeting</text:p>
          </table:table-cell>
          <table:table-cell table:style-name="TableCell706">
            <text:p text:style-name="P707">Meeting</text:p>
          </table:table-cell>
          <table:table-cell table:style-name="TableCell708">
            <text:p text:style-name="P709">Meeting</text:p>
          </table:table-cell>
          <table:table-cell table:style-name="TableCell710">
            <text:p text:style-name="P711">Meeting</text:p>
          </table:table-cell>
          <table:table-cell table:style-name="TableCell712">
            <text:p text:style-name="P713">Meeting</text:p>
          </table:table-cell>
          <table:table-cell table:style-name="TableCell714">
            <text:p text:style-name="P715">Meeting</text:p>
          </table:table-cell>
        </table:table-row>
        <table:table-row table:style-name="TableRow716">
          <table:table-cell table:style-name="TableCell717">
            <text:p text:style-name="P718">1100-1130</text:p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</table:table-row>
        <table:table-row table:style-name="TableRow731">
          <table:table-cell table:style-name="TableCell732">
            <text:p text:style-name="P733">1130-1230</text:p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</table:table-row>
        <table:table-row table:style-name="TableRow746">
          <table:table-cell table:style-name="TableCell747">
            <text:p text:style-name="P748">1230-1330</text:p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</table:table-row>
        <table:table-row table:style-name="TableRow761">
          <table:table-cell table:style-name="TableCell762">
            <text:p text:style-name="P763">1330-1430</text:p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</table:table-row>
        <table:table-row table:style-name="TableRow776">
          <table:table-cell table:style-name="TableCell777">
            <text:p text:style-name="P778">1430-1530</text:p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</table:table-row>
        <table:table-row table:style-name="TableRow791">
          <table:table-cell table:style-name="TableCell792">
            <text:p text:style-name="P793">1530-1630</text:p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</table:table-row>
        <table:table-row table:style-name="TableRow806">
          <table:table-cell table:style-name="TableCell807">
            <text:p text:style-name="P808">1630-1730</text:p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</table:table-row>
        <table:table-row table:style-name="TableRow821">
          <table:table-cell table:style-name="TableCell822">
            <text:p text:style-name="P823">Total</text:p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</table:table-row>
      </table:table>
      <text:p text:style-name="P836"/>
      <text:p text:style-name="P837">Wednesday</text:p>
      <table:table table:style-name="Table838">
        <table:table-columns>
          <table:table-column table:style-name="TableColumn839"/>
          <table:table-column table:style-name="TableColumn840"/>
          <table:table-column table:style-name="TableColumn841"/>
          <table:table-column table:style-name="TableColumn842"/>
          <table:table-column table:style-name="TableColumn843"/>
          <table:table-column table:style-name="TableColumn844"/>
          <table:table-column table:style-name="TableColumn845"/>
        </table:table-columns>
        <table:table-row table:style-name="TableRow846">
          <table:table-cell table:style-name="TableCell847">
            <text:p text:style-name="P848">Time</text:p>
          </table:table-cell>
          <table:table-cell table:style-name="TableCell849">
            <text:p text:style-name="P850">Wigger</text:p>
          </table:table-cell>
          <table:table-cell table:style-name="TableCell851">
            <text:p text:style-name="P852">Stefan (S)</text:p>
          </table:table-cell>
          <table:table-cell table:style-name="TableCell853">
            <text:p text:style-name="P854">Rolf</text:p>
          </table:table-cell>
          <table:table-cell table:style-name="TableCell855">
            <text:p text:style-name="P856">Dat (Q)</text:p>
          </table:table-cell>
          <table:table-cell table:style-name="TableCell857">
            <text:p text:style-name="P858">Maarten (M)</text:p>
          </table:table-cell>
          <table:table-cell table:style-name="TableCell859">
            <text:p text:style-name="P860">Tudor (P)</text:p>
          </table:table-cell>
        </table:table-row>
        <table:table-row table:style-name="TableRow861">
          <table:table-cell table:style-name="TableCell862">
            <text:p text:style-name="P863">1230-1330</text:p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</table:table-row>
        <table:table-row table:style-name="TableRow876">
          <table:table-cell table:style-name="TableCell877">
            <text:p text:style-name="P878">1330-1430</text:p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</table:table-row>
        <table:table-row table:style-name="TableRow891">
          <table:table-cell table:style-name="TableCell892">
            <text:p text:style-name="P893">1430-1530</text:p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</table:table-row>
        <table:table-row table:style-name="TableRow906">
          <table:table-cell table:style-name="TableCell907">
            <text:p text:style-name="P908">1530-1630</text:p>
          </table:table-cell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</table:table-row>
        <table:table-row table:style-name="TableRow921">
          <table:table-cell table:style-name="TableCell922">
            <text:p text:style-name="P923">1630-1730</text:p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</table:table-row>
        <table:table-row table:style-name="TableRow936">
          <table:table-cell table:style-name="TableCell937">
            <text:p text:style-name="P938">Total</text:p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</table:table-row>
      </table:table>
      <text:p text:style-name="P951"/>
      <text:p text:style-name="P952">Friday</text:p>
      <table:table table:style-name="Table953">
        <table:table-columns>
          <table:table-column table:style-name="TableColumn954"/>
          <table:table-column table:style-name="TableColumn955"/>
          <table:table-column table:style-name="TableColumn956"/>
          <table:table-column table:style-name="TableColumn957"/>
          <table:table-column table:style-name="TableColumn958"/>
          <table:table-column table:style-name="TableColumn959"/>
          <table:table-column table:style-name="TableColumn960"/>
        </table:table-columns>
        <table:table-row table:style-name="TableRow961">
          <table:table-cell table:style-name="TableCell962">
            <text:p text:style-name="P963">Time</text:p>
          </table:table-cell>
          <table:table-cell table:style-name="TableCell964">
            <text:p text:style-name="P965">Wigger</text:p>
          </table:table-cell>
          <table:table-cell table:style-name="TableCell966">
            <text:p text:style-name="P967">Stefan (S)</text:p>
          </table:table-cell>
          <table:table-cell table:style-name="TableCell968">
            <text:p text:style-name="P969">Rolf</text:p>
          </table:table-cell>
          <table:table-cell table:style-name="TableCell970">
            <text:p text:style-name="P971">Dat (Q)</text:p>
          </table:table-cell>
          <table:table-cell table:style-name="TableCell972">
            <text:p text:style-name="P973">Maarten (M)</text:p>
          </table:table-cell>
          <table:table-cell table:style-name="TableCell974">
            <text:p text:style-name="P975">Tudor (P)</text:p>
          </table:table-cell>
        </table:table-row>
        <table:table-row table:style-name="TableRow976">
          <table:table-cell table:style-name="TableCell977">
            <text:p text:style-name="P978">1030-1130</text:p>
          </table:table-cell>
          <table:table-cell table:style-name="TableCell979">
            <text:p text:style-name="P980">Meeting</text:p>
          </table:table-cell>
          <table:table-cell table:style-name="TableCell981">
            <text:p text:style-name="P982">Meeting</text:p>
          </table:table-cell>
          <table:table-cell table:style-name="TableCell983">
            <text:p text:style-name="P984">Meeting</text:p>
          </table:table-cell>
          <table:table-cell table:style-name="TableCell985">
            <text:p text:style-name="P986">Meeting</text:p>
          </table:table-cell>
          <table:table-cell table:style-name="TableCell987">
            <text:p text:style-name="P988">Meeting</text:p>
          </table:table-cell>
          <table:table-cell table:style-name="TableCell989">
            <text:p text:style-name="P990">Meeting</text:p>
          </table:table-cell>
        </table:table-row>
        <table:table-row table:style-name="TableRow991">
          <table:table-cell table:style-name="TableCell992">
            <text:p text:style-name="P993">1130-1230</text:p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  <table:table-cell table:style-name="TableCell1000">
            <text:p text:style-name="P1001"/>
          </table:table-cell>
          <table:table-cell table:style-name="TableCell1002">
            <text:p text:style-name="P1003"/>
          </table:table-cell>
          <table:table-cell table:style-name="TableCell1004">
            <text:p text:style-name="P1005"/>
          </table:table-cell>
        </table:table-row>
        <table:table-row table:style-name="TableRow1006">
          <table:table-cell table:style-name="TableCell1007">
            <text:p text:style-name="P1008">1230-1330</text:p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</table:table-row>
        <table:table-row table:style-name="TableRow1021">
          <table:table-cell table:style-name="TableCell1022">
            <text:p text:style-name="P1023">1330-1430</text:p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>
            <text:p text:style-name="P1029"/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</table:table-row>
        <table:table-row table:style-name="TableRow1036">
          <table:table-cell table:style-name="TableCell1037">
            <text:p text:style-name="P1038">1430-1530</text:p>
          </table:table-cell>
          <table:table-cell table:style-name="TableCell1039">
            <text:p text:style-name="P1040"/>
          </table:table-cell>
          <table:table-cell table:style-name="TableCell1041">
            <text:p text:style-name="P1042"/>
          </table:table-cell>
          <table:table-cell table:style-name="TableCell1043">
            <text:p text:style-name="P1044"/>
          </table:table-cell>
          <table:table-cell table:style-name="TableCell1045">
            <text:p text:style-name="P1046"/>
          </table:table-cell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</table:table-row>
        <table:table-row table:style-name="TableRow1051">
          <table:table-cell table:style-name="TableCell1052">
            <text:p text:style-name="P1053">1530-1630</text:p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</table:table-row>
        <table:table-row table:style-name="TableRow1066">
          <table:table-cell table:style-name="TableCell1067">
            <text:p text:style-name="P1068">1630-1730</text:p>
          </table:table-cell>
          <table:table-cell table:style-name="TableCell1069">
            <text:p text:style-name="P1070"/>
          </table:table-cell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</table:table-row>
        <table:table-row table:style-name="TableRow1081">
          <table:table-cell table:style-name="TableCell1082">
            <text:p text:style-name="P1083">Total</text:p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</table:table-row>
      </table:table>
      <text:p text:style-name="P1096"/>
      <text:soft-page-break/>
      <text:h text:style-name="P1097" text:outline-level="2">Week 6</text:h>
      <text:p text:style-name="P1098">Tuesday</text:p>
      <table:table table:style-name="Table1099">
        <table:table-columns>
          <table:table-column table:style-name="TableColumn1100"/>
          <table:table-column table:style-name="TableColumn1101"/>
          <table:table-column table:style-name="TableColumn1102"/>
          <table:table-column table:style-name="TableColumn1103"/>
          <table:table-column table:style-name="TableColumn1104"/>
          <table:table-column table:style-name="TableColumn1105"/>
          <table:table-column table:style-name="TableColumn1106"/>
        </table:table-columns>
        <table:table-row table:style-name="TableRow1107">
          <table:table-cell table:style-name="TableCell1108">
            <text:p text:style-name="P1109">Time</text:p>
          </table:table-cell>
          <table:table-cell table:style-name="TableCell1110">
            <text:p text:style-name="P1111">Wigger</text:p>
          </table:table-cell>
          <table:table-cell table:style-name="TableCell1112">
            <text:p text:style-name="P1113">Stefan (P)</text:p>
          </table:table-cell>
          <table:table-cell table:style-name="TableCell1114">
            <text:p text:style-name="P1115">Rolf</text:p>
          </table:table-cell>
          <table:table-cell table:style-name="TableCell1116">
            <text:p text:style-name="P1117">Dat (S) (Q)</text:p>
          </table:table-cell>
          <table:table-cell table:style-name="TableCell1118">
            <text:p text:style-name="P1119">Maarten (M)</text:p>
          </table:table-cell>
          <table:table-cell table:style-name="TableCell1120">
            <text:p text:style-name="P1121">Tudor<text:s/></text:p>
          </table:table-cell>
        </table:table-row>
        <table:table-row table:style-name="TableRow1122">
          <table:table-cell table:style-name="TableCell1123">
            <text:p text:style-name="P1124">1030-1100</text:p>
          </table:table-cell>
          <table:table-cell table:style-name="TableCell1125">
            <text:p text:style-name="P1126">Meeting</text:p>
          </table:table-cell>
          <table:table-cell table:style-name="TableCell1127">
            <text:p text:style-name="P1128">Meeting</text:p>
          </table:table-cell>
          <table:table-cell table:style-name="TableCell1129">
            <text:p text:style-name="P1130">Meeting</text:p>
          </table:table-cell>
          <table:table-cell table:style-name="TableCell1131">
            <text:p text:style-name="P1132">Meeting</text:p>
          </table:table-cell>
          <table:table-cell table:style-name="TableCell1133">
            <text:p text:style-name="P1134">Meeting</text:p>
          </table:table-cell>
          <table:table-cell table:style-name="TableCell1135">
            <text:p text:style-name="P1136">Meeting</text:p>
          </table:table-cell>
        </table:table-row>
        <table:table-row table:style-name="TableRow1137">
          <table:table-cell table:style-name="TableCell1138">
            <text:p text:style-name="P1139">1100-1130</text:p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</table:table-row>
        <table:table-row table:style-name="TableRow1152">
          <table:table-cell table:style-name="TableCell1153">
            <text:p text:style-name="P1154">1130-1230</text:p>
          </table:table-cell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  <table:table-cell table:style-name="TableCell1161">
            <text:p text:style-name="P1162"/>
          </table:table-cell>
          <table:table-cell table:style-name="TableCell1163">
            <text:p text:style-name="P1164"/>
          </table:table-cell>
          <table:table-cell table:style-name="TableCell1165">
            <text:p text:style-name="P1166"/>
          </table:table-cell>
        </table:table-row>
        <table:table-row table:style-name="TableRow1167">
          <table:table-cell table:style-name="TableCell1168">
            <text:p text:style-name="P1169">1230-1330</text:p>
          </table:table-cell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</table:table-row>
        <table:table-row table:style-name="TableRow1182">
          <table:table-cell table:style-name="TableCell1183">
            <text:p text:style-name="P1184">1330-1430</text:p>
          </table:table-cell>
          <table:table-cell table:style-name="TableCell1185">
            <text:p text:style-name="P1186"/>
          </table:table-cell>
          <table:table-cell table:style-name="TableCell1187">
            <text:p text:style-name="P1188"/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</table:table-row>
        <table:table-row table:style-name="TableRow1197">
          <table:table-cell table:style-name="TableCell1198">
            <text:p text:style-name="P1199">1430-1530</text:p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  <table:table-cell table:style-name="TableCell1208">
            <text:p text:style-name="P1209"/>
          </table:table-cell>
          <table:table-cell table:style-name="TableCell1210">
            <text:p text:style-name="P1211"/>
          </table:table-cell>
        </table:table-row>
        <table:table-row table:style-name="TableRow1212">
          <table:table-cell table:style-name="TableCell1213">
            <text:p text:style-name="P1214">1530-1630</text:p>
          </table:table-cell>
          <table:table-cell table:style-name="TableCell1215">
            <text:p text:style-name="P1216"/>
          </table:table-cell>
          <table:table-cell table:style-name="TableCell1217">
            <text:p text:style-name="P1218"/>
          </table:table-cell>
          <table:table-cell table:style-name="TableCell1219">
            <text:p text:style-name="P1220"/>
          </table:table-cell>
          <table:table-cell table:style-name="TableCell1221">
            <text:p text:style-name="P1222"/>
          </table:table-cell>
          <table:table-cell table:style-name="TableCell1223">
            <text:p text:style-name="P1224"/>
          </table:table-cell>
          <table:table-cell table:style-name="TableCell1225">
            <text:p text:style-name="P1226"/>
          </table:table-cell>
        </table:table-row>
        <table:table-row table:style-name="TableRow1227">
          <table:table-cell table:style-name="TableCell1228">
            <text:p text:style-name="P1229">1630-1730</text:p>
          </table:table-cell>
          <table:table-cell table:style-name="TableCell1230">
            <text:p text:style-name="P1231"/>
          </table:table-cell>
          <table:table-cell table:style-name="TableCell1232">
            <text:p text:style-name="P1233"/>
          </table:table-cell>
          <table:table-cell table:style-name="TableCell1234">
            <text:p text:style-name="P1235"/>
          </table:table-cell>
          <table:table-cell table:style-name="TableCell1236">
            <text:p text:style-name="P1237"/>
          </table:table-cell>
          <table:table-cell table:style-name="TableCell1238">
            <text:p text:style-name="P1239"/>
          </table:table-cell>
          <table:table-cell table:style-name="TableCell1240">
            <text:p text:style-name="P1241"/>
          </table:table-cell>
        </table:table-row>
        <table:table-row table:style-name="TableRow1242">
          <table:table-cell table:style-name="TableCell1243">
            <text:p text:style-name="P1244">Total</text:p>
          </table:table-cell>
          <table:table-cell table:style-name="TableCell1245">
            <text:p text:style-name="P1246"/>
          </table:table-cell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/>
          </table:table-cell>
          <table:table-cell table:style-name="TableCell1253">
            <text:p text:style-name="P1254"/>
          </table:table-cell>
          <table:table-cell table:style-name="TableCell1255">
            <text:p text:style-name="P1256"/>
          </table:table-cell>
        </table:table-row>
      </table:table>
      <text:p text:style-name="P1257"/>
      <text:p text:style-name="P1258">Wednesday</text:p>
      <table:table table:style-name="Table1259">
        <table:table-columns>
          <table:table-column table:style-name="TableColumn1260"/>
          <table:table-column table:style-name="TableColumn1261"/>
          <table:table-column table:style-name="TableColumn1262"/>
          <table:table-column table:style-name="TableColumn1263"/>
          <table:table-column table:style-name="TableColumn1264"/>
          <table:table-column table:style-name="TableColumn1265"/>
          <table:table-column table:style-name="TableColumn1266"/>
        </table:table-columns>
        <table:table-row table:style-name="TableRow1267">
          <table:table-cell table:style-name="TableCell1268">
            <text:p text:style-name="P1269">Time</text:p>
          </table:table-cell>
          <table:table-cell table:style-name="TableCell1270">
            <text:p text:style-name="P1271">Wigger</text:p>
          </table:table-cell>
          <table:table-cell table:style-name="TableCell1272">
            <text:p text:style-name="P1273">Stefan (P)</text:p>
          </table:table-cell>
          <table:table-cell table:style-name="TableCell1274">
            <text:p text:style-name="P1275">Rolf</text:p>
          </table:table-cell>
          <table:table-cell table:style-name="TableCell1276">
            <text:p text:style-name="P1277">Dat (S) (Q)</text:p>
          </table:table-cell>
          <table:table-cell table:style-name="TableCell1278">
            <text:p text:style-name="P1279">Maarten (M)</text:p>
          </table:table-cell>
          <table:table-cell table:style-name="TableCell1280">
            <text:p text:style-name="P1281">Tudor<text:s/></text:p>
          </table:table-cell>
        </table:table-row>
        <table:table-row table:style-name="TableRow1282">
          <table:table-cell table:style-name="TableCell1283">
            <text:p text:style-name="P1284">1230-1330</text:p>
          </table:table-cell>
          <table:table-cell table:style-name="TableCell1285">
            <text:p text:style-name="P1286"/>
          </table:table-cell>
          <table:table-cell table:style-name="TableCell1287">
            <text:p text:style-name="P1288"/>
          </table:table-cell>
          <table:table-cell table:style-name="TableCell1289">
            <text:p text:style-name="P1290"/>
          </table:table-cell>
          <table:table-cell table:style-name="TableCell1291">
            <text:p text:style-name="P1292"/>
          </table:table-cell>
          <table:table-cell table:style-name="TableCell1293">
            <text:p text:style-name="P1294"/>
          </table:table-cell>
          <table:table-cell table:style-name="TableCell1295">
            <text:p text:style-name="P1296"/>
          </table:table-cell>
        </table:table-row>
        <table:table-row table:style-name="TableRow1297">
          <table:table-cell table:style-name="TableCell1298">
            <text:p text:style-name="P1299">1330-1430</text:p>
          </table:table-cell>
          <table:table-cell table:style-name="TableCell1300">
            <text:p text:style-name="P1301"/>
          </table:table-cell>
          <table:table-cell table:style-name="TableCell1302">
            <text:p text:style-name="P1303"/>
          </table:table-cell>
          <table:table-cell table:style-name="TableCell1304">
            <text:p text:style-name="P1305"/>
          </table:table-cell>
          <table:table-cell table:style-name="TableCell1306">
            <text:p text:style-name="P1307"/>
          </table:table-cell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</table:table-row>
        <table:table-row table:style-name="TableRow1312">
          <table:table-cell table:style-name="TableCell1313">
            <text:p text:style-name="P1314">1430-1530</text:p>
          </table:table-cell>
          <table:table-cell table:style-name="TableCell1315">
            <text:p text:style-name="P1316"/>
          </table:table-cell>
          <table:table-cell table:style-name="TableCell1317">
            <text:p text:style-name="P1318"/>
          </table:table-cell>
          <table:table-cell table:style-name="TableCell1319">
            <text:p text:style-name="P1320"/>
          </table:table-cell>
          <table:table-cell table:style-name="TableCell1321">
            <text:p text:style-name="P1322"/>
          </table:table-cell>
          <table:table-cell table:style-name="TableCell1323">
            <text:p text:style-name="P1324"/>
          </table:table-cell>
          <table:table-cell table:style-name="TableCell1325">
            <text:p text:style-name="P1326"/>
          </table:table-cell>
        </table:table-row>
        <table:table-row table:style-name="TableRow1327">
          <table:table-cell table:style-name="TableCell1328">
            <text:p text:style-name="P1329">1530-1630</text:p>
          </table:table-cell>
          <table:table-cell table:style-name="TableCell1330">
            <text:p text:style-name="P1331"/>
          </table:table-cell>
          <table:table-cell table:style-name="TableCell1332">
            <text:p text:style-name="P1333"/>
          </table:table-cell>
          <table:table-cell table:style-name="TableCell1334">
            <text:p text:style-name="P1335"/>
          </table:table-cell>
          <table:table-cell table:style-name="TableCell1336">
            <text:p text:style-name="P1337"/>
          </table:table-cell>
          <table:table-cell table:style-name="TableCell1338">
            <text:p text:style-name="P1339"/>
          </table:table-cell>
          <table:table-cell table:style-name="TableCell1340">
            <text:p text:style-name="P1341"/>
          </table:table-cell>
        </table:table-row>
        <table:table-row table:style-name="TableRow1342">
          <table:table-cell table:style-name="TableCell1343">
            <text:p text:style-name="P1344">1630-1730</text:p>
          </table:table-cell>
          <table:table-cell table:style-name="TableCell1345">
            <text:p text:style-name="P1346"/>
          </table:table-cell>
          <table:table-cell table:style-name="TableCell1347">
            <text:p text:style-name="P1348"/>
          </table:table-cell>
          <table:table-cell table:style-name="TableCell1349">
            <text:p text:style-name="P1350"/>
          </table:table-cell>
          <table:table-cell table:style-name="TableCell1351">
            <text:p text:style-name="P1352"/>
          </table:table-cell>
          <table:table-cell table:style-name="TableCell1353">
            <text:p text:style-name="P1354"/>
          </table:table-cell>
          <table:table-cell table:style-name="TableCell1355">
            <text:p text:style-name="P1356"/>
          </table:table-cell>
        </table:table-row>
        <table:table-row table:style-name="TableRow1357">
          <table:table-cell table:style-name="TableCell1358">
            <text:p text:style-name="P1359">Total</text:p>
          </table:table-cell>
          <table:table-cell table:style-name="TableCell1360">
            <text:p text:style-name="P1361"/>
          </table:table-cell>
          <table:table-cell table:style-name="TableCell1362">
            <text:p text:style-name="P1363"/>
          </table:table-cell>
          <table:table-cell table:style-name="TableCell1364">
            <text:p text:style-name="P1365"/>
          </table:table-cell>
          <table:table-cell table:style-name="TableCell1366">
            <text:p text:style-name="P1367"/>
          </table:table-cell>
          <table:table-cell table:style-name="TableCell1368">
            <text:p text:style-name="P1369"/>
          </table:table-cell>
          <table:table-cell table:style-name="TableCell1370">
            <text:p text:style-name="P1371"/>
          </table:table-cell>
        </table:table-row>
      </table:table>
      <text:p text:style-name="P1372"/>
      <text:p text:style-name="P1373">Friday</text:p>
      <table:table table:style-name="Table1374">
        <table:table-columns>
          <table:table-column table:style-name="TableColumn1375"/>
          <table:table-column table:style-name="TableColumn1376"/>
          <table:table-column table:style-name="TableColumn1377"/>
          <table:table-column table:style-name="TableColumn1378"/>
          <table:table-column table:style-name="TableColumn1379"/>
          <table:table-column table:style-name="TableColumn1380"/>
          <table:table-column table:style-name="TableColumn1381"/>
        </table:table-columns>
        <table:table-row table:style-name="TableRow1382">
          <table:table-cell table:style-name="TableCell1383">
            <text:p text:style-name="P1384">Time</text:p>
          </table:table-cell>
          <table:table-cell table:style-name="TableCell1385">
            <text:p text:style-name="P1386">Wigger</text:p>
          </table:table-cell>
          <table:table-cell table:style-name="TableCell1387">
            <text:p text:style-name="P1388">Stefan (P)</text:p>
          </table:table-cell>
          <table:table-cell table:style-name="TableCell1389">
            <text:p text:style-name="P1390">Rolf</text:p>
          </table:table-cell>
          <table:table-cell table:style-name="TableCell1391">
            <text:p text:style-name="P1392">Dat (S) (Q)</text:p>
          </table:table-cell>
          <table:table-cell table:style-name="TableCell1393">
            <text:p text:style-name="P1394">Maarten (M)</text:p>
          </table:table-cell>
          <table:table-cell table:style-name="TableCell1395">
            <text:p text:style-name="P1396">Tudor<text:s/></text:p>
          </table:table-cell>
        </table:table-row>
        <table:table-row table:style-name="TableRow1397">
          <table:table-cell table:style-name="TableCell1398">
            <text:p text:style-name="P1399">1030-1130</text:p>
          </table:table-cell>
          <table:table-cell table:style-name="TableCell1400">
            <text:p text:style-name="P1401">Meeting</text:p>
          </table:table-cell>
          <table:table-cell table:style-name="TableCell1402">
            <text:p text:style-name="P1403">Meeting</text:p>
          </table:table-cell>
          <table:table-cell table:style-name="TableCell1404">
            <text:p text:style-name="P1405">Meeting</text:p>
          </table:table-cell>
          <table:table-cell table:style-name="TableCell1406">
            <text:p text:style-name="P1407">Meeting</text:p>
          </table:table-cell>
          <table:table-cell table:style-name="TableCell1408">
            <text:p text:style-name="P1409">Meeting</text:p>
          </table:table-cell>
          <table:table-cell table:style-name="TableCell1410">
            <text:p text:style-name="P1411">Meeting</text:p>
          </table:table-cell>
        </table:table-row>
        <table:table-row table:style-name="TableRow1412">
          <table:table-cell table:style-name="TableCell1413">
            <text:p text:style-name="P1414">1130-1230</text:p>
          </table:table-cell>
          <table:table-cell table:style-name="TableCell1415">
            <text:p text:style-name="P1416"/>
          </table:table-cell>
          <table:table-cell table:style-name="TableCell1417">
            <text:p text:style-name="P1418"/>
          </table:table-cell>
          <table:table-cell table:style-name="TableCell1419">
            <text:p text:style-name="P1420"/>
          </table:table-cell>
          <table:table-cell table:style-name="TableCell1421">
            <text:p text:style-name="P1422"/>
          </table:table-cell>
          <table:table-cell table:style-name="TableCell1423">
            <text:p text:style-name="P1424"/>
          </table:table-cell>
          <table:table-cell table:style-name="TableCell1425">
            <text:p text:style-name="P1426"/>
          </table:table-cell>
        </table:table-row>
        <table:table-row table:style-name="TableRow1427">
          <table:table-cell table:style-name="TableCell1428">
            <text:p text:style-name="P1429">1230-1330</text:p>
          </table:table-cell>
          <table:table-cell table:style-name="TableCell1430">
            <text:p text:style-name="P1431"/>
          </table:table-cell>
          <table:table-cell table:style-name="TableCell1432">
            <text:p text:style-name="P1433"/>
          </table:table-cell>
          <table:table-cell table:style-name="TableCell1434">
            <text:p text:style-name="P1435"/>
          </table:table-cell>
          <table:table-cell table:style-name="TableCell1436">
            <text:p text:style-name="P1437"/>
          </table:table-cell>
          <table:table-cell table:style-name="TableCell1438">
            <text:p text:style-name="P1439"/>
          </table:table-cell>
          <table:table-cell table:style-name="TableCell1440">
            <text:p text:style-name="P1441"/>
          </table:table-cell>
        </table:table-row>
        <table:table-row table:style-name="TableRow1442">
          <table:table-cell table:style-name="TableCell1443">
            <text:p text:style-name="P1444">1330-1430</text:p>
          </table:table-cell>
          <table:table-cell table:style-name="TableCell1445">
            <text:p text:style-name="P1446"/>
          </table:table-cell>
          <table:table-cell table:style-name="TableCell1447">
            <text:p text:style-name="P1448"/>
          </table:table-cell>
          <table:table-cell table:style-name="TableCell1449">
            <text:p text:style-name="P1450"/>
          </table:table-cell>
          <table:table-cell table:style-name="TableCell1451">
            <text:p text:style-name="P1452"/>
          </table:table-cell>
          <table:table-cell table:style-name="TableCell1453">
            <text:p text:style-name="P1454"/>
          </table:table-cell>
          <table:table-cell table:style-name="TableCell1455">
            <text:p text:style-name="P1456"/>
          </table:table-cell>
        </table:table-row>
        <table:table-row table:style-name="TableRow1457">
          <table:table-cell table:style-name="TableCell1458">
            <text:p text:style-name="P1459">1430-1530</text:p>
          </table:table-cell>
          <table:table-cell table:style-name="TableCell1460">
            <text:p text:style-name="P1461"/>
          </table:table-cell>
          <table:table-cell table:style-name="TableCell1462">
            <text:p text:style-name="P1463"/>
          </table:table-cell>
          <table:table-cell table:style-name="TableCell1464">
            <text:p text:style-name="P1465"/>
          </table:table-cell>
          <table:table-cell table:style-name="TableCell1466">
            <text:p text:style-name="P1467"/>
          </table:table-cell>
          <table:table-cell table:style-name="TableCell1468">
            <text:p text:style-name="P1469"/>
          </table:table-cell>
          <table:table-cell table:style-name="TableCell1470">
            <text:p text:style-name="P1471"/>
          </table:table-cell>
        </table:table-row>
        <table:table-row table:style-name="TableRow1472">
          <table:table-cell table:style-name="TableCell1473">
            <text:p text:style-name="P1474">1530-1630</text:p>
          </table:table-cell>
          <table:table-cell table:style-name="TableCell1475">
            <text:p text:style-name="P1476"/>
          </table:table-cell>
          <table:table-cell table:style-name="TableCell1477">
            <text:p text:style-name="P1478"/>
          </table:table-cell>
          <table:table-cell table:style-name="TableCell1479">
            <text:p text:style-name="P1480"/>
          </table:table-cell>
          <table:table-cell table:style-name="TableCell1481">
            <text:p text:style-name="P1482"/>
          </table:table-cell>
          <table:table-cell table:style-name="TableCell1483">
            <text:p text:style-name="P1484"/>
          </table:table-cell>
          <table:table-cell table:style-name="TableCell1485">
            <text:p text:style-name="P1486"/>
          </table:table-cell>
        </table:table-row>
        <table:table-row table:style-name="TableRow1487">
          <table:table-cell table:style-name="TableCell1488">
            <text:p text:style-name="P1489">1630-1730</text:p>
          </table:table-cell>
          <table:table-cell table:style-name="TableCell1490">
            <text:p text:style-name="P1491"/>
          </table:table-cell>
          <table:table-cell table:style-name="TableCell1492">
            <text:p text:style-name="P1493"/>
          </table:table-cell>
          <table:table-cell table:style-name="TableCell1494">
            <text:p text:style-name="P1495"/>
          </table:table-cell>
          <table:table-cell table:style-name="TableCell1496">
            <text:p text:style-name="P1497"/>
          </table:table-cell>
          <table:table-cell table:style-name="TableCell1498">
            <text:p text:style-name="P1499"/>
          </table:table-cell>
          <table:table-cell table:style-name="TableCell1500">
            <text:p text:style-name="P1501"/>
          </table:table-cell>
        </table:table-row>
        <table:table-row table:style-name="TableRow1502">
          <table:table-cell table:style-name="TableCell1503">
            <text:p text:style-name="P1504">Total</text:p>
          </table:table-cell>
          <table:table-cell table:style-name="TableCell1505">
            <text:p text:style-name="P1506"/>
          </table:table-cell>
          <table:table-cell table:style-name="TableCell1507">
            <text:p text:style-name="P1508"/>
          </table:table-cell>
          <table:table-cell table:style-name="TableCell1509">
            <text:p text:style-name="P1510"/>
          </table:table-cell>
          <table:table-cell table:style-name="TableCell1511">
            <text:p text:style-name="P1512"/>
          </table:table-cell>
          <table:table-cell table:style-name="TableCell1513">
            <text:p text:style-name="P1514"/>
          </table:table-cell>
          <table:table-cell table:style-name="TableCell1515">
            <text:p text:style-name="P1516"/>
          </table:table-cell>
        </table:table-row>
      </table:table>
      <text:soft-page-break/>
      <text:h text:style-name="P1517" text:outline-level="2">Week 7</text:h>
      <text:p text:style-name="P1518">Tuesday</text:p>
      <table:table table:style-name="Table1519">
        <table:table-columns>
          <table:table-column table:style-name="TableColumn1520"/>
          <table:table-column table:style-name="TableColumn1521"/>
          <table:table-column table:style-name="TableColumn1522"/>
          <table:table-column table:style-name="TableColumn1523"/>
          <table:table-column table:style-name="TableColumn1524"/>
          <table:table-column table:style-name="TableColumn1525"/>
          <table:table-column table:style-name="TableColumn1526"/>
        </table:table-columns>
        <table:table-row table:style-name="TableRow1527">
          <table:table-cell table:style-name="TableCell1528">
            <text:p text:style-name="P1529">Time</text:p>
          </table:table-cell>
          <table:table-cell table:style-name="TableCell1530">
            <text:p text:style-name="P1531">Wigger (P)</text:p>
          </table:table-cell>
          <table:table-cell table:style-name="TableCell1532">
            <text:p text:style-name="P1533">Stefan (S)</text:p>
          </table:table-cell>
          <table:table-cell table:style-name="TableCell1534">
            <text:p text:style-name="P1535">Rolf</text:p>
          </table:table-cell>
          <table:table-cell table:style-name="TableCell1536">
            <text:p text:style-name="P1537">Dat</text:p>
          </table:table-cell>
          <table:table-cell table:style-name="TableCell1538">
            <text:p text:style-name="P1539">Maarten (Q) (M)</text:p>
          </table:table-cell>
          <table:table-cell table:style-name="TableCell1540">
            <text:p text:style-name="P1541">Tudor<text:s/></text:p>
          </table:table-cell>
        </table:table-row>
        <table:table-row table:style-name="TableRow1542">
          <table:table-cell table:style-name="TableCell1543">
            <text:p text:style-name="P1544">1030-1100</text:p>
          </table:table-cell>
          <table:table-cell table:style-name="TableCell1545">
            <text:p text:style-name="P1546">Meeting</text:p>
          </table:table-cell>
          <table:table-cell table:style-name="TableCell1547">
            <text:p text:style-name="P1548">Meeting</text:p>
          </table:table-cell>
          <table:table-cell table:style-name="TableCell1549">
            <text:p text:style-name="P1550">Meeting</text:p>
          </table:table-cell>
          <table:table-cell table:style-name="TableCell1551">
            <text:p text:style-name="P1552">Meeting</text:p>
          </table:table-cell>
          <table:table-cell table:style-name="TableCell1553">
            <text:p text:style-name="P1554">Meeting</text:p>
          </table:table-cell>
          <table:table-cell table:style-name="TableCell1555">
            <text:p text:style-name="P1556">Meeting</text:p>
          </table:table-cell>
        </table:table-row>
        <table:table-row table:style-name="TableRow1557">
          <table:table-cell table:style-name="TableCell1558">
            <text:p text:style-name="P1559">1100-1130</text:p>
          </table:table-cell>
          <table:table-cell table:style-name="TableCell1560">
            <text:p text:style-name="P1561"/>
          </table:table-cell>
          <table:table-cell table:style-name="TableCell1562">
            <text:p text:style-name="P1563"/>
          </table:table-cell>
          <table:table-cell table:style-name="TableCell1564">
            <text:p text:style-name="P1565"/>
          </table:table-cell>
          <table:table-cell table:style-name="TableCell1566">
            <text:p text:style-name="P1567"/>
          </table:table-cell>
          <table:table-cell table:style-name="TableCell1568">
            <text:p text:style-name="P1569"/>
          </table:table-cell>
          <table:table-cell table:style-name="TableCell1570">
            <text:p text:style-name="P1571"/>
          </table:table-cell>
        </table:table-row>
        <table:table-row table:style-name="TableRow1572">
          <table:table-cell table:style-name="TableCell1573">
            <text:p text:style-name="P1574">1130-1230</text:p>
          </table:table-cell>
          <table:table-cell table:style-name="TableCell1575">
            <text:p text:style-name="P1576"/>
          </table:table-cell>
          <table:table-cell table:style-name="TableCell1577">
            <text:p text:style-name="P1578"/>
          </table:table-cell>
          <table:table-cell table:style-name="TableCell1579">
            <text:p text:style-name="P1580"/>
          </table:table-cell>
          <table:table-cell table:style-name="TableCell1581">
            <text:p text:style-name="P1582"/>
          </table:table-cell>
          <table:table-cell table:style-name="TableCell1583">
            <text:p text:style-name="P1584"/>
          </table:table-cell>
          <table:table-cell table:style-name="TableCell1585">
            <text:p text:style-name="P1586"/>
          </table:table-cell>
        </table:table-row>
        <table:table-row table:style-name="TableRow1587">
          <table:table-cell table:style-name="TableCell1588">
            <text:p text:style-name="P1589">1230-1330</text:p>
          </table:table-cell>
          <table:table-cell table:style-name="TableCell1590">
            <text:p text:style-name="P1591"/>
          </table:table-cell>
          <table:table-cell table:style-name="TableCell1592">
            <text:p text:style-name="P1593"/>
          </table:table-cell>
          <table:table-cell table:style-name="TableCell1594">
            <text:p text:style-name="P1595"/>
          </table:table-cell>
          <table:table-cell table:style-name="TableCell1596">
            <text:p text:style-name="P1597"/>
          </table:table-cell>
          <table:table-cell table:style-name="TableCell1598">
            <text:p text:style-name="P1599"/>
          </table:table-cell>
          <table:table-cell table:style-name="TableCell1600">
            <text:p text:style-name="P1601"/>
          </table:table-cell>
        </table:table-row>
        <table:table-row table:style-name="TableRow1602">
          <table:table-cell table:style-name="TableCell1603">
            <text:p text:style-name="P1604">1330-1430</text:p>
          </table:table-cell>
          <table:table-cell table:style-name="TableCell1605">
            <text:p text:style-name="P1606"/>
          </table:table-cell>
          <table:table-cell table:style-name="TableCell1607">
            <text:p text:style-name="P1608"/>
          </table:table-cell>
          <table:table-cell table:style-name="TableCell1609">
            <text:p text:style-name="P1610"/>
          </table:table-cell>
          <table:table-cell table:style-name="TableCell1611">
            <text:p text:style-name="P1612"/>
          </table:table-cell>
          <table:table-cell table:style-name="TableCell1613">
            <text:p text:style-name="P1614"/>
          </table:table-cell>
          <table:table-cell table:style-name="TableCell1615">
            <text:p text:style-name="P1616"/>
          </table:table-cell>
        </table:table-row>
        <table:table-row table:style-name="TableRow1617">
          <table:table-cell table:style-name="TableCell1618">
            <text:p text:style-name="P1619">1430-1530</text:p>
          </table:table-cell>
          <table:table-cell table:style-name="TableCell1620">
            <text:p text:style-name="P1621"/>
          </table:table-cell>
          <table:table-cell table:style-name="TableCell1622">
            <text:p text:style-name="P1623"/>
          </table:table-cell>
          <table:table-cell table:style-name="TableCell1624">
            <text:p text:style-name="P1625"/>
          </table:table-cell>
          <table:table-cell table:style-name="TableCell1626">
            <text:p text:style-name="P1627"/>
          </table:table-cell>
          <table:table-cell table:style-name="TableCell1628">
            <text:p text:style-name="P1629"/>
          </table:table-cell>
          <table:table-cell table:style-name="TableCell1630">
            <text:p text:style-name="P1631"/>
          </table:table-cell>
        </table:table-row>
        <table:table-row table:style-name="TableRow1632">
          <table:table-cell table:style-name="TableCell1633">
            <text:p text:style-name="P1634">1530-1630</text:p>
          </table:table-cell>
          <table:table-cell table:style-name="TableCell1635">
            <text:p text:style-name="P1636"/>
          </table:table-cell>
          <table:table-cell table:style-name="TableCell1637">
            <text:p text:style-name="P1638"/>
          </table:table-cell>
          <table:table-cell table:style-name="TableCell1639">
            <text:p text:style-name="P1640"/>
          </table:table-cell>
          <table:table-cell table:style-name="TableCell1641">
            <text:p text:style-name="P1642"/>
          </table:table-cell>
          <table:table-cell table:style-name="TableCell1643">
            <text:p text:style-name="P1644"/>
          </table:table-cell>
          <table:table-cell table:style-name="TableCell1645">
            <text:p text:style-name="P1646"/>
          </table:table-cell>
        </table:table-row>
        <table:table-row table:style-name="TableRow1647">
          <table:table-cell table:style-name="TableCell1648">
            <text:p text:style-name="P1649">1630-1730</text:p>
          </table:table-cell>
          <table:table-cell table:style-name="TableCell1650">
            <text:p text:style-name="P1651"/>
          </table:table-cell>
          <table:table-cell table:style-name="TableCell1652">
            <text:p text:style-name="P1653"/>
          </table:table-cell>
          <table:table-cell table:style-name="TableCell1654">
            <text:p text:style-name="P1655"/>
          </table:table-cell>
          <table:table-cell table:style-name="TableCell1656">
            <text:p text:style-name="P1657"/>
          </table:table-cell>
          <table:table-cell table:style-name="TableCell1658">
            <text:p text:style-name="P1659"/>
          </table:table-cell>
          <table:table-cell table:style-name="TableCell1660">
            <text:p text:style-name="P1661"/>
          </table:table-cell>
        </table:table-row>
        <table:table-row table:style-name="TableRow1662">
          <table:table-cell table:style-name="TableCell1663">
            <text:p text:style-name="P1664">Total</text:p>
          </table:table-cell>
          <table:table-cell table:style-name="TableCell1665">
            <text:p text:style-name="P1666"/>
          </table:table-cell>
          <table:table-cell table:style-name="TableCell1667">
            <text:p text:style-name="P1668"/>
          </table:table-cell>
          <table:table-cell table:style-name="TableCell1669">
            <text:p text:style-name="P1670"/>
          </table:table-cell>
          <table:table-cell table:style-name="TableCell1671">
            <text:p text:style-name="P1672"/>
          </table:table-cell>
          <table:table-cell table:style-name="TableCell1673">
            <text:p text:style-name="P1674"/>
          </table:table-cell>
          <table:table-cell table:style-name="TableCell1675">
            <text:p text:style-name="P1676"/>
          </table:table-cell>
        </table:table-row>
      </table:table>
      <text:p text:style-name="P1677"/>
      <text:p text:style-name="P1678">Wednesday</text:p>
      <table:table table:style-name="Table1679">
        <table:table-columns>
          <table:table-column table:style-name="TableColumn1680"/>
          <table:table-column table:style-name="TableColumn1681"/>
          <table:table-column table:style-name="TableColumn1682"/>
          <table:table-column table:style-name="TableColumn1683"/>
          <table:table-column table:style-name="TableColumn1684"/>
          <table:table-column table:style-name="TableColumn1685"/>
          <table:table-column table:style-name="TableColumn1686"/>
        </table:table-columns>
        <table:table-row table:style-name="TableRow1687">
          <table:table-cell table:style-name="TableCell1688">
            <text:p text:style-name="P1689">Time</text:p>
          </table:table-cell>
          <table:table-cell table:style-name="TableCell1690">
            <text:p text:style-name="P1691">Wigger (P)</text:p>
          </table:table-cell>
          <table:table-cell table:style-name="TableCell1692">
            <text:p text:style-name="P1693">Stefan (S)</text:p>
          </table:table-cell>
          <table:table-cell table:style-name="TableCell1694">
            <text:p text:style-name="P1695">Rolf</text:p>
          </table:table-cell>
          <table:table-cell table:style-name="TableCell1696">
            <text:p text:style-name="P1697">Dat</text:p>
          </table:table-cell>
          <table:table-cell table:style-name="TableCell1698">
            <text:p text:style-name="P1699">Maarten (Q) (M)</text:p>
          </table:table-cell>
          <table:table-cell table:style-name="TableCell1700">
            <text:p text:style-name="P1701">Tudor<text:s/></text:p>
          </table:table-cell>
        </table:table-row>
        <table:table-row table:style-name="TableRow1702">
          <table:table-cell table:style-name="TableCell1703">
            <text:p text:style-name="P1704">1230-1330</text:p>
          </table:table-cell>
          <table:table-cell table:style-name="TableCell1705">
            <text:p text:style-name="P1706"/>
          </table:table-cell>
          <table:table-cell table:style-name="TableCell1707">
            <text:p text:style-name="P1708"/>
          </table:table-cell>
          <table:table-cell table:style-name="TableCell1709">
            <text:p text:style-name="P1710"/>
          </table:table-cell>
          <table:table-cell table:style-name="TableCell1711">
            <text:p text:style-name="P1712"/>
          </table:table-cell>
          <table:table-cell table:style-name="TableCell1713">
            <text:p text:style-name="P1714"/>
          </table:table-cell>
          <table:table-cell table:style-name="TableCell1715">
            <text:p text:style-name="P1716"/>
          </table:table-cell>
        </table:table-row>
        <table:table-row table:style-name="TableRow1717">
          <table:table-cell table:style-name="TableCell1718">
            <text:p text:style-name="P1719">1330-1430</text:p>
          </table:table-cell>
          <table:table-cell table:style-name="TableCell1720">
            <text:p text:style-name="P1721"/>
          </table:table-cell>
          <table:table-cell table:style-name="TableCell1722">
            <text:p text:style-name="P1723"/>
          </table:table-cell>
          <table:table-cell table:style-name="TableCell1724">
            <text:p text:style-name="P1725"/>
          </table:table-cell>
          <table:table-cell table:style-name="TableCell1726">
            <text:p text:style-name="P1727"/>
          </table:table-cell>
          <table:table-cell table:style-name="TableCell1728">
            <text:p text:style-name="P1729"/>
          </table:table-cell>
          <table:table-cell table:style-name="TableCell1730">
            <text:p text:style-name="P1731"/>
          </table:table-cell>
        </table:table-row>
        <table:table-row table:style-name="TableRow1732">
          <table:table-cell table:style-name="TableCell1733">
            <text:p text:style-name="P1734">1430-1530</text:p>
          </table:table-cell>
          <table:table-cell table:style-name="TableCell1735">
            <text:p text:style-name="P1736"/>
          </table:table-cell>
          <table:table-cell table:style-name="TableCell1737">
            <text:p text:style-name="P1738"/>
          </table:table-cell>
          <table:table-cell table:style-name="TableCell1739">
            <text:p text:style-name="P1740"/>
          </table:table-cell>
          <table:table-cell table:style-name="TableCell1741">
            <text:p text:style-name="P1742"/>
          </table:table-cell>
          <table:table-cell table:style-name="TableCell1743">
            <text:p text:style-name="P1744"/>
          </table:table-cell>
          <table:table-cell table:style-name="TableCell1745">
            <text:p text:style-name="P1746"/>
          </table:table-cell>
        </table:table-row>
        <table:table-row table:style-name="TableRow1747">
          <table:table-cell table:style-name="TableCell1748">
            <text:p text:style-name="P1749">1530-1630</text:p>
          </table:table-cell>
          <table:table-cell table:style-name="TableCell1750">
            <text:p text:style-name="P1751"/>
          </table:table-cell>
          <table:table-cell table:style-name="TableCell1752">
            <text:p text:style-name="P1753"/>
          </table:table-cell>
          <table:table-cell table:style-name="TableCell1754">
            <text:p text:style-name="P1755"/>
          </table:table-cell>
          <table:table-cell table:style-name="TableCell1756">
            <text:p text:style-name="P1757"/>
          </table:table-cell>
          <table:table-cell table:style-name="TableCell1758">
            <text:p text:style-name="P1759"/>
          </table:table-cell>
          <table:table-cell table:style-name="TableCell1760">
            <text:p text:style-name="P1761"/>
          </table:table-cell>
        </table:table-row>
        <table:table-row table:style-name="TableRow1762">
          <table:table-cell table:style-name="TableCell1763">
            <text:p text:style-name="P1764">1630-1730</text:p>
          </table:table-cell>
          <table:table-cell table:style-name="TableCell1765">
            <text:p text:style-name="P1766"/>
          </table:table-cell>
          <table:table-cell table:style-name="TableCell1767">
            <text:p text:style-name="P1768"/>
          </table:table-cell>
          <table:table-cell table:style-name="TableCell1769">
            <text:p text:style-name="P1770"/>
          </table:table-cell>
          <table:table-cell table:style-name="TableCell1771">
            <text:p text:style-name="P1772"/>
          </table:table-cell>
          <table:table-cell table:style-name="TableCell1773">
            <text:p text:style-name="P1774"/>
          </table:table-cell>
          <table:table-cell table:style-name="TableCell1775">
            <text:p text:style-name="P1776"/>
          </table:table-cell>
        </table:table-row>
        <table:table-row table:style-name="TableRow1777">
          <table:table-cell table:style-name="TableCell1778">
            <text:p text:style-name="P1779">Total</text:p>
          </table:table-cell>
          <table:table-cell table:style-name="TableCell1780">
            <text:p text:style-name="P1781"/>
          </table:table-cell>
          <table:table-cell table:style-name="TableCell1782">
            <text:p text:style-name="P1783"/>
          </table:table-cell>
          <table:table-cell table:style-name="TableCell1784">
            <text:p text:style-name="P1785"/>
          </table:table-cell>
          <table:table-cell table:style-name="TableCell1786">
            <text:p text:style-name="P1787"/>
          </table:table-cell>
          <table:table-cell table:style-name="TableCell1788">
            <text:p text:style-name="P1789"/>
          </table:table-cell>
          <table:table-cell table:style-name="TableCell1790">
            <text:p text:style-name="P1791"/>
          </table:table-cell>
        </table:table-row>
      </table:table>
      <text:p text:style-name="P1792"/>
      <text:p text:style-name="P1793">Friday</text:p>
      <table:table table:style-name="Table1794">
        <table:table-columns>
          <table:table-column table:style-name="TableColumn1795"/>
          <table:table-column table:style-name="TableColumn1796"/>
          <table:table-column table:style-name="TableColumn1797"/>
          <table:table-column table:style-name="TableColumn1798"/>
          <table:table-column table:style-name="TableColumn1799"/>
          <table:table-column table:style-name="TableColumn1800"/>
          <table:table-column table:style-name="TableColumn1801"/>
        </table:table-columns>
        <table:table-row table:style-name="TableRow1802">
          <table:table-cell table:style-name="TableCell1803">
            <text:p text:style-name="P1804">Time</text:p>
          </table:table-cell>
          <table:table-cell table:style-name="TableCell1805">
            <text:p text:style-name="P1806">Wigger (P)</text:p>
          </table:table-cell>
          <table:table-cell table:style-name="TableCell1807">
            <text:p text:style-name="P1808">Stefan (S)</text:p>
          </table:table-cell>
          <table:table-cell table:style-name="TableCell1809">
            <text:p text:style-name="P1810">Rolf</text:p>
          </table:table-cell>
          <table:table-cell table:style-name="TableCell1811">
            <text:p text:style-name="P1812">Dat</text:p>
          </table:table-cell>
          <table:table-cell table:style-name="TableCell1813">
            <text:p text:style-name="P1814">Maarten (Q) (M)</text:p>
          </table:table-cell>
          <table:table-cell table:style-name="TableCell1815">
            <text:p text:style-name="P1816">Tudor<text:s/></text:p>
          </table:table-cell>
        </table:table-row>
        <table:table-row table:style-name="TableRow1817">
          <table:table-cell table:style-name="TableCell1818">
            <text:p text:style-name="P1819">1030-1130</text:p>
          </table:table-cell>
          <table:table-cell table:style-name="TableCell1820">
            <text:p text:style-name="P1821">Meeting</text:p>
          </table:table-cell>
          <table:table-cell table:style-name="TableCell1822">
            <text:p text:style-name="P1823">Meeting</text:p>
          </table:table-cell>
          <table:table-cell table:style-name="TableCell1824">
            <text:p text:style-name="P1825">Meeting</text:p>
          </table:table-cell>
          <table:table-cell table:style-name="TableCell1826">
            <text:p text:style-name="P1827">Meeting</text:p>
          </table:table-cell>
          <table:table-cell table:style-name="TableCell1828">
            <text:p text:style-name="P1829">Meeting</text:p>
          </table:table-cell>
          <table:table-cell table:style-name="TableCell1830">
            <text:p text:style-name="P1831">Meeting</text:p>
          </table:table-cell>
        </table:table-row>
        <table:table-row table:style-name="TableRow1832">
          <table:table-cell table:style-name="TableCell1833">
            <text:p text:style-name="P1834">1130-1230</text:p>
          </table:table-cell>
          <table:table-cell table:style-name="TableCell1835">
            <text:p text:style-name="P1836"/>
          </table:table-cell>
          <table:table-cell table:style-name="TableCell1837">
            <text:p text:style-name="P1838"/>
          </table:table-cell>
          <table:table-cell table:style-name="TableCell1839">
            <text:p text:style-name="P1840"/>
          </table:table-cell>
          <table:table-cell table:style-name="TableCell1841">
            <text:p text:style-name="P1842"/>
          </table:table-cell>
          <table:table-cell table:style-name="TableCell1843">
            <text:p text:style-name="P1844"/>
          </table:table-cell>
          <table:table-cell table:style-name="TableCell1845">
            <text:p text:style-name="P1846"/>
          </table:table-cell>
        </table:table-row>
        <table:table-row table:style-name="TableRow1847">
          <table:table-cell table:style-name="TableCell1848">
            <text:p text:style-name="P1849">1230-1330</text:p>
          </table:table-cell>
          <table:table-cell table:style-name="TableCell1850">
            <text:p text:style-name="P1851"/>
          </table:table-cell>
          <table:table-cell table:style-name="TableCell1852">
            <text:p text:style-name="P1853"/>
          </table:table-cell>
          <table:table-cell table:style-name="TableCell1854">
            <text:p text:style-name="P1855"/>
          </table:table-cell>
          <table:table-cell table:style-name="TableCell1856">
            <text:p text:style-name="P1857"/>
          </table:table-cell>
          <table:table-cell table:style-name="TableCell1858">
            <text:p text:style-name="P1859"/>
          </table:table-cell>
          <table:table-cell table:style-name="TableCell1860">
            <text:p text:style-name="P1861"/>
          </table:table-cell>
        </table:table-row>
        <table:table-row table:style-name="TableRow1862">
          <table:table-cell table:style-name="TableCell1863">
            <text:p text:style-name="P1864">1330-1430</text:p>
          </table:table-cell>
          <table:table-cell table:style-name="TableCell1865">
            <text:p text:style-name="P1866"/>
          </table:table-cell>
          <table:table-cell table:style-name="TableCell1867">
            <text:p text:style-name="P1868"/>
          </table:table-cell>
          <table:table-cell table:style-name="TableCell1869">
            <text:p text:style-name="P1870"/>
          </table:table-cell>
          <table:table-cell table:style-name="TableCell1871">
            <text:p text:style-name="P1872"/>
          </table:table-cell>
          <table:table-cell table:style-name="TableCell1873">
            <text:p text:style-name="P1874"/>
          </table:table-cell>
          <table:table-cell table:style-name="TableCell1875">
            <text:p text:style-name="P1876"/>
          </table:table-cell>
        </table:table-row>
        <table:table-row table:style-name="TableRow1877">
          <table:table-cell table:style-name="TableCell1878">
            <text:p text:style-name="P1879">1430-1530</text:p>
          </table:table-cell>
          <table:table-cell table:style-name="TableCell1880">
            <text:p text:style-name="P1881"/>
          </table:table-cell>
          <table:table-cell table:style-name="TableCell1882">
            <text:p text:style-name="P1883"/>
          </table:table-cell>
          <table:table-cell table:style-name="TableCell1884">
            <text:p text:style-name="P1885"/>
          </table:table-cell>
          <table:table-cell table:style-name="TableCell1886">
            <text:p text:style-name="P1887"/>
          </table:table-cell>
          <table:table-cell table:style-name="TableCell1888">
            <text:p text:style-name="P1889"/>
          </table:table-cell>
          <table:table-cell table:style-name="TableCell1890">
            <text:p text:style-name="P1891"/>
          </table:table-cell>
        </table:table-row>
        <table:table-row table:style-name="TableRow1892">
          <table:table-cell table:style-name="TableCell1893">
            <text:p text:style-name="P1894">1530-1630</text:p>
          </table:table-cell>
          <table:table-cell table:style-name="TableCell1895">
            <text:p text:style-name="P1896"/>
          </table:table-cell>
          <table:table-cell table:style-name="TableCell1897">
            <text:p text:style-name="P1898"/>
          </table:table-cell>
          <table:table-cell table:style-name="TableCell1899">
            <text:p text:style-name="P1900"/>
          </table:table-cell>
          <table:table-cell table:style-name="TableCell1901">
            <text:p text:style-name="P1902"/>
          </table:table-cell>
          <table:table-cell table:style-name="TableCell1903">
            <text:p text:style-name="P1904"/>
          </table:table-cell>
          <table:table-cell table:style-name="TableCell1905">
            <text:p text:style-name="P1906"/>
          </table:table-cell>
        </table:table-row>
        <table:table-row table:style-name="TableRow1907">
          <table:table-cell table:style-name="TableCell1908">
            <text:p text:style-name="P1909">1630-1730</text:p>
          </table:table-cell>
          <table:table-cell table:style-name="TableCell1910">
            <text:p text:style-name="P1911"/>
          </table:table-cell>
          <table:table-cell table:style-name="TableCell1912">
            <text:p text:style-name="P1913"/>
          </table:table-cell>
          <table:table-cell table:style-name="TableCell1914">
            <text:p text:style-name="P1915"/>
          </table:table-cell>
          <table:table-cell table:style-name="TableCell1916">
            <text:p text:style-name="P1917"/>
          </table:table-cell>
          <table:table-cell table:style-name="TableCell1918">
            <text:p text:style-name="P1919"/>
          </table:table-cell>
          <table:table-cell table:style-name="TableCell1920">
            <text:p text:style-name="P1921"/>
          </table:table-cell>
        </table:table-row>
        <table:table-row table:style-name="TableRow1922">
          <table:table-cell table:style-name="TableCell1923">
            <text:p text:style-name="P1924">Total</text:p>
          </table:table-cell>
          <table:table-cell table:style-name="TableCell1925">
            <text:p text:style-name="P1926"/>
          </table:table-cell>
          <table:table-cell table:style-name="TableCell1927">
            <text:p text:style-name="P1928"/>
          </table:table-cell>
          <table:table-cell table:style-name="TableCell1929">
            <text:p text:style-name="P1930"/>
          </table:table-cell>
          <table:table-cell table:style-name="TableCell1931">
            <text:p text:style-name="P1932"/>
          </table:table-cell>
          <table:table-cell table:style-name="TableCell1933">
            <text:p text:style-name="P1934"/>
          </table:table-cell>
          <table:table-cell table:style-name="TableCell1935">
            <text:p text:style-name="P1936"/>
          </table:table-cell>
        </table:table-row>
      </table:table>
      <text:soft-page-break/>
      <text:h text:style-name="P1937" text:outline-level="2">Week 8</text:h>
      <text:p text:style-name="P1938">Tuesday</text:p>
      <table:table table:style-name="Table1939">
        <table:table-columns>
          <table:table-column table:style-name="TableColumn1940"/>
          <table:table-column table:style-name="TableColumn1941"/>
          <table:table-column table:style-name="TableColumn1942"/>
          <table:table-column table:style-name="TableColumn1943"/>
          <table:table-column table:style-name="TableColumn1944"/>
          <table:table-column table:style-name="TableColumn1945"/>
          <table:table-column table:style-name="TableColumn1946"/>
        </table:table-columns>
        <table:table-row table:style-name="TableRow1947">
          <table:table-cell table:style-name="TableCell1948">
            <text:p text:style-name="P1949">Time</text:p>
          </table:table-cell>
          <table:table-cell table:style-name="TableCell1950">
            <text:p text:style-name="P1951">Wigger</text:p>
          </table:table-cell>
          <table:table-cell table:style-name="TableCell1952">
            <text:p text:style-name="P1953">Stefan</text:p>
          </table:table-cell>
          <table:table-cell table:style-name="TableCell1954">
            <text:p text:style-name="P1955">Rolf (P)</text:p>
          </table:table-cell>
          <table:table-cell table:style-name="TableCell1956">
            <text:p text:style-name="P1957">Dat</text:p>
          </table:table-cell>
          <table:table-cell table:style-name="TableCell1958">
            <text:p text:style-name="P1959">Maarten (S) (Q) (M)</text:p>
          </table:table-cell>
          <table:table-cell table:style-name="TableCell1960">
            <text:p text:style-name="P1961">Tudor<text:s/></text:p>
          </table:table-cell>
        </table:table-row>
        <table:table-row table:style-name="TableRow1962">
          <table:table-cell table:style-name="TableCell1963">
            <text:p text:style-name="P1964">1030-1100</text:p>
          </table:table-cell>
          <table:table-cell table:style-name="TableCell1965">
            <text:p text:style-name="P1966">Meeting</text:p>
          </table:table-cell>
          <table:table-cell table:style-name="TableCell1967">
            <text:p text:style-name="P1968">Meeting</text:p>
          </table:table-cell>
          <table:table-cell table:style-name="TableCell1969">
            <text:p text:style-name="P1970">Meeting</text:p>
          </table:table-cell>
          <table:table-cell table:style-name="TableCell1971">
            <text:p text:style-name="P1972">Meeting</text:p>
          </table:table-cell>
          <table:table-cell table:style-name="TableCell1973">
            <text:p text:style-name="P1974">Meeting</text:p>
          </table:table-cell>
          <table:table-cell table:style-name="TableCell1975">
            <text:p text:style-name="P1976">Meeting</text:p>
          </table:table-cell>
        </table:table-row>
        <table:table-row table:style-name="TableRow1977">
          <table:table-cell table:style-name="TableCell1978">
            <text:p text:style-name="P1979">1100-1130</text:p>
          </table:table-cell>
          <table:table-cell table:style-name="TableCell1980">
            <text:p text:style-name="P1981"/>
          </table:table-cell>
          <table:table-cell table:style-name="TableCell1982">
            <text:p text:style-name="P1983"/>
          </table:table-cell>
          <table:table-cell table:style-name="TableCell1984">
            <text:p text:style-name="P1985"/>
          </table:table-cell>
          <table:table-cell table:style-name="TableCell1986">
            <text:p text:style-name="P1987"/>
          </table:table-cell>
          <table:table-cell table:style-name="TableCell1988">
            <text:p text:style-name="P1989"/>
          </table:table-cell>
          <table:table-cell table:style-name="TableCell1990">
            <text:p text:style-name="P1991"/>
          </table:table-cell>
        </table:table-row>
        <table:table-row table:style-name="TableRow1992">
          <table:table-cell table:style-name="TableCell1993">
            <text:p text:style-name="P1994">1130-1230</text:p>
          </table:table-cell>
          <table:table-cell table:style-name="TableCell1995">
            <text:p text:style-name="P1996"/>
          </table:table-cell>
          <table:table-cell table:style-name="TableCell1997">
            <text:p text:style-name="P1998"/>
          </table:table-cell>
          <table:table-cell table:style-name="TableCell1999">
            <text:p text:style-name="P2000"/>
          </table:table-cell>
          <table:table-cell table:style-name="TableCell2001">
            <text:p text:style-name="P2002"/>
          </table:table-cell>
          <table:table-cell table:style-name="TableCell2003">
            <text:p text:style-name="P2004"/>
          </table:table-cell>
          <table:table-cell table:style-name="TableCell2005">
            <text:p text:style-name="P2006"/>
          </table:table-cell>
        </table:table-row>
        <table:table-row table:style-name="TableRow2007">
          <table:table-cell table:style-name="TableCell2008">
            <text:p text:style-name="P2009">1230-1330</text:p>
          </table:table-cell>
          <table:table-cell table:style-name="TableCell2010">
            <text:p text:style-name="P2011"/>
          </table:table-cell>
          <table:table-cell table:style-name="TableCell2012">
            <text:p text:style-name="P2013"/>
          </table:table-cell>
          <table:table-cell table:style-name="TableCell2014">
            <text:p text:style-name="P2015"/>
          </table:table-cell>
          <table:table-cell table:style-name="TableCell2016">
            <text:p text:style-name="P2017"/>
          </table:table-cell>
          <table:table-cell table:style-name="TableCell2018">
            <text:p text:style-name="P2019"/>
          </table:table-cell>
          <table:table-cell table:style-name="TableCell2020">
            <text:p text:style-name="P2021"/>
          </table:table-cell>
        </table:table-row>
        <table:table-row table:style-name="TableRow2022">
          <table:table-cell table:style-name="TableCell2023">
            <text:p text:style-name="P2024">1330-1430</text:p>
          </table:table-cell>
          <table:table-cell table:style-name="TableCell2025">
            <text:p text:style-name="P2026"/>
          </table:table-cell>
          <table:table-cell table:style-name="TableCell2027">
            <text:p text:style-name="P2028"/>
          </table:table-cell>
          <table:table-cell table:style-name="TableCell2029">
            <text:p text:style-name="P2030"/>
          </table:table-cell>
          <table:table-cell table:style-name="TableCell2031">
            <text:p text:style-name="P2032"/>
          </table:table-cell>
          <table:table-cell table:style-name="TableCell2033">
            <text:p text:style-name="P2034"/>
          </table:table-cell>
          <table:table-cell table:style-name="TableCell2035">
            <text:p text:style-name="P2036"/>
          </table:table-cell>
        </table:table-row>
        <table:table-row table:style-name="TableRow2037">
          <table:table-cell table:style-name="TableCell2038">
            <text:p text:style-name="P2039">1430-1530</text:p>
          </table:table-cell>
          <table:table-cell table:style-name="TableCell2040">
            <text:p text:style-name="P2041"/>
          </table:table-cell>
          <table:table-cell table:style-name="TableCell2042">
            <text:p text:style-name="P2043"/>
          </table:table-cell>
          <table:table-cell table:style-name="TableCell2044">
            <text:p text:style-name="P2045"/>
          </table:table-cell>
          <table:table-cell table:style-name="TableCell2046">
            <text:p text:style-name="P2047"/>
          </table:table-cell>
          <table:table-cell table:style-name="TableCell2048">
            <text:p text:style-name="P2049"/>
          </table:table-cell>
          <table:table-cell table:style-name="TableCell2050">
            <text:p text:style-name="P2051"/>
          </table:table-cell>
        </table:table-row>
        <table:table-row table:style-name="TableRow2052">
          <table:table-cell table:style-name="TableCell2053">
            <text:p text:style-name="P2054">1530-1630</text:p>
          </table:table-cell>
          <table:table-cell table:style-name="TableCell2055">
            <text:p text:style-name="P2056"/>
          </table:table-cell>
          <table:table-cell table:style-name="TableCell2057">
            <text:p text:style-name="P2058"/>
          </table:table-cell>
          <table:table-cell table:style-name="TableCell2059">
            <text:p text:style-name="P2060"/>
          </table:table-cell>
          <table:table-cell table:style-name="TableCell2061">
            <text:p text:style-name="P2062"/>
          </table:table-cell>
          <table:table-cell table:style-name="TableCell2063">
            <text:p text:style-name="P2064"/>
          </table:table-cell>
          <table:table-cell table:style-name="TableCell2065">
            <text:p text:style-name="P2066"/>
          </table:table-cell>
        </table:table-row>
        <table:table-row table:style-name="TableRow2067">
          <table:table-cell table:style-name="TableCell2068">
            <text:p text:style-name="P2069">1630-1730</text:p>
          </table:table-cell>
          <table:table-cell table:style-name="TableCell2070">
            <text:p text:style-name="P2071"/>
          </table:table-cell>
          <table:table-cell table:style-name="TableCell2072">
            <text:p text:style-name="P2073"/>
          </table:table-cell>
          <table:table-cell table:style-name="TableCell2074">
            <text:p text:style-name="P2075"/>
          </table:table-cell>
          <table:table-cell table:style-name="TableCell2076">
            <text:p text:style-name="P2077"/>
          </table:table-cell>
          <table:table-cell table:style-name="TableCell2078">
            <text:p text:style-name="P2079"/>
          </table:table-cell>
          <table:table-cell table:style-name="TableCell2080">
            <text:p text:style-name="P2081"/>
          </table:table-cell>
        </table:table-row>
        <table:table-row table:style-name="TableRow2082">
          <table:table-cell table:style-name="TableCell2083">
            <text:p text:style-name="P2084">Total</text:p>
          </table:table-cell>
          <table:table-cell table:style-name="TableCell2085">
            <text:p text:style-name="P2086"/>
          </table:table-cell>
          <table:table-cell table:style-name="TableCell2087">
            <text:p text:style-name="P2088"/>
          </table:table-cell>
          <table:table-cell table:style-name="TableCell2089">
            <text:p text:style-name="P2090"/>
          </table:table-cell>
          <table:table-cell table:style-name="TableCell2091">
            <text:p text:style-name="P2092"/>
          </table:table-cell>
          <table:table-cell table:style-name="TableCell2093">
            <text:p text:style-name="P2094"/>
          </table:table-cell>
          <table:table-cell table:style-name="TableCell2095">
            <text:p text:style-name="P2096"/>
          </table:table-cell>
        </table:table-row>
      </table:table>
      <text:p text:style-name="P2097"/>
      <text:p text:style-name="P2098">Wednesday</text:p>
      <table:table table:style-name="Table2099">
        <table:table-columns>
          <table:table-column table:style-name="TableColumn2100"/>
          <table:table-column table:style-name="TableColumn2101"/>
          <table:table-column table:style-name="TableColumn2102"/>
          <table:table-column table:style-name="TableColumn2103"/>
          <table:table-column table:style-name="TableColumn2104"/>
          <table:table-column table:style-name="TableColumn2105"/>
          <table:table-column table:style-name="TableColumn2106"/>
        </table:table-columns>
        <table:table-row table:style-name="TableRow2107">
          <table:table-cell table:style-name="TableCell2108">
            <text:p text:style-name="P2109">Time</text:p>
          </table:table-cell>
          <table:table-cell table:style-name="TableCell2110">
            <text:p text:style-name="P2111">Wigger</text:p>
          </table:table-cell>
          <table:table-cell table:style-name="TableCell2112">
            <text:p text:style-name="P2113">Stefan</text:p>
          </table:table-cell>
          <table:table-cell table:style-name="TableCell2114">
            <text:p text:style-name="P2115">Rolf (P)</text:p>
          </table:table-cell>
          <table:table-cell table:style-name="TableCell2116">
            <text:p text:style-name="P2117">Dat</text:p>
          </table:table-cell>
          <table:table-cell table:style-name="TableCell2118">
            <text:p text:style-name="P2119">Maarten (S) (Q) (M)</text:p>
          </table:table-cell>
          <table:table-cell table:style-name="TableCell2120">
            <text:p text:style-name="P2121">Tudor<text:s/></text:p>
          </table:table-cell>
        </table:table-row>
        <table:table-row table:style-name="TableRow2122">
          <table:table-cell table:style-name="TableCell2123">
            <text:p text:style-name="P2124">1230-1330</text:p>
          </table:table-cell>
          <table:table-cell table:style-name="TableCell2125">
            <text:p text:style-name="P2126"/>
          </table:table-cell>
          <table:table-cell table:style-name="TableCell2127">
            <text:p text:style-name="P2128"/>
          </table:table-cell>
          <table:table-cell table:style-name="TableCell2129">
            <text:p text:style-name="P2130"/>
          </table:table-cell>
          <table:table-cell table:style-name="TableCell2131">
            <text:p text:style-name="P2132"/>
          </table:table-cell>
          <table:table-cell table:style-name="TableCell2133">
            <text:p text:style-name="P2134"/>
          </table:table-cell>
          <table:table-cell table:style-name="TableCell2135">
            <text:p text:style-name="P2136"/>
          </table:table-cell>
        </table:table-row>
        <table:table-row table:style-name="TableRow2137">
          <table:table-cell table:style-name="TableCell2138">
            <text:p text:style-name="P2139">1330-1430</text:p>
          </table:table-cell>
          <table:table-cell table:style-name="TableCell2140">
            <text:p text:style-name="P2141"/>
          </table:table-cell>
          <table:table-cell table:style-name="TableCell2142">
            <text:p text:style-name="P2143"/>
          </table:table-cell>
          <table:table-cell table:style-name="TableCell2144">
            <text:p text:style-name="P2145"/>
          </table:table-cell>
          <table:table-cell table:style-name="TableCell2146">
            <text:p text:style-name="P2147"/>
          </table:table-cell>
          <table:table-cell table:style-name="TableCell2148">
            <text:p text:style-name="P2149"/>
          </table:table-cell>
          <table:table-cell table:style-name="TableCell2150">
            <text:p text:style-name="P2151"/>
          </table:table-cell>
        </table:table-row>
        <table:table-row table:style-name="TableRow2152">
          <table:table-cell table:style-name="TableCell2153">
            <text:p text:style-name="P2154">1430-1530</text:p>
          </table:table-cell>
          <table:table-cell table:style-name="TableCell2155">
            <text:p text:style-name="P2156"/>
          </table:table-cell>
          <table:table-cell table:style-name="TableCell2157">
            <text:p text:style-name="P2158"/>
          </table:table-cell>
          <table:table-cell table:style-name="TableCell2159">
            <text:p text:style-name="P2160"/>
          </table:table-cell>
          <table:table-cell table:style-name="TableCell2161">
            <text:p text:style-name="P2162"/>
          </table:table-cell>
          <table:table-cell table:style-name="TableCell2163">
            <text:p text:style-name="P2164"/>
          </table:table-cell>
          <table:table-cell table:style-name="TableCell2165">
            <text:p text:style-name="P2166"/>
          </table:table-cell>
        </table:table-row>
        <table:table-row table:style-name="TableRow2167">
          <table:table-cell table:style-name="TableCell2168">
            <text:p text:style-name="P2169">1530-1630</text:p>
          </table:table-cell>
          <table:table-cell table:style-name="TableCell2170">
            <text:p text:style-name="P2171"/>
          </table:table-cell>
          <table:table-cell table:style-name="TableCell2172">
            <text:p text:style-name="P2173"/>
          </table:table-cell>
          <table:table-cell table:style-name="TableCell2174">
            <text:p text:style-name="P2175"/>
          </table:table-cell>
          <table:table-cell table:style-name="TableCell2176">
            <text:p text:style-name="P2177"/>
          </table:table-cell>
          <table:table-cell table:style-name="TableCell2178">
            <text:p text:style-name="P2179"/>
          </table:table-cell>
          <table:table-cell table:style-name="TableCell2180">
            <text:p text:style-name="P2181"/>
          </table:table-cell>
        </table:table-row>
        <table:table-row table:style-name="TableRow2182">
          <table:table-cell table:style-name="TableCell2183">
            <text:p text:style-name="P2184">1630-1730</text:p>
          </table:table-cell>
          <table:table-cell table:style-name="TableCell2185">
            <text:p text:style-name="P2186"/>
          </table:table-cell>
          <table:table-cell table:style-name="TableCell2187">
            <text:p text:style-name="P2188"/>
          </table:table-cell>
          <table:table-cell table:style-name="TableCell2189">
            <text:p text:style-name="P2190"/>
          </table:table-cell>
          <table:table-cell table:style-name="TableCell2191">
            <text:p text:style-name="P2192"/>
          </table:table-cell>
          <table:table-cell table:style-name="TableCell2193">
            <text:p text:style-name="P2194"/>
          </table:table-cell>
          <table:table-cell table:style-name="TableCell2195">
            <text:p text:style-name="P2196"/>
          </table:table-cell>
        </table:table-row>
        <table:table-row table:style-name="TableRow2197">
          <table:table-cell table:style-name="TableCell2198">
            <text:p text:style-name="P2199">Total</text:p>
          </table:table-cell>
          <table:table-cell table:style-name="TableCell2200">
            <text:p text:style-name="P2201"/>
          </table:table-cell>
          <table:table-cell table:style-name="TableCell2202">
            <text:p text:style-name="P2203"/>
          </table:table-cell>
          <table:table-cell table:style-name="TableCell2204">
            <text:p text:style-name="P2205"/>
          </table:table-cell>
          <table:table-cell table:style-name="TableCell2206">
            <text:p text:style-name="P2207"/>
          </table:table-cell>
          <table:table-cell table:style-name="TableCell2208">
            <text:p text:style-name="P2209"/>
          </table:table-cell>
          <table:table-cell table:style-name="TableCell2210">
            <text:p text:style-name="P2211"/>
          </table:table-cell>
        </table:table-row>
      </table:table>
      <text:p text:style-name="P2212"/>
      <text:p text:style-name="P2213">Friday</text:p>
      <table:table table:style-name="Table2214">
        <table:table-columns>
          <table:table-column table:style-name="TableColumn2215"/>
          <table:table-column table:style-name="TableColumn2216"/>
          <table:table-column table:style-name="TableColumn2217"/>
          <table:table-column table:style-name="TableColumn2218"/>
          <table:table-column table:style-name="TableColumn2219"/>
          <table:table-column table:style-name="TableColumn2220"/>
          <table:table-column table:style-name="TableColumn2221"/>
        </table:table-columns>
        <table:table-row table:style-name="TableRow2222">
          <table:table-cell table:style-name="TableCell2223">
            <text:p text:style-name="P2224">Time</text:p>
          </table:table-cell>
          <table:table-cell table:style-name="TableCell2225">
            <text:p text:style-name="P2226">Wigger</text:p>
          </table:table-cell>
          <table:table-cell table:style-name="TableCell2227">
            <text:p text:style-name="P2228">Stefan</text:p>
          </table:table-cell>
          <table:table-cell table:style-name="TableCell2229">
            <text:p text:style-name="P2230">Rolf (P)</text:p>
          </table:table-cell>
          <table:table-cell table:style-name="TableCell2231">
            <text:p text:style-name="P2232">Dat</text:p>
          </table:table-cell>
          <table:table-cell table:style-name="TableCell2233">
            <text:p text:style-name="P2234">Maarten (S) (Q) (M)</text:p>
          </table:table-cell>
          <table:table-cell table:style-name="TableCell2235">
            <text:p text:style-name="P2236">Tudor<text:s/></text:p>
          </table:table-cell>
        </table:table-row>
        <table:table-row table:style-name="TableRow2237">
          <table:table-cell table:style-name="TableCell2238">
            <text:p text:style-name="P2239">1030-1130</text:p>
          </table:table-cell>
          <table:table-cell table:style-name="TableCell2240">
            <text:p text:style-name="P2241">Meeting</text:p>
          </table:table-cell>
          <table:table-cell table:style-name="TableCell2242">
            <text:p text:style-name="P2243">Meeting</text:p>
          </table:table-cell>
          <table:table-cell table:style-name="TableCell2244">
            <text:p text:style-name="P2245">Meeting</text:p>
          </table:table-cell>
          <table:table-cell table:style-name="TableCell2246">
            <text:p text:style-name="P2247">Meeting</text:p>
          </table:table-cell>
          <table:table-cell table:style-name="TableCell2248">
            <text:p text:style-name="P2249">Meeting</text:p>
          </table:table-cell>
          <table:table-cell table:style-name="TableCell2250">
            <text:p text:style-name="P2251">Meeting</text:p>
          </table:table-cell>
        </table:table-row>
        <table:table-row table:style-name="TableRow2252">
          <table:table-cell table:style-name="TableCell2253">
            <text:p text:style-name="P2254">1130-1230</text:p>
          </table:table-cell>
          <table:table-cell table:style-name="TableCell2255">
            <text:p text:style-name="P2256"/>
          </table:table-cell>
          <table:table-cell table:style-name="TableCell2257">
            <text:p text:style-name="P2258"/>
          </table:table-cell>
          <table:table-cell table:style-name="TableCell2259">
            <text:p text:style-name="P2260"/>
          </table:table-cell>
          <table:table-cell table:style-name="TableCell2261">
            <text:p text:style-name="P2262"/>
          </table:table-cell>
          <table:table-cell table:style-name="TableCell2263">
            <text:p text:style-name="P2264"/>
          </table:table-cell>
          <table:table-cell table:style-name="TableCell2265">
            <text:p text:style-name="P2266"/>
          </table:table-cell>
        </table:table-row>
        <table:table-row table:style-name="TableRow2267">
          <table:table-cell table:style-name="TableCell2268">
            <text:p text:style-name="P2269">1230-1330</text:p>
          </table:table-cell>
          <table:table-cell table:style-name="TableCell2270">
            <text:p text:style-name="P2271"/>
          </table:table-cell>
          <table:table-cell table:style-name="TableCell2272">
            <text:p text:style-name="P2273"/>
          </table:table-cell>
          <table:table-cell table:style-name="TableCell2274">
            <text:p text:style-name="P2275"/>
          </table:table-cell>
          <table:table-cell table:style-name="TableCell2276">
            <text:p text:style-name="P2277"/>
          </table:table-cell>
          <table:table-cell table:style-name="TableCell2278">
            <text:p text:style-name="P2279"/>
          </table:table-cell>
          <table:table-cell table:style-name="TableCell2280">
            <text:p text:style-name="P2281"/>
          </table:table-cell>
        </table:table-row>
        <table:table-row table:style-name="TableRow2282">
          <table:table-cell table:style-name="TableCell2283">
            <text:p text:style-name="P2284">1330-1430</text:p>
          </table:table-cell>
          <table:table-cell table:style-name="TableCell2285">
            <text:p text:style-name="P2286"/>
          </table:table-cell>
          <table:table-cell table:style-name="TableCell2287">
            <text:p text:style-name="P2288"/>
          </table:table-cell>
          <table:table-cell table:style-name="TableCell2289">
            <text:p text:style-name="P2290"/>
          </table:table-cell>
          <table:table-cell table:style-name="TableCell2291">
            <text:p text:style-name="P2292"/>
          </table:table-cell>
          <table:table-cell table:style-name="TableCell2293">
            <text:p text:style-name="P2294"/>
          </table:table-cell>
          <table:table-cell table:style-name="TableCell2295">
            <text:p text:style-name="P2296"/>
          </table:table-cell>
        </table:table-row>
        <table:table-row table:style-name="TableRow2297">
          <table:table-cell table:style-name="TableCell2298">
            <text:p text:style-name="P2299">1430-1530</text:p>
          </table:table-cell>
          <table:table-cell table:style-name="TableCell2300">
            <text:p text:style-name="P2301"/>
          </table:table-cell>
          <table:table-cell table:style-name="TableCell2302">
            <text:p text:style-name="P2303"/>
          </table:table-cell>
          <table:table-cell table:style-name="TableCell2304">
            <text:p text:style-name="P2305"/>
          </table:table-cell>
          <table:table-cell table:style-name="TableCell2306">
            <text:p text:style-name="P2307"/>
          </table:table-cell>
          <table:table-cell table:style-name="TableCell2308">
            <text:p text:style-name="P2309"/>
          </table:table-cell>
          <table:table-cell table:style-name="TableCell2310">
            <text:p text:style-name="P2311"/>
          </table:table-cell>
        </table:table-row>
        <table:table-row table:style-name="TableRow2312">
          <table:table-cell table:style-name="TableCell2313">
            <text:p text:style-name="P2314">1530-1630</text:p>
          </table:table-cell>
          <table:table-cell table:style-name="TableCell2315">
            <text:p text:style-name="P2316"/>
          </table:table-cell>
          <table:table-cell table:style-name="TableCell2317">
            <text:p text:style-name="P2318"/>
          </table:table-cell>
          <table:table-cell table:style-name="TableCell2319">
            <text:p text:style-name="P2320"/>
          </table:table-cell>
          <table:table-cell table:style-name="TableCell2321">
            <text:p text:style-name="P2322"/>
          </table:table-cell>
          <table:table-cell table:style-name="TableCell2323">
            <text:p text:style-name="P2324"/>
          </table:table-cell>
          <table:table-cell table:style-name="TableCell2325">
            <text:p text:style-name="P2326"/>
          </table:table-cell>
        </table:table-row>
        <table:table-row table:style-name="TableRow2327">
          <table:table-cell table:style-name="TableCell2328">
            <text:p text:style-name="P2329">1630-1730</text:p>
          </table:table-cell>
          <table:table-cell table:style-name="TableCell2330">
            <text:p text:style-name="P2331"/>
          </table:table-cell>
          <table:table-cell table:style-name="TableCell2332">
            <text:p text:style-name="P2333"/>
          </table:table-cell>
          <table:table-cell table:style-name="TableCell2334">
            <text:p text:style-name="P2335"/>
          </table:table-cell>
          <table:table-cell table:style-name="TableCell2336">
            <text:p text:style-name="P2337"/>
          </table:table-cell>
          <table:table-cell table:style-name="TableCell2338">
            <text:p text:style-name="P2339"/>
          </table:table-cell>
          <table:table-cell table:style-name="TableCell2340">
            <text:p text:style-name="P2341"/>
          </table:table-cell>
        </table:table-row>
        <table:table-row table:style-name="TableRow2342">
          <table:table-cell table:style-name="TableCell2343">
            <text:p text:style-name="P2344">Total</text:p>
          </table:table-cell>
          <table:table-cell table:style-name="TableCell2345">
            <text:p text:style-name="P2346"/>
          </table:table-cell>
          <table:table-cell table:style-name="TableCell2347">
            <text:p text:style-name="P2348"/>
          </table:table-cell>
          <table:table-cell table:style-name="TableCell2349">
            <text:p text:style-name="P2350"/>
          </table:table-cell>
          <table:table-cell table:style-name="TableCell2351">
            <text:p text:style-name="P2352"/>
          </table:table-cell>
          <table:table-cell table:style-name="TableCell2353">
            <text:p text:style-name="P2354"/>
          </table:table-cell>
          <table:table-cell table:style-name="TableCell2355">
            <text:p text:style-name="P2356"/>
          </table:table-cell>
        </table:table-row>
      </table:table>
      <text:p text:style-name="P23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roman"/>
    <style:font-face style:name="FreeSans" svg:font-family="FreeSans" style:font-family-generic="roman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Baskerville Old Face" svg:font-family="Baskerville Old Face" style:font-family-generic="roman" style:font-pitch="variable" svg:panose-1="2 2 6 2 8 5 5 2 3 3"/>
    <style:font-face style:name="Calibri" svg:font-family="Calibri" style:font-family-generic="swiss" style:font-pitch="variable" svg:panose-1="2 15 5 2 2 2 4 3 2 4"/>
    <style:font-face style:name="Open Baskerville 0.0.75" svg:font-family="Open Baskerville 0.0.75" style:font-family-generic="system" style:font-pitch="variable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Body0" style:display-name="Text Body" style:family="paragraph" style:parent-style-name="Normal">
      <style:paragraph-properties fo:widows="2" fo:orphans="2" style:vertical-align="auto" fo:margin-bottom="0.0972in" fo:line-height="120%"/>
      <style:text-properties style:font-name="Baskerville Old Face" style:font-name-asian="Calibri" style:font-name-complex="Times New Roman" fo:color="#00000A" style:letter-kerning="false" style:font-size-complex="11pt" fo:language="nl" fo:country="NL" style:language-asian="en" style:country-asian="US" style:language-complex="ar" style:country-complex="SA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hung, D.T.</meta:initial-creator>
    <dc:creator>Phung, D.T.</dc:creator>
    <meta:creation-date>2015-03-03T12:47:00Z</meta:creation-date>
    <dc:date>2015-03-03T14:07:00Z</dc:date>
    <meta:template xlink:href="Normal.dotm" xlink:type="simple"/>
    <meta:editing-cycles>7</meta:editing-cycles>
    <meta:editing-duration>PT2400S</meta:editing-duration>
    <meta:document-statistic meta:page-count="7" meta:paragraph-count="10" meta:word-count="806" meta:character-count="5395" meta:row-count="38" meta:non-whitespace-character-count="4599"/>
  </office:meta>
</office:document-meta>
</file>